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127B64B7CBC3129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svg:font-family="'DejaVu Sans'" style:font-pitch="variable"/>
    <style:font-face style:name="Droid Sans Fallback1"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Cursiva" style:font-family-generic="swiss" style:font-pitch="variable"/>
    <style:font-face style:name="Arial Unicode MS" svg:font-family="'Arial Unicode MS'" style:font-family-generic="swiss" style:font-pitch="variable"/>
    <style:font-face style:name="Droid Sans Fallback2"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681cm" fo:margin-left="2.02cm" table:align="left" style:writing-mode="lr-tb"/>
    </style:style>
    <style:style style:name="Tabla1.A" style:family="table-column">
      <style:table-column-properties style:column-width="13.681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11cm" table:align="left" style:writing-mode="lr-tb"/>
    </style:style>
    <style:style style:name="Tabla2.A" style:family="table-column">
      <style:table-column-properties style:column-width="0.949cm"/>
    </style:style>
    <style:style style:name="Tabla2.B" style:family="table-column">
      <style:table-column-properties style:column-width="10.702cm"/>
    </style:style>
    <style:style style:name="Tabla2.C" style:family="table-column">
      <style:table-column-properties style:column-width="2.674cm"/>
    </style:style>
    <style:style style:name="Tabla2.D" style:family="table-column">
      <style:table-column-properties style:column-width="2.686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D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D2" style:family="table-cell">
      <style:table-cell-properties style:vertical-align="middle" fo:padding="0.097cm" fo:border-left="0.1pt solid #000000" fo:border-right="0.1pt solid #000000" fo:border-top="none" fo:border-bottom="0.1pt solid #000000" style:writing-mode="lr-tb"/>
    </style:style>
    <style:style style:name="Tabla2.6" style:family="table-row">
      <style:table-row-properties style:min-row-height="0.757cm" fo:keep-together="auto"/>
    </style:style>
    <style:style style:name="Tabla2.D8"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11cm" table:align="left" style:writing-mode="lr-tb"/>
    </style:style>
    <style:style style:name="Tabla4.A" style:family="table-column">
      <style:table-column-properties style:column-width="17.011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11cm" table:align="left" style:writing-mode="lr-tb"/>
    </style:style>
    <style:style style:name="Tabla5.A" style:family="table-column">
      <style:table-column-properties style:column-width="17.011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11cm" table:align="left" style:writing-mode="lr-tb"/>
    </style:style>
    <style:style style:name="Tabla6.A" style:family="table-column">
      <style:table-column-properties style:column-width="17.011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11cm" table:align="left" style:writing-mode="lr-tb"/>
    </style:style>
    <style:style style:name="Tabla7.A" style:family="table-column">
      <style:table-column-properties style:column-width="17.011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11cm" table:align="left" style:writing-mode="lr-tb"/>
    </style:style>
    <style:style style:name="Tabla8.A" style:family="table-column">
      <style:table-column-properties style:column-width="17.011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master-page-name="">
      <style:table-properties style:width="17.011cm" style:page-number="auto" table:align="left" style:writing-mode="lr-tb"/>
    </style:style>
    <style:style style:name="Tabla9.A" style:family="table-column">
      <style:table-column-properties style:column-width="17.011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0" style:family="table">
      <style:table-properties style:width="11.947cm" table:align="left" style:writing-mode="lr-tb"/>
    </style:style>
    <style:style style:name="Tabla10.A" style:family="table-column">
      <style:table-column-properties style:column-width="3.579cm"/>
    </style:style>
    <style:style style:name="Tabla10.B" style:family="table-column">
      <style:table-column-properties style:column-width="1.677cm"/>
    </style:style>
    <style:style style:name="Tabla10.F" style:family="table-column">
      <style:table-column-properties style:column-width="1.658cm"/>
    </style:style>
    <style:style style:name="Tabla10.1" style:family="table-row">
      <style:table-row-properties fo:keep-together="auto"/>
    </style:style>
    <style:style style:name="Tabla10.A1" style:family="table-cell">
      <style:table-cell-properties style:vertical-align="top" fo:padding="0.097cm" fo:border-left="0.1pt solid #000000" fo:border-right="none" fo:border-top="0.1pt solid #000000" fo:border-bottom="0.1pt solid #000000" style:writing-mode="lr-tb"/>
    </style:style>
    <style:style style:name="Tabla10.B1" style:family="table-cell">
      <style:table-cell-properties style:vertical-align="middle" fo:padding="0.097cm" fo:border-left="0.1pt solid #000000" fo:border-right="none" fo:border-top="0.1pt solid #000000" fo:border-bottom="0.1pt solid #000000" style:writing-mode="lr-tb"/>
    </style:style>
    <style:style style:name="Tabla10.F1" style:family="table-cell">
      <style:table-cell-properties style:vertical-align="middle" fo:padding="0.097cm" fo:border="0.1pt solid #000000" style:writing-mode="lr-tb"/>
    </style:style>
    <style:style style:name="Tabla10.A2" style:family="table-cell">
      <style:table-cell-properties style:vertical-align="top" fo:padding="0.097cm" fo:border-left="0.1pt solid #000000" fo:border-right="none" fo:border-top="none" fo:border-bottom="0.1pt solid #000000" style:writing-mode="lr-tb"/>
    </style:style>
    <style:style style:name="Tabla10.F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5" style:family="paragraph" style:parent-style-name="Table_20_Contents">
      <style:paragraph-properties fo:text-align="center" style:justify-single-word="false" style:snap-to-layout-grid="false"/>
      <style:text-properties style:font-name="Arial" fo:font-weight="bold" style:font-weight-asian="bold" style:font-name-complex="Arial" style:font-weight-complex="bold"/>
    </style:style>
    <style:style style:name="P6"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7" style:family="paragraph" style:parent-style-name="Table_20_Contents">
      <style:text-properties style:font-name="Arial" style:font-name-complex="Arial"/>
    </style:style>
    <style:style style:name="P8" style:family="paragraph" style:parent-style-name="Table_20_Contents">
      <style:paragraph-properties fo:text-align="center" style:justify-single-word="false"/>
      <style:text-properties style:font-name="Arial" style:font-name-complex="Arial"/>
    </style:style>
    <style:style style:name="P9" style:family="paragraph" style:parent-style-name="Table_20_Contents">
      <style:paragraph-properties fo:text-align="center" style:justify-single-word="false" style:snap-to-layout-grid="false"/>
      <style:text-properties style:font-name="Arial" style:font-name-complex="Arial"/>
    </style:style>
    <style:style style:name="P10" style:family="paragraph" style:parent-style-name="Table_20_Contents">
      <style:paragraph-properties fo:text-align="center" style:justify-single-word="false"/>
    </style:style>
    <style:style style:name="P11"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2"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3"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4" style:family="paragraph" style:parent-style-name="Standard">
      <style:paragraph-properties fo:text-align="justify" style:justify-single-word="false"/>
      <style:text-properties style:use-window-font-color="true" style:font-name="Arial" fo:font-size="12pt" style:font-name-asian="Arial Unicode MS" style:font-size-asian="12pt" style:font-name-complex="Arial" style:font-size-complex="12pt"/>
    </style:style>
    <style:style style:name="P15" style:family="paragraph" style:parent-style-name="Standard">
      <style:paragraph-properties fo:line-height="150%"/>
      <style:text-properties style:font-name="Arial" fo:language="es" fo:country="ES" style:font-name-complex="Arial"/>
    </style:style>
    <style:style style:name="P16"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17" style:family="paragraph" style:parent-style-name="Standard">
      <style:paragraph-properties fo:line-height="150%"/>
    </style:style>
    <style:style style:name="P18"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19" style:family="paragraph" style:parent-style-name="Standard">
      <style:paragraph-properties fo:margin-top="0cm" fo:margin-bottom="0cm" loext:contextual-spacing="false" fo:text-align="start" style:justify-single-word="false" style:snap-to-layout-grid="false">
        <style:tab-stops>
          <style:tab-stop style:position="16.51cm"/>
        </style:tab-stops>
      </style:paragraph-properties>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P20" style:family="paragraph" style:parent-style-name="Standard">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21" style:family="paragraph" style:parent-style-name="Standard">
      <style:paragraph-properties fo:margin-top="0cm" fo:margin-bottom="0cm" loext:contextual-spacing="false" style:line-height-at-least="0.176cm"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22" style:family="paragraph" style:parent-style-name="Standard">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style:font-size-asian="12pt" style:font-name-complex="Arial" style:font-size-complex="12pt"/>
    </style:style>
    <style:style style:name="P23" style:family="paragraph" style:parent-style-name="Text_20_body">
      <style:paragraph-properties fo:margin-top="0cm" fo:margin-bottom="0cm" loext:contextual-spacing="false"/>
    </style:style>
    <style:style style:name="P24" style:family="paragraph" style:parent-style-name="Text_20_body">
      <style:paragraph-properties fo:margin-top="0cm" fo:margin-bottom="0cm" loext:contextual-spacing="false"/>
      <style:text-properties style:font-name-complex="Arial"/>
    </style:style>
    <style:style style:name="P25" style:family="paragraph" style:parent-style-name="Normal_20__28_Web_29_">
      <style:paragraph-properties fo:margin-top="0cm" fo:margin-bottom="0cm" loext: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6" style:family="paragraph" style:parent-style-name="Normal_20__28_Web_29_">
      <style:paragraph-properties fo:margin-top="0cm" fo:margin-bottom="0cm" loext: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7" style:family="paragraph" style:parent-style-name="Standard">
      <style:paragraph-properties fo:margin-left="1.247cm" fo:margin-right="0cm" fo:margin-top="0cm" fo:margin-bottom="0cm" loext:contextual-spacing="false" fo:text-align="start" style:justify-single-word="false" fo:text-indent="0cm" style:auto-text-indent="false"/>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P28" style:family="paragraph" style:parent-style-name="Text_20_body">
      <style:paragraph-properties fo:margin-left="1.247cm" fo:margin-right="0cm" fo:margin-top="0cm" fo:margin-bottom="0cm" loext:contextual-spacing="false" fo:text-indent="0cm" style:auto-text-indent="false"/>
    </style:style>
    <style:style style:name="P29"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30"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31" style:family="paragraph" style:parent-style-name="Text_20_body">
      <style:paragraph-properties fo:line-height="15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32" style:family="paragraph" style:parent-style-name="Text_20_body">
      <style:text-properties style:use-window-font-color="true" fo:font-size="12pt" fo:language="es" fo:country="ES" style:font-name-asian="Arial Unicode MS" style:font-size-asian="12pt" style:font-name-complex="Arial" style:font-size-complex="12pt"/>
    </style:style>
    <style:style style:name="P33" style:family="paragraph" style:parent-style-name="Text_20_body">
      <style:paragraph-properties style:snap-to-layout-grid="false"/>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P34" style:family="paragraph" style:parent-style-name="Text_20_body">
      <style:paragraph-properties fo:line-height="150%"/>
    </style:style>
    <style:style style:name="P35" style:family="paragraph" style:parent-style-name="Text_20_body">
      <style:text-properties officeooo:rsid="004fcd2c" officeooo:paragraph-rsid="001cd5c8"/>
    </style:style>
    <style:style style:name="P36" style:family="paragraph" style:parent-style-name="Text_20_body">
      <style:text-properties officeooo:rsid="0050a3f4" officeooo:paragraph-rsid="001cd5c8"/>
    </style:style>
    <style:style style:name="P37" style:family="paragraph" style:parent-style-name="Text_20_body">
      <style:paragraph-properties fo:margin-top="0cm" fo:margin-bottom="0.212cm" loext:contextual-spacing="false"/>
    </style:style>
    <style:style style:name="P38" style:family="paragraph" style:parent-style-name="Text_20_body">
      <style:paragraph-properties fo:margin-top="0cm" fo:margin-bottom="0.212cm" loext:contextual-spacing="false" fo:line-height="150%"/>
    </style:style>
    <style:style style:name="P39" style:family="paragraph" style:parent-style-name="Text_20_body">
      <style:paragraph-properties fo:margin-top="0cm" fo:margin-bottom="0.212cm" loext:contextual-spacing="false"/>
      <style:text-properties fo:font-weight="bold" style:font-weight-asian="bold" style:font-weight-complex="bold"/>
    </style:style>
    <style:style style:name="P40" style:family="paragraph" style:parent-style-name="Text_20_body">
      <style:paragraph-properties fo:margin-top="0cm" fo:margin-bottom="0.212cm" loext:contextual-spacing="false"/>
      <style:text-properties fo:font-size="12pt" fo:font-weight="normal" style:font-size-asian="12pt" style:font-weight-asian="normal" style:font-name-complex="Arial" style:font-size-complex="12pt" style:font-weight-complex="normal"/>
    </style:style>
    <style:style style:name="P41" style:family="paragraph" style:parent-style-name="Contents_20_2">
      <style:paragraph-properties fo:margin-left="0cm" fo:margin-right="0cm" fo:text-indent="0cm" style:auto-text-indent="false"/>
    </style:style>
    <style:style style:name="P42" style:family="paragraph" style:parent-style-name="Normal_20__28_Web_29_">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3" style:family="paragraph" style:parent-style-name="Normal_20__28_Web_29_">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4" style:family="paragraph" style:parent-style-name="Contents_20_Heading">
      <style:paragraph-properties fo:break-before="page"/>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Heading_20_4" style:list-style-name="WW8Num2">
      <style:text-properties officeooo:paragraph-rsid="00291aa5"/>
    </style:style>
    <style:style style:name="P48" style:family="paragraph" style:parent-style-name="Contents_20_4">
      <style:paragraph-properties>
        <style:tab-stops>
          <style:tab-stop style:position="17cm" style:type="right" style:leader-style="dotted" style:leader-text="."/>
        </style:tab-stops>
      </style:paragraph-properties>
    </style:style>
    <style:style style:name="P49" style:family="paragraph" style:parent-style-name="Heading_20_2">
      <style:paragraph-properties fo:line-height="150%"/>
    </style:style>
    <style:style style:name="P50" style:family="paragraph" style:parent-style-name="Heading_20_3">
      <style:text-properties officeooo:paragraph-rsid="00182c81" style:font-name-complex="Arial"/>
    </style:style>
    <style:style style:name="P51" style:family="paragraph" style:parent-style-name="Heading_20_3">
      <style:text-properties officeooo:paragraph-rsid="00191918"/>
    </style:style>
    <style:style style:name="P52" style:family="paragraph" style:parent-style-name="Heading_20_3">
      <style:paragraph-properties fo:line-height="150%"/>
    </style:style>
    <style:style style:name="P53" style:family="paragraph" style:parent-style-name="Heading_20_3">
      <style:paragraph-properties fo:line-height="150%"/>
      <style:text-properties officeooo:paragraph-rsid="002b05da"/>
    </style:style>
    <style:style style:name="P54" style:family="paragraph" style:parent-style-name="Heading_20_3">
      <style:text-properties officeooo:paragraph-rsid="001cd5c8"/>
    </style:style>
    <style:style style:name="P55" style:family="paragraph" style:parent-style-name="Contents_20_5">
      <style:paragraph-properties>
        <style:tab-stops>
          <style:tab-stop style:position="17cm" style:type="right" style:leader-style="dotted" style:leader-text="."/>
        </style:tab-stops>
      </style:paragraph-properties>
    </style:style>
    <style:style style:name="P56" style:family="paragraph" style:parent-style-name="Standard" style:master-page-name="Standard">
      <style:paragraph-properties style:page-number="auto"/>
    </style:style>
    <style:style style:name="P57" style:family="paragraph" style:parent-style-name="Standard" style:list-style-name="L6">
      <style:text-properties style:font-name="Arial" officeooo:paragraph-rsid="00291aa5" style:font-name-complex="Arial"/>
    </style:style>
    <style:style style:name="P58" style:family="paragraph" style:parent-style-name="Standard" style:list-style-name="WW8Num40">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59" style:family="paragraph" style:parent-style-name="Standard" style:list-style-name="WW8Num43">
      <style:paragraph-properties fo:line-height="150%" fo:text-align="start" style:justify-single-word="false" fo:orphans="0" fo:widows="0" fo:hyphenation-ladder-count="no-limit">
        <style:tab-stops>
          <style:tab-stop style:position="2.54cm"/>
        </style:tab-stops>
      </style:paragraph-properties>
      <style:text-properties fo:hyphenate="false" fo:hyphenation-remain-char-count="2" fo:hyphenation-push-char-count="2"/>
    </style:style>
    <style:style style:name="P60" style:family="paragraph" style:parent-style-name="Standard" style:list-style-name="WW8Num43">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61" style:family="paragraph" style:parent-style-name="Standard" style:list-style-name="WW8Num43">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officeooo:rsid="006f5c07" officeooo:paragraph-rsid="002c116a"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62" style:family="paragraph" style:parent-style-name="Standard">
      <style:paragraph-properties style:snap-to-layout-grid="false"/>
      <style:text-properties style:use-window-font-color="true" style:font-name="Arial" fo:font-size="12pt" fo:language="es" fo:country="ES" officeooo:paragraph-rsid="002159e2" style:font-name-asian="Times New Roman" style:font-size-asian="12pt" style:language-asian="zxx" style:country-asian="none" style:font-name-complex="Arial" style:font-size-complex="12pt" style:language-complex="ar" style:country-complex="SA"/>
    </style:style>
    <style:style style:name="P63"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64" style:family="paragraph" style:parent-style-name="Standard">
      <style:paragraph-properties style:snap-to-layout-grid="false"/>
      <style:text-properties officeooo:paragraph-rsid="002159e2"/>
    </style:style>
    <style:style style:name="P65" style:family="paragraph" style:parent-style-name="Standard" style:list-style-name="L1">
      <style:paragraph-properties fo:line-height="150%" fo:text-align="justify" style:justify-single-word="false" style:shadow="none"/>
      <style:text-properties style:font-name="Arial" fo:font-size="12pt" officeooo:paragraph-rsid="00232e84" style:font-size-asian="12pt" style:font-name-complex="Arial" style:font-size-complex="12pt"/>
    </style:style>
    <style:style style:name="P66" style:family="paragraph" style:parent-style-name="Standard">
      <style:paragraph-properties fo:margin-left="1.251cm" fo:margin-right="0cm" fo:text-align="justify" style:justify-single-word="false" fo:text-indent="0cm" style:auto-text-indent="false" style:text-autospace="none"/>
      <style:text-properties style:font-name="Arial" fo:font-weight="normal" officeooo:rsid="00171eec" officeooo:paragraph-rsid="00182c81" style:font-weight-asian="normal" style:font-name-complex="Arial" style:font-weight-complex="normal"/>
    </style:style>
    <style:style style:name="P67" style:family="paragraph" style:parent-style-name="Standard" style:list-style-name="WW8Num19">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68" style:family="paragraph" style:parent-style-name="Standard" style:list-style-name="WW8Num22">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69" style:family="paragraph" style:parent-style-name="Standard" style:list-style-name="WW8Num25">
      <style:paragraph-properties fo:margin-top="0cm" fo:margin-bottom="0cm" loext:contextual-spacing="false" style:line-height-at-least="0.176cm"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70" style:family="paragraph" style:parent-style-name="Standard" style:list-style-name="WW8Num28">
      <style:paragraph-properties fo:margin-top="0cm" fo:margin-bottom="0cm" loext:contextual-spacing="false" style:line-height-at-least="0.176cm"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71" style:family="paragraph" style:parent-style-name="Standard" style:list-style-name="WW8Num25">
      <style:paragraph-properties fo:margin-top="0cm" fo:margin-bottom="0cm" loext:contextual-spacing="false" style:line-height-at-least="0.176cm" fo:text-align="justify" style:justify-single-word="false">
        <style:tab-stops>
          <style:tab-stop style:position="0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72" style:family="paragraph" style:parent-style-name="Standard" style:list-style-name="WW8Num28">
      <style:paragraph-properties fo:margin-top="0cm" fo:margin-bottom="0cm" loext:contextual-spacing="false" style:line-height-at-least="0.176cm" fo:text-align="justify" style:justify-single-word="false">
        <style:tab-stops>
          <style:tab-stop style:position="0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73" style:family="paragraph" style:parent-style-name="Standard" style:list-style-name="WW8Num28">
      <style:paragraph-properties fo:margin-top="0cm" fo:margin-bottom="0cm" loext: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74" style:family="paragraph" style:parent-style-name="Standard" style:list-style-name="WW8Num19">
      <style:paragraph-properties fo:margin-top="0cm" fo:margin-bottom="0cm" loext:contextual-spacing="false" style:line-height-at-least="0.176cm" fo:text-align="justify" style:justify-single-word="false"/>
    </style:style>
    <style:style style:name="P75" style:family="paragraph" style:parent-style-name="Standard" style:list-style-name="WW8Num5">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76" style:family="paragraph" style:parent-style-name="Standard" style:list-style-name="WW8Num41">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fo:hyphenate="false" fo:hyphenation-remain-char-count="2" fo:hyphenation-push-char-count="2"/>
    </style:style>
    <style:style style:name="P77" style:family="paragraph" style:parent-style-name="Standard" style:list-style-name="WW8Num41">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78" style:family="paragraph" style:parent-style-name="Standard" style:list-style-name="WW8Num5">
      <loext:graphic-properties draw:fill="none"/>
      <style:paragraph-properties fo:margin-left="1.3cm" fo:margin-right="0cm" fo:margin-top="0cm" fo:margin-bottom="0cm" loext:contextual-spacing="false" style:line-height-at-least="0.176cm" fo:text-align="justify" style:justify-single-word="false" fo:orphans="0" fo:widows="0" fo:hyphenation-ladder-count="no-limit" fo:text-indent="-0.499cm" style:auto-text-indent="false" fo:background-color="transparent" style:text-autospace="ideograph-alpha" style:punctuation-wrap="hanging" style:line-break="strict" style:writing-mode="lr-tb"/>
      <style:text-properties style:use-window-font-color="true" style:font-name="Arial" fo:font-size="12pt" fo:language="es" fo:country="ES" style:font-name-asian="Arial Unicode MS" style:font-size-asian="12pt" style:font-name-complex="Arial" style:font-size-complex="12pt" fo:hyphenate="false" fo:hyphenation-remain-char-count="2" fo:hyphenation-push-char-count="2"/>
    </style:style>
    <style:style style:name="P79" style:family="paragraph" style:parent-style-name="Normal_20__28_Web_29_" style:list-style-name="WW8Num11">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80" style:family="paragraph" style:parent-style-name="Normal_20__28_Web_29_" style:list-style-name="WW8Num11">
      <style:paragraph-properties fo:margin-top="0.494cm" fo:margin-bottom="0cm" loext:contextual-spacing="false">
        <style:tab-stops>
          <style:tab-stop style:position="2.54cm"/>
        </style:tab-stops>
      </style:paragraph-properties>
    </style:style>
    <style:style style:name="P81" style:family="paragraph" style:parent-style-name="Text_20_body" style:list-style-name="WW8Num9"/>
    <style:style style:name="P82" style:family="paragraph" style:parent-style-name="Text_20_body" style:list-style-name="WW8Num12">
      <style:text-properties style:use-window-font-color="true" style:font-name="Arial" fo:font-size="12pt" fo:language="es" fo:country="ES" officeooo:paragraph-rsid="002159e2" style:font-name-asian="Times New Roman" style:font-size-asian="12pt" style:language-asian="zxx" style:country-asian="none" style:font-name-complex="Arial" style:font-size-complex="12pt" style:language-complex="ar" style:country-complex="SA"/>
    </style:style>
    <style:style style:name="P83" style:family="paragraph" style:parent-style-name="Text_20_body" style:list-style-name="L11">
      <style:text-properties style:use-window-font-color="true" style:font-name="Arial" fo:font-size="12pt" fo:language="es" fo:country="ES" officeooo:paragraph-rsid="00291aa5" style:font-name-asian="CCDIOC+Palatino-Roman" style:font-size-asian="12pt" style:language-asian="zxx" style:country-asian="none" style:font-name-complex="Arial" style:font-size-complex="12pt" style:language-complex="ar" style:country-complex="SA"/>
    </style:style>
    <style:style style:name="P84" style:family="paragraph" style:parent-style-name="Text_20_body">
      <style:paragraph-properties fo:line-height="15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85" style:family="paragraph" style:parent-style-name="Text_20_body" style:list-style-name="WW8Num22">
      <style:text-properties style:use-window-font-color="true" fo:font-size="12pt" fo:language="es" fo:country="ES" style:font-name-asian="Arial Unicode MS" style:font-size-asian="12pt" style:font-name-complex="Arial" style:font-size-complex="12pt"/>
    </style:style>
    <style:style style:name="P86" style:family="paragraph" style:parent-style-name="Text_20_body" style:list-style-name="WW8Num3"/>
    <style:style style:name="P87" style:family="paragraph" style:parent-style-name="Text_20_body" style:list-style-name="WW8Num3">
      <style:text-properties officeooo:paragraph-rsid="00291aa5"/>
    </style:style>
    <style:style style:name="P88" style:family="paragraph" style:parent-style-name="Text_20_body">
      <style:text-properties officeooo:rsid="00171eec" officeooo:paragraph-rsid="00182c81" style:font-name-complex="Arial"/>
    </style:style>
    <style:style style:name="P89" style:family="paragraph" style:parent-style-name="Text_20_body" style:list-style-name="">
      <style:text-properties officeooo:paragraph-rsid="00291aa5" style:font-name-complex="Arial"/>
    </style:style>
    <style:style style:name="P90" style:family="paragraph" style:parent-style-name="Text_20_body" style:list-style-name="WW8Num3">
      <style:text-properties officeooo:paragraph-rsid="00291aa5" style:font-name-complex="Arial"/>
    </style:style>
    <style:style style:name="P91" style:family="paragraph" style:parent-style-name="Text_20_body" style:list-style-name="">
      <style:text-properties officeooo:rsid="0076a5cb" officeooo:paragraph-rsid="00291aa5" style:font-name-complex="Arial"/>
    </style:style>
    <style:style style:name="P92" style:family="paragraph" style:parent-style-name="Text_20_body" style:list-style-name="L5">
      <style:text-properties officeooo:rsid="0076a5cb" officeooo:paragraph-rsid="00291aa5" style:font-name-complex="Arial"/>
    </style:style>
    <style:style style:name="P93" style:family="paragraph" style:parent-style-name="Text_20_body" style:list-style-name="L5">
      <style:text-properties officeooo:rsid="0077c4fa" officeooo:paragraph-rsid="00291aa5" style:font-name-complex="Arial"/>
    </style:style>
    <style:style style:name="P94" style:family="paragraph" style:parent-style-name="Text_20_body">
      <style:text-properties officeooo:paragraph-rsid="00291aa5" style:font-name-complex="Arial"/>
    </style:style>
    <style:style style:name="P95" style:family="paragraph" style:parent-style-name="Text_20_body" style:list-style-name="L2">
      <style:text-properties style:font-name="Arial" fo:font-size="12pt" fo:font-weight="normal" officeooo:rsid="0026d82e" officeooo:paragraph-rsid="00191918" style:font-size-asian="12pt" style:font-weight-asian="normal" style:font-name-complex="Times New Roman" style:font-size-complex="12pt" style:font-weight-complex="normal"/>
    </style:style>
    <style:style style:name="P96" style:family="paragraph" style:parent-style-name="Text_20_body" style:list-style-name="WW8Num13"/>
    <style:style style:name="P97" style:family="paragraph" style:parent-style-name="Text_20_body" style:list-style-name="WW8Num20"/>
    <style:style style:name="P98" style:family="paragraph" style:parent-style-name="Text_20_body" style:list-style-name="WW8Num20">
      <style:text-properties officeooo:paragraph-rsid="0025dcb8"/>
    </style:style>
    <style:style style:name="P99" style:family="paragraph" style:parent-style-name="Text_20_body" style:list-style-name="WW8Num22"/>
    <style:style style:name="P100" style:family="paragraph" style:parent-style-name="Text_20_body" style:list-style-name="WW8Num26"/>
    <style:style style:name="P101" style:family="paragraph" style:parent-style-name="Text_20_body" style:list-style-name="WW8Num27"/>
    <style:style style:name="P102" style:family="paragraph" style:parent-style-name="Text_20_body" style:list-style-name="WW8Num29"/>
    <style:style style:name="P103" style:family="paragraph" style:parent-style-name="Text_20_body" style:list-style-name="WW8Num35"/>
    <style:style style:name="P104" style:family="paragraph" style:parent-style-name="Text_20_body" style:list-style-name="WW8Num39">
      <style:paragraph-properties fo:line-height="150%"/>
      <style:text-properties officeooo:paragraph-rsid="001b3ef6"/>
    </style:style>
    <style:style style:name="P105" style:family="paragraph" style:parent-style-name="Text_20_body" style:list-style-name="WW8Num42">
      <style:paragraph-properties fo:line-height="150%"/>
    </style:style>
    <style:style style:name="P106" style:family="paragraph" style:parent-style-name="Text_20_body" style:list-style-name="WW8Num39">
      <style:paragraph-properties fo:line-height="150%"/>
      <style:text-properties officeooo:rsid="004e3646" officeooo:paragraph-rsid="001b3ef6"/>
    </style:style>
    <style:style style:name="P107" style:family="paragraph" style:parent-style-name="Text_20_body" style:list-style-name="WW8Num7"/>
    <style:style style:name="P108" style:family="paragraph" style:parent-style-name="Text_20_body" style:list-style-name="WW8Num44"/>
    <style:style style:name="P109" style:family="paragraph" style:parent-style-name="Text_20_body" style:list-style-name="WW8Num8"/>
    <style:style style:name="P110" style:family="paragraph" style:parent-style-name="Text_20_body" style:list-style-name="L3">
      <style:text-properties officeooo:rsid="004fcd2c" officeooo:paragraph-rsid="001cd5c8"/>
    </style:style>
    <style:style style:name="P111" style:family="paragraph" style:parent-style-name="Text_20_body">
      <style:text-properties officeooo:rsid="004fcd2c" officeooo:paragraph-rsid="001cd5c8"/>
    </style:style>
    <style:style style:name="P112" style:family="paragraph" style:parent-style-name="Text_20_body">
      <style:paragraph-properties style:snap-to-layout-grid="false"/>
      <style:text-properties officeooo:paragraph-rsid="002159e2"/>
    </style:style>
    <style:style style:name="P113" style:family="paragraph" style:parent-style-name="Text_20_body" style:list-style-name="WW8Num12">
      <style:text-properties officeooo:paragraph-rsid="002159e2"/>
    </style:style>
    <style:style style:name="P114" style:family="paragraph" style:parent-style-name="Text_20_body">
      <style:text-properties officeooo:paragraph-rsid="002159e2"/>
    </style:style>
    <style:style style:name="P115" style:family="paragraph" style:parent-style-name="Text_20_body" style:list-style-name="L5">
      <style:text-properties officeooo:paragraph-rsid="00291aa5"/>
    </style:style>
    <style:style style:name="P116" style:family="paragraph" style:parent-style-name="Text_20_body" style:list-style-name="L5">
      <style:text-properties officeooo:rsid="0077bc87" officeooo:paragraph-rsid="00291aa5"/>
    </style:style>
    <style:style style:name="P117" style:family="paragraph" style:parent-style-name="Text_20_body">
      <style:text-properties officeooo:paragraph-rsid="00291aa5"/>
    </style:style>
    <style:style style:name="P118" style:family="paragraph" style:parent-style-name="Text_20_body" style:list-style-name="L6">
      <style:text-properties officeooo:paragraph-rsid="00291aa5"/>
    </style:style>
    <style:style style:name="P119" style:family="paragraph" style:parent-style-name="Text_20_body" style:list-style-name="L7">
      <style:text-properties officeooo:paragraph-rsid="00291aa5"/>
    </style:style>
    <style:style style:name="P120" style:family="paragraph" style:parent-style-name="Text_20_body" style:list-style-name="L8">
      <style:text-properties officeooo:paragraph-rsid="00291aa5"/>
    </style:style>
    <style:style style:name="P121" style:family="paragraph" style:parent-style-name="Text_20_body" style:list-style-name="L9">
      <style:text-properties officeooo:paragraph-rsid="00291aa5"/>
    </style:style>
    <style:style style:name="P122" style:family="paragraph" style:parent-style-name="Text_20_body" style:list-style-name="L10">
      <style:text-properties officeooo:paragraph-rsid="00291aa5"/>
    </style:style>
    <style:style style:name="P123" style:family="paragraph" style:parent-style-name="Text_20_body" style:list-style-name="L11">
      <style:text-properties officeooo:paragraph-rsid="00291aa5"/>
    </style:style>
    <style:style style:name="P124" style:family="paragraph" style:parent-style-name="Text_20_body" style:list-style-name="WW8Num9">
      <style:paragraph-properties fo:margin-left="2.501cm" fo:margin-right="0cm" fo:text-indent="-0.635cm" style:auto-text-indent="false"/>
    </style:style>
    <style:style style:name="P125" style:family="paragraph" style:parent-style-name="Text_20_body" style:list-style-name="WW8Num42">
      <style:paragraph-properties fo:margin-left="2.501cm" fo:margin-right="0cm" fo:line-height="150%" fo:text-indent="-0.635cm" style:auto-text-indent="false"/>
    </style:style>
    <style:style style:name="P126" style:family="paragraph" style:parent-style-name="Text_20_body" style:list-style-name="WW8Num42">
      <style:paragraph-properties fo:margin-left="2.501cm" fo:margin-right="0cm" fo:line-height="150%" fo:text-indent="-0.635cm" style:auto-text-indent="false"/>
      <style:text-properties officeooo:paragraph-rsid="002b05da"/>
    </style:style>
    <style:style style:name="P127" style:family="paragraph" style:parent-style-name="Text_20_body" style:list-style-name="WW8Num8">
      <style:paragraph-properties fo:margin-left="2.501cm" fo:margin-right="0cm" fo:text-indent="-0.635cm" style:auto-text-indent="false"/>
    </style:style>
    <style:style style:name="P128" style:family="paragraph" style:parent-style-name="Text_20_body" style:list-style-name="WW8Num26">
      <style:paragraph-properties fo:margin-top="0cm" fo:margin-bottom="0cm" loext:contextual-spacing="false"/>
      <style:text-properties style:font-name-complex="Arial"/>
    </style:style>
    <style:style style:name="P129" style:family="paragraph" style:parent-style-name="Text_20_body" style:list-style-name="WW8Num29">
      <style:paragraph-properties fo:margin-top="0cm" fo:margin-bottom="0cm" loext:contextual-spacing="false"/>
    </style:style>
    <style:style style:name="P130" style:family="paragraph" style:parent-style-name="Text_20_body" style:list-style-name="WW8Num35">
      <style:paragraph-properties fo:margin-top="0cm" fo:margin-bottom="0cm" loext:contextual-spacing="false"/>
    </style:style>
    <style:style style:name="P131" style:family="paragraph" style:parent-style-name="Text_20_body" style:list-style-name="WW8Num16">
      <style:paragraph-properties fo:margin-top="0cm" fo:margin-bottom="0cm" loext:contextual-spacing="false" style:line-height-at-least="0.176cm" fo:text-align="start" style:justify-single-word="false"/>
      <style:text-properties officeooo:paragraph-rsid="0024803a"/>
    </style:style>
    <style:style style:name="P132" style:family="paragraph" style:parent-style-name="Text_20_body" style:list-style-name="WW8Num26">
      <style:paragraph-properties fo:margin-top="0cm" fo:margin-bottom="0cm" loext:contextual-spacing="false"/>
    </style:style>
    <style:style style:name="P133" style:family="paragraph" style:parent-style-name="Text_20_body" style:list-style-name="WW8Num18">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134" style:family="paragraph" style:parent-style-name="Text_20_body" style:list-style-name="WW8Num21">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135" style:family="paragraph" style:parent-style-name="Text_20_body" style:list-style-name="WW8Num23">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136" style:family="paragraph" style:parent-style-name="Text_20_body" style:list-style-name="WW8Num24">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137" style:family="paragraph" style:parent-style-name="Text_20_body" style:list-style-name="WW8Num21">
      <style:paragraph-properties fo:margin-left="1.247cm" fo:margin-right="0cm" fo:text-indent="-0.499cm" style:auto-text-indent="false">
        <style:tab-stops>
          <style:tab-stop style:position="1.247cm"/>
        </style:tab-stops>
      </style:paragraph-properties>
    </style:style>
    <style:style style:name="P138" style:family="paragraph" style:parent-style-name="Text_20_body" style:list-style-name="WW8Num24">
      <style:paragraph-properties fo:margin-left="1.247cm" fo:margin-right="0cm" fo:text-indent="-0.499cm" style:auto-text-indent="false">
        <style:tab-stops>
          <style:tab-stop style:position="1.247cm"/>
        </style:tab-stops>
      </style:paragraph-properties>
    </style:style>
    <style:style style:name="P139" style:family="paragraph" style:parent-style-name="Text_20_body" style:list-style-name="WW8Num18">
      <style:paragraph-properties fo:margin-left="2.494cm" fo:margin-right="0cm" fo:margin-top="0cm" fo:margin-bottom="0cm" loext:contextual-spacing="false" fo:text-indent="-0.499cm" style:auto-text-indent="false">
        <style:tab-stops>
          <style:tab-stop style:position="2.494cm"/>
        </style:tab-stops>
      </style:paragraph-properties>
    </style:style>
    <style:style style:name="P140" style:family="paragraph" style:parent-style-name="Text_20_body" style:list-style-name="WW8Num23">
      <style:paragraph-properties fo:margin-left="2.494cm" fo:margin-right="0cm" fo:margin-top="0cm" fo:margin-bottom="0cm" loext:contextual-spacing="false" fo:text-indent="-0.499cm" style:auto-text-indent="false">
        <style:tab-stops>
          <style:tab-stop style:position="2.494cm"/>
        </style:tab-stops>
      </style:paragraph-properties>
    </style:style>
    <style:style style:name="P141" style:family="paragraph" style:parent-style-name="Text_20_body" style:list-style-name="WW8Num23">
      <style:paragraph-properties fo:margin-left="2.494cm" fo:margin-right="0cm" fo:margin-top="0cm" fo:margin-bottom="0.212cm" loext:contextual-spacing="false" fo:text-indent="-0.499cm" style:auto-text-indent="false">
        <style:tab-stops>
          <style:tab-stop style:position="2.494cm"/>
        </style:tab-stops>
      </style:paragraph-properties>
    </style:style>
    <style:style style:name="P142" style:family="paragraph" style:parent-style-name="Text_20_body" style:list-style-name="WW8Num18">
      <style:paragraph-properties fo:margin-left="2.494cm" fo:margin-right="0cm" fo:text-indent="-0.499cm" style:auto-text-indent="false">
        <style:tab-stops>
          <style:tab-stop style:position="2.494cm"/>
        </style:tab-stops>
      </style:paragraph-properties>
    </style:style>
    <style:style style:name="P143" style:family="paragraph" style:parent-style-name="Text_20_body" style:list-style-name="WW8Num20">
      <style:paragraph-properties fo:margin-top="0cm" fo:margin-bottom="0.212cm" loext:contextual-spacing="false"/>
    </style:style>
    <style:style style:name="P144" style:family="paragraph" style:parent-style-name="Text_20_body" style:list-style-name="WW8Num26">
      <style:paragraph-properties fo:margin-top="0cm" fo:margin-bottom="0.212cm" loext:contextual-spacing="false"/>
      <style:text-properties style:font-name-complex="Arial"/>
    </style:style>
    <style:style style:name="P145" style:family="paragraph" style:parent-style-name="Text_20_body" style:list-style-name="WW8Num27">
      <style:paragraph-properties fo:margin-top="0cm" fo:margin-bottom="0.212cm" loext:contextual-spacing="false"/>
    </style:style>
    <style:style style:name="P146" style:family="paragraph" style:parent-style-name="Text_20_body" style:list-style-name="WW8Num35">
      <style:paragraph-properties fo:margin-top="0cm" fo:margin-bottom="0.212cm" loext:contextual-spacing="false"/>
    </style:style>
    <style:style style:name="P147" style:family="paragraph" style:parent-style-name="Text_20_body" style:list-style-name="WW8Num30">
      <style:paragraph-properties fo:margin-left="1.27cm" fo:margin-right="0cm" fo:margin-top="0cm" fo:margin-bottom="0cm" loext:contextual-spacing="false" fo:text-indent="-0.499cm" style:auto-text-indent="false">
        <style:tab-stops>
          <style:tab-stop style:position="1.27cm"/>
        </style:tab-stops>
      </style:paragraph-properties>
    </style:style>
    <style:style style:name="P148" style:family="paragraph" style:parent-style-name="Text_20_body" style:list-style-name="WW8Num31">
      <style:paragraph-properties fo:margin-left="1.27cm" fo:margin-right="0cm" fo:margin-top="0cm" fo:margin-bottom="0cm" loext:contextual-spacing="false" fo:text-indent="-0.499cm" style:auto-text-indent="false">
        <style:tab-stops>
          <style:tab-stop style:position="1.27cm"/>
        </style:tab-stops>
      </style:paragraph-properties>
      <style:text-properties officeooo:paragraph-rsid="002910aa"/>
    </style:style>
    <style:style style:name="P149" style:family="paragraph" style:parent-style-name="Text_20_body" style:list-style-name="WW8Num8">
      <style:paragraph-properties fo:margin-top="0.212cm" fo:margin-bottom="0.212cm" loext:contextual-spacing="false" fo:text-align="justify" style:justify-single-word="false"/>
    </style:style>
    <style:style style:name="P150" style:family="paragraph" style:parent-style-name="List" style:list-style-name="WW8Num45">
      <style:paragraph-properties>
        <style:tab-stops>
          <style:tab-stop style:position="2.54cm"/>
        </style:tab-stops>
      </style:paragraph-properties>
      <style:text-properties fo:font-weight="normal" style:font-weight-asian="normal" style:font-name-complex="Arial" style:font-weight-complex="normal"/>
    </style:style>
    <style:style style:name="P151" style:family="paragraph" style:parent-style-name="List" style:list-style-name="WW8Num45">
      <style:paragraph-properties>
        <style:tab-stops>
          <style:tab-stop style:position="2.54cm"/>
        </style:tab-stops>
      </style:paragraph-properties>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officeooo:rsid="001fb7ba" style:font-size-asian="10pt"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font-weight-complex="normal"/>
    </style:style>
    <style:style style:name="T5" style:family="text">
      <style:text-properties style:font-name="Arial" style:font-name-complex="Arial"/>
    </style:style>
    <style:style style:name="T6" style:family="text">
      <style:text-properties style:font-name="Arial" style:font-name-asian="Arial" style:font-name-complex="Arial"/>
    </style:style>
    <style:style style:name="T7" style:family="text">
      <style:text-properties style:font-name="Arial" fo:language="es" fo:country="ES" style:font-name-complex="Arial"/>
    </style:style>
    <style:style style:name="T8" style:family="text">
      <style:text-properties style:font-name="Arial" fo:language="es" fo:country="ES" fo:font-weight="bold" style:font-weight-asian="bold" style:font-name-complex="Arial" style:font-weight-complex="bold"/>
    </style:style>
    <style:style style:name="T9" style:family="text">
      <style:text-properties style:font-name-complex="Arial"/>
    </style:style>
    <style:style style:name="T10" style:family="text">
      <style:text-properties officeooo:rsid="0077bc87" style:font-name-complex="Arial"/>
    </style:style>
    <style:style style:name="T11" style:family="text">
      <style:text-properties officeooo:rsid="0076a5cb" style:font-name-complex="Arial"/>
    </style:style>
    <style:style style:name="T12" style:family="text">
      <style:text-properties officeooo:rsid="0077c4fa" style:font-name-complex="Arial"/>
    </style:style>
    <style:style style:name="T13" style:family="text">
      <style:text-properties fo:font-weight="bold" style:font-weight-asian="bold" style:font-name-complex="Arial" style:font-weight-complex="bold"/>
    </style:style>
    <style:style style:name="T14" style:family="text">
      <style:text-properties fo:font-weight="bold" officeooo:rsid="004e3646" style:font-weight-asian="bold" style:font-name-complex="Arial" style:font-weight-complex="bold"/>
    </style:style>
    <style:style style:name="T15" style:family="text">
      <style:text-properties fo:font-weight="bold" style:font-weight-asian="bold" style:font-weight-complex="bold"/>
    </style:style>
    <style:style style:name="T16" style:family="text">
      <style:text-properties fo:font-weight="bold" officeooo:rsid="00200315" style:font-weight-asian="bold" style:font-weight-complex="bold"/>
    </style:style>
    <style:style style:name="T17" style:family="text">
      <style:text-properties style:use-window-font-color="true" fo:font-size="12pt" style:font-size-asian="12pt" style:font-name-complex="Arial" style:font-size-complex="12pt"/>
    </style:style>
    <style:style style:name="T18" style:family="text">
      <style:text-properties style:use-window-font-color="true" fo:font-size="12pt" style:font-size-asian="12pt" style:font-size-complex="12pt"/>
    </style:style>
    <style:style style:name="T19" style:family="text">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T20" style:family="text">
      <style:text-properties style:use-window-font-color="true" fo:font-size="12pt" fo:language="es" fo:country="ES" style:font-name-asian="CCDIOC+Palatino-Roman" style:font-size-asian="12pt" style:language-asian="zxx" style:country-asian="none" style:font-name-complex="Arial" style:font-size-complex="12pt" style:language-complex="ar" style:country-complex="SA"/>
    </style:style>
    <style:style style:name="T21" style:family="text">
      <style:text-properties style:use-window-font-color="true"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22" style:family="text">
      <style:text-properties style:use-window-font-color="true"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23" style:family="text">
      <style:text-properties style:use-window-font-color="true" fo:font-size="12pt" fo:language="es" fo:country="ES" fo:font-weight="bold" style:font-name-asian="Arial Unicode MS" style:font-size-asian="12pt" style:language-asian="zxx" style:country-asian="none" style:font-weight-asian="bold" style:font-name-complex="Arial" style:font-size-complex="12pt" style:language-complex="ar" style:country-complex="SA" style:font-weight-complex="bold"/>
    </style:style>
    <style:style style:name="T24" style:family="text">
      <style:text-properties style:use-window-font-color="true" fo:font-size="12pt" fo:language="es" fo:country="ES" style:font-name-asian="Arial Unicode MS" style:font-size-asian="12pt" style:font-name-complex="Arial" style:font-size-complex="12pt"/>
    </style:style>
    <style:style style:name="T25"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26" style:family="text">
      <style:text-properties style:use-window-font-color="true" style:font-name="Arial" fo:font-size="12pt" fo:language="es" fo:country="ES" officeooo:rsid="0024184e" style:font-name-asian="Times New Roman" style:font-size-asian="12pt" style:language-asian="zxx" style:country-asian="none" style:font-name-complex="Arial" style:font-size-complex="12pt" style:language-complex="ar" style:country-complex="SA"/>
    </style:style>
    <style:style style:name="T27" style:family="text">
      <style:text-properties style:use-window-font-color="true" style:font-name="Arial" fo:font-size="12pt" fo:language="es" fo:country="ES" officeooo:rsid="00103a67" style:font-name-asian="Times New Roman" style:font-size-asian="12pt" style:language-asian="zxx" style:country-asian="none" style:font-name-complex="Arial" style:font-size-complex="12pt" style:language-complex="ar" style:country-complex="SA"/>
    </style:style>
    <style:style style:name="T28" style:family="text">
      <style:text-properties style:use-window-font-color="true" style:font-name="Arial" fo:font-size="12pt" fo:language="es" fo:country="ES" officeooo:rsid="00120662" style:font-name-asian="Times New Roman" style:font-size-asian="12pt" style:language-asian="zxx" style:country-asian="none" style:font-name-complex="Arial" style:font-size-complex="12pt" style:language-complex="ar" style:country-complex="SA"/>
    </style:style>
    <style:style style:name="T29"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30" style:family="text">
      <style:text-properties style:use-window-font-color="true" style:font-name="Arial" fo:font-size="12pt" fo:language="es" fo:country="ES" officeooo:rsid="0069fdc1" style:font-name-asian="Times New Roman" style:font-size-asian="12pt" style:language-asian="ar" style:country-asian="SA" style:font-name-complex="Arial" style:font-size-complex="12pt" style:language-complex="ar" style:country-complex="SA"/>
    </style:style>
    <style:style style:name="T31" style:family="text">
      <style:text-properties style:use-window-font-color="true" style:font-name="Arial" fo:font-size="12pt" fo:language="es" fo:country="ES" officeooo:rsid="006b85d0" style:font-name-asian="Times New Roman" style:font-size-asian="12pt" style:language-asian="ar" style:country-asian="SA" style:font-name-complex="Arial" style:font-size-complex="12pt" style:language-complex="ar" style:country-complex="SA"/>
    </style:style>
    <style:style style:name="T32"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33"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34" style:family="text">
      <style:text-properties style:use-window-font-color="true" style:font-name="Arial" fo:font-size="12pt" fo:language="es" fo:country="ES" fo:font-weight="normal" officeooo:rsid="002c116a"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35"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36"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37"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38" style:family="text">
      <style:text-properties style:use-window-font-color="true" style:font-name="Arial" fo:font-size="12pt" fo:language="es" fo:country="ES" style:font-name-asian="Arial Unicode MS" style:font-size-asian="12pt" style:font-name-complex="Arial" style:font-size-complex="12pt"/>
    </style:style>
    <style:style style:name="T39" style:family="text">
      <style:text-properties style:use-window-font-color="true" style:font-name="Arial" fo:font-size="12pt" fo:language="es" fo:country="ES" style:font-name-asian="CCDIOC+Palatino-Roman" style:font-size-asian="12pt" style:language-asian="zxx" style:country-asian="none" style:font-name-complex="Arial" style:font-size-complex="12pt" style:language-complex="ar" style:country-complex="SA"/>
    </style:style>
    <style:style style:name="T40" style:family="text">
      <style:text-properties style:use-window-font-color="true" fo:font-weight="normal" style:font-weight-asian="normal" style:font-name-complex="Arial" style:font-weight-complex="normal"/>
    </style:style>
    <style:style style:name="T41" style:family="text">
      <style:text-properties style:use-window-font-color="true" fo:font-weight="normal" style:font-name-asian="Arial Unicode MS" style:font-weight-asian="normal" style:font-name-complex="Arial" style:font-size-complex="10pt" style:font-weight-complex="normal"/>
    </style:style>
    <style:style style:name="T42" style:family="text">
      <style:text-properties style:use-window-font-color="true" fo:font-size="10pt" fo:language="es" fo:country="ES" style:font-name-asian="Times New Roman" style:font-size-asian="10pt" style:language-asian="zxx" style:country-asian="none" style:font-name-complex="Arial" style:font-size-complex="10pt" style:language-complex="ar" style:country-complex="SA"/>
    </style:style>
    <style:style style:name="T43" style:family="text">
      <style:text-properties fo:font-size="12pt" style:font-size-asian="12pt" style:font-size-complex="12pt"/>
    </style:style>
    <style:style style:name="T44" style:family="text">
      <style:text-properties fo:font-size="12pt" style:font-size-asian="12pt" style:font-name-complex="Arial" style:font-size-complex="12pt"/>
    </style:style>
    <style:style style:name="T45" style:family="text">
      <style:text-properties fo:font-size="12pt" style:font-name-asian="Arial" style:font-size-asian="12pt" style:font-name-complex="Arial" style:font-size-complex="12pt"/>
    </style:style>
    <style:style style:name="T46"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47" style:family="text">
      <style:text-properties fo:font-size="12pt" fo:font-weight="normal" style:font-size-asian="12pt" style:font-weight-asian="normal" style:font-name-complex="Arial" style:font-size-complex="12pt" style:font-weight-complex="normal"/>
    </style:style>
    <style:style style:name="T48" style:family="text">
      <style:text-properties fo:font-weight="normal" style:font-weight-asian="normal" style:font-name-complex="Arial" style:font-weight-complex="normal"/>
    </style:style>
    <style:style style:name="T49" style:family="text">
      <style:text-properties fo:font-weight="normal" officeooo:rsid="004e3646" style:font-weight-asian="normal" style:font-name-complex="Arial" style:font-weight-complex="normal"/>
    </style:style>
    <style:style style:name="T50" style:family="text">
      <style:text-properties fo:font-weight="normal" officeooo:rsid="004fcd2c" style:font-weight-asian="normal" style:font-name-complex="Arial" style:font-weight-complex="normal"/>
    </style:style>
    <style:style style:name="T51" style:family="text">
      <style:text-properties fo:color="#7f7f7f" fo:font-size="10pt" fo:language="es" fo:country="ES" fo:font-weight="bold" style:font-name-asian="Arial Unicode MS" style:font-size-asian="10pt" style:language-asian="zxx" style:country-asian="none" style:font-weight-asian="bold" style:font-name-complex="Arial" style:font-size-complex="10pt" style:language-complex="ar" style:country-complex="SA" style:font-weight-complex="bold"/>
    </style:style>
    <style:style style:name="T52" style:family="text">
      <style:text-properties fo:font-size="11pt" style:font-name-asian="Arial" style:font-size-asian="11pt" style:font-name-complex="Arial" style:font-size-complex="11pt"/>
    </style:style>
    <style:style style:name="T53" style:family="text">
      <style:text-properties officeooo:rsid="00165045"/>
    </style:style>
    <style:style style:name="T54" style:family="text">
      <style:text-properties officeooo:rsid="0019f85c"/>
    </style:style>
    <style:style style:name="T55" style:family="text">
      <style:text-properties officeooo:rsid="002031ac"/>
    </style:style>
    <style:style style:name="T56" style:family="text">
      <style:text-properties officeooo:rsid="0050a3f4"/>
    </style:style>
    <style:style style:name="T57" style:family="text">
      <style:text-properties officeooo:rsid="001fcac6"/>
    </style:style>
    <style:style style:name="T58" style:family="text">
      <style:text-properties officeooo:rsid="0013b681"/>
    </style:style>
    <style:style style:name="T59" style:family="text">
      <style:text-properties officeooo:rsid="0024184e"/>
    </style:style>
    <style:style style:name="T60" style:family="text">
      <style:text-properties officeooo:rsid="0076a5cb"/>
    </style:style>
    <style:style style:name="T61" style:family="text">
      <style:text-properties officeooo:rsid="0077bc87"/>
    </style:style>
    <style:style style:name="T62" style:family="text">
      <style:text-properties officeooo:rsid="0077c4fa"/>
    </style:style>
    <style:style style:name="T63" style:family="text">
      <style:text-properties officeooo:rsid="007b6a0d"/>
    </style:style>
    <style:style style:name="T64" style:family="text">
      <style:text-properties officeooo:rsid="002b05da"/>
    </style:style>
    <style:style style:name="T65" style:family="text">
      <style:text-properties officeooo:rsid="002dbd74"/>
    </style:style>
    <style:style style:name="T66" style:family="text">
      <style:text-properties officeooo:rsid="002e4e02"/>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3">PROGRAMACIÓN DIDÁCTICA</text:p>
            <text:p text:style-name="P3">SEGURIDAD INFORMÁTICA</text:p>
            <text:p text:style-name="P3"/>
            <text:p text:style-name="P3">Ciclo formativo</text:p>
            <text:p text:style-name="P3">Sistemas Microinformáticos y Redes</text:p>
            <text:p text:style-name="P3"/>
            <text:p text:style-name="P3">Curso:</text:p>
            <text:p text:style-name="P3">201<text:span text:style-name="T57">7</text:span>-1<text:span text:style-name="T57">8</text:span></text:p>
            <text:p text:style-name="P3"/>
            <text:p text:style-name="P3">Profesor:</text:p>
            <text:p text:style-name="P3">Iván Chillón García</text:p>
          </table:table-cell>
        </table:table-row>
      </table:table>
      <text:p text:style-name="Standard"/>
      <text:p text:style-name="P44">Índice de contenido</text:p>
      <text:p text:style-name="Contents_20_Heading"/>
      <text:section text:style-name="Sect1" text:name="Sección1">
        <text:table-of-content text:style-name="Sect2"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_Toc14340_1531218039" text:style-name="Index_20_Link" text:visited-style-name="Index_20_Link">1. INTRODUCCIÓN<text:tab/>3</text:a></text:p>
            <text:p text:style-name="P45"><text:a xlink:type="simple" xlink:href="#__RefHeading___Toc14342_1531218039" text:style-name="Index_20_Link" text:visited-style-name="Index_20_Link">2. LEGISLACIÓN APLICABLE<text:tab/>4</text:a></text:p>
            <text:p text:style-name="P45"><text:a xlink:type="simple" xlink:href="#__RefHeading___Toc14344_1531218039" text:style-name="Index_20_Link" text:visited-style-name="Index_20_Link">3. CARACTERÍSTICAS DEL GRUPO<text:tab/>5</text:a></text:p>
            <text:p text:style-name="P45"><text:a xlink:type="simple" xlink:href="#__RefHeading___Toc14346_1531218039" text:style-name="Index_20_Link" text:visited-style-name="Index_20_Link">4. INTERDISCIPLINARIEDAD<text:tab/>6</text:a></text:p>
            <text:p text:style-name="P45"><text:a xlink:type="simple" xlink:href="#__RefHeading___Toc14348_1531218039" text:style-name="Index_20_Link" text:visited-style-name="Index_20_Link">5. CAPACIDADES TERMINALES / RESULTADOS DE APRENDIZAJES<text:tab/>6</text:a></text:p>
            <text:p text:style-name="P46"><text:a xlink:type="simple" xlink:href="#__RefHeading___Toc9171_1995269317" text:style-name="Index_20_Link" text:visited-style-name="Index_20_Link">5.1. Objetivos estratégicos de la Consejería de Educación<text:tab/>6</text:a></text:p>
            <text:p text:style-name="P46"><text:a xlink:type="simple" xlink:href="#__RefHeading__24_79678282" text:style-name="Index_20_Link" text:visited-style-name="Index_20_Link">5.2. Concreción de objetivos y acciones contemplados en el Plan de Mejora del Centro para el curso 2017-18.<text:tab/>7</text:a></text:p>
            <text:p text:style-name="P46"><text:a xlink:type="simple" xlink:href="#__RefHeading___Toc14354_1531218039" text:style-name="Index_20_Link" text:visited-style-name="Index_20_Link">5.3. Objetivos comunes del ciclo formativo<text:tab/>7</text:a></text:p>
            <text:p text:style-name="P46"><text:a xlink:type="simple" xlink:href="#__RefHeading___Toc14356_1531218039" text:style-name="Index_20_Link" text:visited-style-name="Index_20_Link">5.4. Objetivos específicos del módulo<text:tab/>9</text:a></text:p>
            <text:p text:style-name="P46"><text:a xlink:type="simple" xlink:href="#__RefHeading___Toc9173_1995269317" text:style-name="Index_20_Link" text:visited-style-name="Index_20_Link">5.5. Propuestas de mejora extraídas del análisis de resultados del curso pasado<text:tab/>9</text:a></text:p>
            <text:p text:style-name="P45"><text:a xlink:type="simple" xlink:href="#__RefHeading___Toc14358_1531218039" text:style-name="Index_20_Link" text:visited-style-name="Index_20_Link">6. ORGANIZACIÓN DE CONTENIDOS<text:tab/>10</text:a></text:p>
            <text:p text:style-name="P46"><text:a xlink:type="simple" xlink:href="#__RefHeading___Toc14360_1531218039" text:style-name="Index_20_Link" text:visited-style-name="Index_20_Link">6.1. Contenido organizador<text:tab/>10</text:a></text:p>
            <text:p text:style-name="P46"><text:a xlink:type="simple" xlink:href="#__RefHeading___Toc14362_1531218039" text:style-name="Index_20_Link" text:visited-style-name="Index_20_Link">6.2. Relación secuenciada y temporalizada de unidades de trabajo<text:tab/>10</text:a></text:p>
            <text:p text:style-name="P45"><text:a xlink:type="simple" xlink:href="#__RefHeading___Toc14364_1531218039" text:style-name="Index_20_Link" text:visited-style-name="Index_20_Link">7. UNIDADES DE TRABAJO: ELEMENTOS CURRICULARES Y TEMPORALIZACIÓN<text:tab/>11</text:a></text:p>
            <text:p text:style-name="P46"><text:a xlink:type="simple" xlink:href="#__RefHeading___Toc14376_1531218039" text:style-name="Index_20_Link" text:visited-style-name="Index_20_Link">U.T. Nº1: Introducción a la seguridad informática<text:tab/>11</text:a></text:p>
            <text:p text:style-name="P55"><text:a xlink:type="simple" xlink:href="#__RefHeading___Toc14378_1531218039" text:style-name="Index_20_Link" text:visited-style-name="Index_20_Link">Horas: 20<text:tab/>11</text:a></text:p>
            <text:p text:style-name="P55"><text:a xlink:type="simple" xlink:href="#__RefHeading___Toc14380_1531218039" text:style-name="Index_20_Link" text:visited-style-name="Index_20_Link">Orientaciones<text:tab/>11</text:a></text:p>
            <text:p text:style-name="P55"><text:a xlink:type="simple" xlink:href="#__RefHeading___Toc14382_1531218039" text:style-name="Index_20_Link" text:visited-style-name="Index_20_Link">Objetivos<text:tab/>11</text:a></text:p>
            <text:p text:style-name="P55"><text:a xlink:type="simple" xlink:href="#__RefHeading___Toc14384_1531218039" text:style-name="Index_20_Link" text:visited-style-name="Index_20_Link">Criterios de evaluación<text:tab/>11</text:a></text:p>
            <text:p text:style-name="P55"><text:a xlink:type="simple" xlink:href="#__RefHeading___Toc14386_1531218039" text:style-name="Index_20_Link" text:visited-style-name="Index_20_Link">Contenidos soporte<text:tab/>12</text:a></text:p>
            <text:p text:style-name="P55"><text:a xlink:type="simple" xlink:href="#__RefHeading___Toc14388_1531218039" text:style-name="Index_20_Link" text:visited-style-name="Index_20_Link">Contenidos organizadores:<text:tab/>13</text:a></text:p>
            <text:p text:style-name="P46"><text:a xlink:type="simple" xlink:href="#__RefHeading___Toc14390_1531218039" text:style-name="Index_20_Link" text:visited-style-name="Index_20_Link">U.T. Nº2: Seguridad en el entorno físico<text:tab/>13</text:a></text:p>
            <text:p text:style-name="P55"><text:a xlink:type="simple" xlink:href="#__RefHeading___Toc14392_1531218039" text:style-name="Index_20_Link" text:visited-style-name="Index_20_Link">Horas: 20<text:tab/>13</text:a></text:p>
            <text:p text:style-name="P55"><text:a xlink:type="simple" xlink:href="#__RefHeading___Toc14394_1531218039" text:style-name="Index_20_Link" text:visited-style-name="Index_20_Link">Orientaciones<text:tab/>13</text:a></text:p>
            <text:p text:style-name="P55"><text:a xlink:type="simple" xlink:href="#__RefHeading___Toc14396_1531218039" text:style-name="Index_20_Link" text:visited-style-name="Index_20_Link">Objetivos<text:tab/>14</text:a></text:p>
            <text:p text:style-name="P55"><text:a xlink:type="simple" xlink:href="#__RefHeading___Toc14398_1531218039" text:style-name="Index_20_Link" text:visited-style-name="Index_20_Link">Criterios de evaluación<text:tab/>14</text:a></text:p>
            <text:p text:style-name="P55"><text:a xlink:type="simple" xlink:href="#__RefHeading___Toc14400_1531218039" text:style-name="Index_20_Link" text:visited-style-name="Index_20_Link">Contenidos soporte<text:tab/>14</text:a></text:p>
            <text:p text:style-name="P46"><text:a xlink:type="simple" xlink:href="#__RefHeading___Toc14402_1531218039" text:style-name="Index_20_Link" text:visited-style-name="Index_20_Link">U.T. Nº3: Seguridad en el hardware. Almacenamiento y recuperación de datos<text:tab/>16</text:a></text:p>
            <text:p text:style-name="P55"><text:a xlink:type="simple" xlink:href="#__RefHeading___Toc14404_1531218039" text:style-name="Index_20_Link" text:visited-style-name="Index_20_Link">Horas: 20<text:tab/>16</text:a></text:p>
            <text:p text:style-name="P55"><text:a xlink:type="simple" xlink:href="#__RefHeading___Toc14406_1531218039" text:style-name="Index_20_Link" text:visited-style-name="Index_20_Link">Orientaciones<text:tab/>16</text:a></text:p>
            <text:p text:style-name="P55"><text:a xlink:type="simple" xlink:href="#__RefHeading___Toc14408_1531218039" text:style-name="Index_20_Link" text:visited-style-name="Index_20_Link">Objetivos<text:tab/>16</text:a></text:p>
            <text:p text:style-name="P55"><text:a xlink:type="simple" xlink:href="#__RefHeading___Toc14410_1531218039" text:style-name="Index_20_Link" text:visited-style-name="Index_20_Link">Criterios de evaluación<text:tab/>16</text:a></text:p>
            <text:p text:style-name="P55"><text:a xlink:type="simple" xlink:href="#__RefHeading___Toc14412_1531218039" text:style-name="Index_20_Link" text:visited-style-name="Index_20_Link">Contenidos soporte<text:tab/>17</text:a></text:p>
            <text:p text:style-name="P55"><text:a xlink:type="simple" xlink:href="#__RefHeading___Toc14414_1531218039" text:style-name="Index_20_Link" text:visited-style-name="Index_20_Link">Contenidos organizadores:<text:tab/>17</text:a></text:p>
            <text:p text:style-name="P46"><text:a xlink:type="simple" xlink:href="#__RefHeading___Toc14416_1531218039" text:style-name="Index_20_Link" text:visited-style-name="Index_20_Link">U.T. Nº4: Sistemas de identificación. Criptografía<text:tab/>18</text:a></text:p>
            <text:p text:style-name="P55"><text:a xlink:type="simple" xlink:href="#__RefHeading___Toc14418_1531218039" text:style-name="Index_20_Link" text:visited-style-name="Index_20_Link">Horas: 20<text:tab/>18</text:a></text:p>
            <text:p text:style-name="P55"><text:a xlink:type="simple" xlink:href="#__RefHeading___Toc14420_1531218039" text:style-name="Index_20_Link" text:visited-style-name="Index_20_Link">Orientaciones<text:tab/>18</text:a></text:p>
            <text:p text:style-name="P55"><text:a xlink:type="simple" xlink:href="#__RefHeading___Toc14422_1531218039" text:style-name="Index_20_Link" text:visited-style-name="Index_20_Link">Objetivos<text:tab/>18</text:a></text:p>
            <text:p text:style-name="P55"><text:a xlink:type="simple" xlink:href="#__RefHeading___Toc14424_1531218039" text:style-name="Index_20_Link" text:visited-style-name="Index_20_Link">Criterios de evaluación<text:tab/>19</text:a></text:p>
            <text:p text:style-name="P55"><text:a xlink:type="simple" xlink:href="#__RefHeading___Toc14426_1531218039" text:style-name="Index_20_Link" text:visited-style-name="Index_20_Link">Contenidos soporte<text:tab/>19</text:a></text:p>
            <text:p text:style-name="P55"><text:a xlink:type="simple" xlink:href="#__RefHeading___Toc14428_1531218039" text:style-name="Index_20_Link" text:visited-style-name="Index_20_Link">Contenidos organizadores:<text:tab/>19</text:a></text:p>
            <text:p text:style-name="P46"><text:a xlink:type="simple" xlink:href="#__RefHeading___Toc14430_1531218039" text:style-name="Index_20_Link" text:visited-style-name="Index_20_Link">U.T. Nº5: Amenazas y seguridad del software<text:tab/>20</text:a></text:p>
            <text:p text:style-name="P55"><text:a xlink:type="simple" xlink:href="#__RefHeading___Toc14432_1531218039" text:style-name="Index_20_Link" text:visited-style-name="Index_20_Link">Horas: 20<text:tab/>20</text:a></text:p>
            <text:p text:style-name="P55"><text:a xlink:type="simple" xlink:href="#__RefHeading___Toc14434_1531218039" text:style-name="Index_20_Link" text:visited-style-name="Index_20_Link">Orientaciones<text:tab/>20</text:a></text:p>
            <text:p text:style-name="P55"><text:soft-page-break/><text:a xlink:type="simple" xlink:href="#__RefHeading___Toc14436_1531218039" text:style-name="Index_20_Link" text:visited-style-name="Index_20_Link">Objetivos<text:tab/>20</text:a></text:p>
            <text:p text:style-name="P55"><text:a xlink:type="simple" xlink:href="#__RefHeading___Toc14438_1531218039" text:style-name="Index_20_Link" text:visited-style-name="Index_20_Link">Criterios de evaluación<text:tab/>20</text:a></text:p>
            <text:p text:style-name="P55"><text:a xlink:type="simple" xlink:href="#__RefHeading___Toc14440_1531218039" text:style-name="Index_20_Link" text:visited-style-name="Index_20_Link">Contenidos soporte<text:tab/>20</text:a></text:p>
            <text:p text:style-name="P55"><text:a xlink:type="simple" xlink:href="#__RefHeading___Toc14442_1531218039" text:style-name="Index_20_Link" text:visited-style-name="Index_20_Link">Contenidos organizadores:<text:tab/>21</text:a></text:p>
            <text:p text:style-name="P46"><text:a xlink:type="simple" xlink:href="#__RefHeading___Toc14444_1531218039" text:style-name="Index_20_Link" text:visited-style-name="Index_20_Link">U.T. Nº6: Redes seguras<text:tab/>21</text:a></text:p>
            <text:p text:style-name="P55"><text:a xlink:type="simple" xlink:href="#__RefHeading___Toc14446_1531218039" text:style-name="Index_20_Link" text:visited-style-name="Index_20_Link">Horas: 20<text:tab/>21</text:a></text:p>
            <text:p text:style-name="P55"><text:a xlink:type="simple" xlink:href="#__RefHeading___Toc14448_1531218039" text:style-name="Index_20_Link" text:visited-style-name="Index_20_Link">Orientaciones<text:tab/>21</text:a></text:p>
            <text:p text:style-name="P55"><text:a xlink:type="simple" xlink:href="#__RefHeading___Toc14450_1531218039" text:style-name="Index_20_Link" text:visited-style-name="Index_20_Link">Objetivos<text:tab/>22</text:a></text:p>
            <text:p text:style-name="P55"><text:a xlink:type="simple" xlink:href="#__RefHeading___Toc14452_1531218039" text:style-name="Index_20_Link" text:visited-style-name="Index_20_Link">Criterios de evaluación<text:tab/>22</text:a></text:p>
            <text:p text:style-name="P55"><text:a xlink:type="simple" xlink:href="#__RefHeading___Toc14454_1531218039" text:style-name="Index_20_Link" text:visited-style-name="Index_20_Link">Contenidos soporte<text:tab/>22</text:a></text:p>
            <text:p text:style-name="P55"><text:a xlink:type="simple" xlink:href="#__RefHeading___Toc14456_1531218039" text:style-name="Index_20_Link" text:visited-style-name="Index_20_Link">Contenidos organizadores:<text:tab/>23</text:a></text:p>
            <text:p text:style-name="P45"><text:a xlink:type="simple" xlink:href="#__RefHeading___Toc14458_1531218039" text:style-name="Index_20_Link" text:visited-style-name="Index_20_Link">8. CONCORDANCIA DE LAS UNIDADES DE TRABAJO CON LAS CAPACIDADES TERMINALES / RESULTADOS DE APRENDIZAJE<text:tab/>23</text:a></text:p>
            <text:p text:style-name="P45"><text:a xlink:type="simple" xlink:href="#__RefHeading___Toc14460_1531218039" text:style-name="Index_20_Link" text:visited-style-name="Index_20_Link">9. METODOLOGÍA<text:tab/>24</text:a></text:p>
            <text:p text:style-name="P46"><text:a xlink:type="simple" xlink:href="#__RefHeading___Toc14462_1531218039" text:style-name="Index_20_Link" text:visited-style-name="Index_20_Link">9.1. Criterios metodológicos<text:tab/>24</text:a></text:p>
            <text:p text:style-name="P48"><text:a xlink:type="simple" xlink:href="#__RefHeading___Toc9175_1995269317" text:style-name="Index_20_Link" text:visited-style-name="Index_20_Link">9.1.1. Tipos de actividades relacionadas con los conceptos<text:tab/>25</text:a></text:p>
            <text:p text:style-name="P48"><text:a xlink:type="simple" xlink:href="#__RefHeading___Toc5729_1995269317" text:style-name="Index_20_Link" text:visited-style-name="Index_20_Link">9.1.2. Tipo de actividades relacionadas con los procedimientos<text:tab/>26</text:a></text:p>
            <text:p text:style-name="P48"><text:a xlink:type="simple" xlink:href="#__RefHeading___Toc5731_1995269317" text:style-name="Index_20_Link" text:visited-style-name="Index_20_Link">9.1.3. Tipo de actividades relacionadas con las actitudes<text:tab/>27</text:a></text:p>
            <text:p text:style-name="P48"><text:a xlink:type="simple" xlink:href="#__RefHeading___Toc6417_1995269317" text:style-name="Index_20_Link" text:visited-style-name="Index_20_Link">9.1.4. Tipo de actividades de evaluación y de recuperación<text:tab/>27</text:a></text:p>
            <text:p text:style-name="P48"><text:a xlink:type="simple" xlink:href="#__RefHeading___Toc9013_3264736061" text:style-name="Index_20_Link" text:visited-style-name="Index_20_Link">9.1.5. Tipo de actividades de refuerzo<text:tab/>27</text:a></text:p>
            <text:p text:style-name="P48"><text:a xlink:type="simple" xlink:href="#__RefHeading___Toc9015_3264736061" text:style-name="Index_20_Link" text:visited-style-name="Index_20_Link">9.1.6. Tipo de actividades de ampliación<text:tab/>27</text:a></text:p>
            <text:p text:style-name="P46"><text:a xlink:type="simple" xlink:href="#__RefHeading___Toc14470_1531218039" text:style-name="Index_20_Link" text:visited-style-name="Index_20_Link">9.2. Recursos didácticos<text:tab/>28</text:a></text:p>
            <text:p text:style-name="P46"><text:a xlink:type="simple" xlink:href="#__RefHeading___Toc14472_1531218039" text:style-name="Index_20_Link" text:visited-style-name="Index_20_Link">9.3. Recursos tecnológicos<text:tab/>29</text:a></text:p>
            <text:p text:style-name="P46"><text:a xlink:type="simple" xlink:href="#__RefHeading___Toc9177_1995269317" text:style-name="Index_20_Link" text:visited-style-name="Index_20_Link">9.4. Recursos bibliográficos<text:tab/>29</text:a></text:p>
            <text:p text:style-name="P45"><text:a xlink:type="simple" xlink:href="#__RefHeading___Toc14476_1531218039" text:style-name="Index_20_Link" text:visited-style-name="Index_20_Link">10. MEDIDAS DE ATENCIÓN A LA DIVERSIDAD<text:tab/>30</text:a></text:p>
            <text:p text:style-name="P45"><text:a xlink:type="simple" xlink:href="#__RefHeading___Toc14478_1531218039" text:style-name="Index_20_Link" text:visited-style-name="Index_20_Link">11. EVALUACIÓN Y CALIFICACIÓN<text:tab/>30</text:a></text:p>
            <text:p text:style-name="P46"><text:a xlink:type="simple" xlink:href="#__RefHeading___Toc14480_1531218039" text:style-name="Index_20_Link" text:visited-style-name="Index_20_Link">11.1. Procedimientos de evaluación<text:tab/>30</text:a></text:p>
            <text:p text:style-name="P46"><text:a xlink:type="simple" xlink:href="#__RefHeading___Toc14482_1531218039" text:style-name="Index_20_Link" text:visited-style-name="Index_20_Link">11.2. Instrumentos de evaluación<text:tab/>31</text:a></text:p>
            <text:p text:style-name="P46"><text:a xlink:type="simple" xlink:href="#__RefHeading___Toc14484_1531218039" text:style-name="Index_20_Link" text:visited-style-name="Index_20_Link">11.3. Criterios de calificación<text:tab/>33</text:a></text:p>
            <text:p text:style-name="P46"><text:a xlink:type="simple" xlink:href="#__RefHeading___Toc14486_1531218039" text:style-name="Index_20_Link" text:visited-style-name="Index_20_Link">11.4. Contenidos mínimos y criterios de recuperación<text:tab/>34</text:a></text:p>
            <text:p text:style-name="P46"><text:a xlink:type="simple" xlink:href="#__RefHeading___Toc14488_1531218039" text:style-name="Index_20_Link" text:visited-style-name="Index_20_Link">11.5. Fugas o faltas injustificadas<text:tab/>35</text:a></text:p>
            <text:p text:style-name="P46"><text:a xlink:type="simple" xlink:href="#__RefHeading___Toc14490_1531218039" text:style-name="Index_20_Link" text:visited-style-name="Index_20_Link">11.6. Contenidos mínimos y criterios de recuperación<text:tab/>35</text:a></text:p>
            <text:p text:style-name="P46"><text:a xlink:type="simple" xlink:href="#__RefHeading___Toc14492_1531218039" text:style-name="Index_20_Link" text:visited-style-name="Index_20_Link">11.6. Pérdida de la evaluación continua<text:tab/>36</text:a></text:p>
            <text:p text:style-name="P48"><text:a xlink:type="simple" xlink:href="#__RefHeading___Toc14494_1531218039" text:style-name="Index_20_Link" text:visited-style-name="Index_20_Link">11.6.1. Procedimiento de notificación de la pérdida de la evaluación continua<text:tab/>36</text:a></text:p>
            <text:p text:style-name="P48"><text:a xlink:type="simple" xlink:href="#__RefHeading___Toc14496_1531218039" text:style-name="Index_20_Link" text:visited-style-name="Index_20_Link">11.6.2. Sistemas e instrumentos de evaluación para los alumnos que han perdido el derecho a la evaluación continua<text:tab/>36</text:a></text:p>
            <text:p text:style-name="P46"><text:a xlink:type="simple" xlink:href="#__RefHeading___Toc14498_1531218039" text:style-name="Index_20_Link" text:visited-style-name="Index_20_Link">11.7. Autoevaluación del profesorado<text:tab/>37</text:a></text:p>
            <text:p text:style-name="P46"><text:a xlink:type="simple" xlink:href="#__RefHeading___Toc9179_1995269317" text:style-name="Index_20_Link" text:visited-style-name="Index_20_Link">11.8. Evaluación de la programación<text:tab/>37</text:a></text:p>
            <text:p text:style-name="P45"><text:a xlink:type="simple" xlink:href="#__RefHeading___Toc14500_1531218039" text:style-name="Index_20_Link" text:visited-style-name="Index_20_Link">12. ACTIVIDADES COMPLEMENTARIAS Y EXTRAESCOLARES<text:tab/>37</text:a></text:p>
          </text:index-body>
        </text:table-of-content>
        <text:p text:style-name="P41"/>
      </text:section>
      <text:section text:style-name="Sect3" text:name="Sección2">
        <text:list xml:id="list3053462614" text:style-name="WW8Num2">
          <text:list-item>
            <text:list>
              <text:list-item>
                <text:h text:style-name="Heading_20_2" text:outline-level="2"><text:bookmark-start text:name="__RefHeading___Toc14340_1531218039"/>1. INTRODUCCIÓN<text:bookmark-end text:name="__RefHeading___Toc14340_1531218039"/></text:h>
              </text:list-item>
            </text:list>
          </text:list-item>
        </text:list>
        <text:p text:style-name="Text_20_body"/>
        <text:p text:style-name="Text_20_body">La formación profesional está orientada tanto al desarrollo y satisfacción personal del alumno como a la obtención de unos conocimientos de tipo técnico y/o humanístico que han de ser preparatorios para el mundo laboral o la Universidad. </text:p>
        <text:p text:style-name="Text_20_body"><text:soft-page-break/>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Text_20_body">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Text_20_body">Durante el curso 2011/2012 se implantan de forma completa los ciclos formativos L.O.E. y se proporciona mecanismos de recuperación a las antiguas enseñanzas L.O.G.S.E.</text:p>
        <text:p text:style-name="Text_20_body">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list xml:id="list234222347352175" text:continue-numbering="true" text:style-name="WW8Num2">
          <text:list-item>
            <text:list>
              <text:list-item>
                <text:h text:style-name="Heading_20_2" text:outline-level="2"><text:bookmark-start text:name="__RefHeading___Toc14342_1531218039"/>2. LEGISLACIÓN APLICABLE<text:bookmark-end text:name="__RefHeading___Toc14342_1531218039"/></text:h>
              </text:list-item>
            </text:list>
          </text:list-item>
        </text:list>
        <text:p text:style-name="Text_20_body">La legislación en la que se basa esta programación didáctica es la siguiente: </text:p>
        <text:list xml:id="list766018418" text:style-name="WW8Num9">
          <text:list-item>
            <text:p text:style-name="P81">Ley 5/2002, de 19 de junio, donde se establece el sistema integral de la formación profesional. </text:p>
          </text:list-item>
          <text:list-item>
            <text:p text:style-name="P81">Ley Orgánica 2/2006, de 3 de mayo, donde se regula la Formación Profesional en <text:soft-page-break/>el sistema educativo, organizándola en ciclos formativos de grado medio y grado superior. </text:p>
          </text:list-item>
          <text:list-item>
            <text:p text:style-name="P81">Real Decreto 1538/2006, de 15 de diciembre, por el que se establece la ordenación general de la formación profesional del sistema educativo, incluyendo los aspectos básicos de la evaluación y efectos de los títulos de formación profesional. </text:p>
          </text:list-item>
          <text:list-item text:start-value="1">
            <text:p text:style-name="P81">Real Decreto 1691/2007, de 14 de diciembre, por el que se establece el título de Técnico en Sistemas Microinformáticos y Redes y se fijan sus enseñanzas mínimas (B.O.E. de 17 de enero del 2008).</text:p>
          </text:list-item>
          <text:list-item>
            <text:p text:style-name="P81">Ley Orgánica de Mejora de la Calidad Educativa (LOMCE) del 28 de noviembre de 2013. <text:s/></text:p>
          </text:list-item>
          <text:list-item>
            <text:p text:style-name="P81">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81">Propuesta de Decreto de la Consejería de Educación del Gobierno de Canarias pendientes de aprobación y publicación en BOC donde se da Información genérica sobre los nuevos currículos LOE de FP en Canarias:</text:p>
          </text:list-item>
          <text:list-item>
            <text:p text:style-name="P124"><text:a xlink:type="simple" xlink:href="http://www.gobiernodecanarias.org/educacion/webfp/Docs/CFLOE/2010/Horario_LOE_Sistemas_Microinformaticos_y_Redes.pdf" text:style-name="Internet_20_link" text:visited-style-name="Visited_20_Internet_20_Link"><text:span text:style-name="Internet_20_link">Horarios de los módulos</text:span></text:a></text:p>
          </text:list-item>
          <text:list-item>
            <text:p text:style-name="P124"><text:a xlink:type="simple" xlink:href="http://www.gobiernodecanarias.org/educacion/webfp/Docs/CFLOE/2011/V2_Informacion_Generica_DEFINITIVA_Nuevos_curriculos.pdf" text:style-name="Internet_20_link" text:visited-style-name="Visited_20_Internet_20_Link"><text:span text:style-name="Internet_20_link">Información genérica de Funcionamiento</text:span></text:a></text:p>
          </text:list-item>
          <text:list-item>
            <text:p text:style-name="P124"><text:a xlink:type="simple" xlink:href="http://www.gobiernodecanarias.org/educacion/webfp/Scripts/documentosCfLOE.asp" text:style-name="Internet_20_link" text:visited-style-name="Visited_20_Internet_20_Link"><text:span text:style-name="Internet_20_link">Documentos Institucionales</text:span></text:a></text:p>
          </text:list-item>
          <text:list-item>
            <text:p text:style-name="P124"><text:a xlink:type="simple" xlink:href="http://www.gobiernodecanarias.org/educacion/webfp/Docs/CFLOE/2010/20101004/InformacionGenericaTransitoriedad.pdf" text:style-name="Internet_20_link" text:visited-style-name="Visited_20_Internet_20_Link"><text:span text:style-name="Internet_20_link">Información sobre Transitopriedad LOGSE-LOE</text:span></text:a></text:p>
          </text:list-item>
          <text:list-item>
            <text:p text:style-name="P124"><text:a xlink:type="simple" xlink:href="http://www.educacion.es/educacion/que-estudiar/formacion-profesional/que-puedo-estudiar/nuevos-titulos/ultimos-titulos.html" text:style-name="Internet_20_link" text:visited-style-name="Visited_20_Internet_20_Link"><text:span text:style-name="Internet_20_link">Información Genérica sobre los nuevos Títulos y Currículos LOE de FP en el MEC</text:span></text:a></text:p>
          </text:list-item>
        </text:list>
        <text:list xml:id="list234223396966039" text:continue-list="list234222347352175" text:style-name="WW8Num2">
          <text:list-item>
            <text:list>
              <text:list-item>
                <text:h text:style-name="Heading_20_2" text:outline-level="2"><text:bookmark-start text:name="__RefHeading___Toc14344_1531218039"/>3. CARACTERÍSTICAS DEL GRUPO<text:bookmark-end text:name="__RefHeading___Toc14344_1531218039"/></text:h>
              </text:list-item>
            </text:list>
          </text:list-item>
        </text:list>
        <text:p text:style-name="P62">La presente Programación va dirigida al alumnado matriculado en segundo curso del Ciclo. </text:p>
        <text:p text:style-name="P62"/>
        <text:p text:style-name="P64"><text:span text:style-name="T25">El grupo está formado por 1</text:span><text:span text:style-name="T26">4</text:span><text:span text:style-name="T25"> alumnos </text:span><text:span text:style-name="T26">y alumnas</text:span><text:span text:style-name="T25"> :</text:span></text:p>
        <text:p text:style-name="P62"/>
        <text:list xml:id="list1482962088" text:style-name="WW8Num12">
          <text:list-item>
            <text:p text:style-name="P113"><text:span text:style-name="T27">S</text:span><text:span text:style-name="T26">e trata 13 alumnos y una alumna.</text:span></text:p>
          </text:list-item>
          <text:list-item>
            <text:p text:style-name="P113"><text:soft-page-break/><text:span text:style-name="T27">Uno de los alumnos </text:span><text:span text:style-name="T28">se encuentra repitiendo</text:span></text:p>
          </text:list-item>
          <text:list-item>
            <text:p text:style-name="P82">La mayoría de los alumnos no residen en el municipio y se desplazan al Centro en transporte público o mediante vehículo propio</text:p>
          </text:list-item>
          <text:list-item>
            <text:p text:style-name="P82">Los conocimientos previos de los alumnos sobre el módulo y el ciclo en general son diversos, observándose buen nivel de conocimientos previos adquiridos el curso pasado, salvo <text:span text:style-name="T58">cuatro alumnos que promocionan con módulos pendientes.</text:span></text:p>
          </text:list-item>
        </text:list>
        <text:p text:style-name="P114">La edad media de la mayoría de los alumnos está comprendida entre los 17 y 2<text:span text:style-name="T59">7</text:span> años por lo que su desarrollo psicoeducativo se corresponde al final de la juventud e inicio de la etapa adulta. </text:p>
        <text:p text:style-name="P114">De entre los alumnos existe un grupo que muestra grandes capacidades lógicas e interés por los módulos, aunque obviamente su interés puede ser superior por algún módulo en concreto.</text:p>
        <text:p text:style-name="P112">Dentro de los alumnos se observa un grupo que han pasado a segundo curso con gran dificultad y esfuerzo.</text:p>
        <text:list xml:id="list234223009720627" text:continue-list="list234223396966039" text:style-name="WW8Num2">
          <text:list-item>
            <text:list>
              <text:list-item>
                <text:h text:style-name="Heading_20_2" text:outline-level="2"><text:bookmark-start text:name="__RefHeading___Toc14346_1531218039"/>4. INTERDISCIPLINARIEDAD<text:bookmark-end text:name="__RefHeading___Toc14346_1531218039"/></text:h>
              </text:list-item>
            </text:list>
          </text:list-item>
        </text:list>
        <text:p text:style-name="P25">Son prerrequisito para este módulo los módulos de primer curso de:</text:p>
        <text:p text:style-name="P25"/>
        <text:list xml:id="list3721293725" text:style-name="WW8Num3">
          <text:list-item>
            <text:p text:style-name="P86">Redes de área local</text:p>
          </text:list-item>
          <text:list-item>
            <text:p text:style-name="P86">Sistemas operativos monopuesto.</text:p>
          </text:list-item>
          <text:list-item>
            <text:p text:style-name="P86">Aplicaciones ofimáticas</text:p>
          </text:list-item>
        </text:list>
        <text:p text:style-name="P42">Además ha de existir una coordinación a la hora de impartir el módulo con los módulos de segundo curso de:</text:p>
        <text:list xml:id="list3979252829" text:style-name="WW8Num11">
          <text:list-item>
            <text:p text:style-name="P80"><text:span text:style-name="T25">Sistemas operativos en red. <text:s/>Para evitar que se solapen y se repitan los contenidos impartidos y para sincronizar la impartición de los mismos.</text:span></text:p>
          </text:list-item>
          <text:list-item>
            <text:p text:style-name="P79">Servicios en red. Sincronizar el servicio que se está impartiendo con contenidos relacionados con el mismo servicio en el módulo de seguridad</text:p>
          </text:list-item>
        </text:list>
        <text:list xml:id="list234222851489700" text:continue-list="list234223009720627" text:style-name="WW8Num2">
          <text:list-item>
            <text:list>
              <text:list-item>
                <text:h text:style-name="Heading_20_2" text:outline-level="2"/>
              </text:list-item>
              <text:list-item>
                <text:h text:style-name="Heading_20_2" text:outline-level="2"><text:bookmark-start text:name="__RefHeading___Toc14348_1531218039"/>5. CAPACIDADES TERMINALES / RESULTADOS DE APRENDIZAJES<text:bookmark-end text:name="__RefHeading___Toc14348_1531218039"/></text:h>
              </text:list-item>
            </text:list>
          </text:list-item>
          <text:list-item>
            <text:h text:style-name="P50" text:outline-level="3"/>
          </text:list-item>
          <text:list-item>
            <text:h text:style-name="P50" text:outline-level="3"><text:bookmark-start text:name="__RefHeading___Toc9171_1995269317"/>5.1. Objetivos estratégicos de la Consejería de Educación<text:bookmark-end text:name="__RefHeading___Toc9171_1995269317"/></text:h>
          </text:list-item>
        </text:list>
        <text:list xml:id="list2370599150" text:style-name="L1">
          <text:list-item>
            <text:p text:style-name="P65">Adecuación del sistema educativo a las nuevas circunstancias sociales.</text:p>
          </text:list-item>
          <text:list-item>
            <text:p text:style-name="P65"><text:soft-page-break/>Mejora de los resultados del rendimiento escolar.</text:p>
          </text:list-item>
          <text:list-item>
            <text:p text:style-name="P65">Mejora de las tasas de titulación e idoneidad.</text:p>
          </text:list-item>
          <text:list-item>
            <text:p text:style-name="P65">Reducción del absentismo y abandono escolar.</text:p>
          </text:list-item>
          <text:list-item>
            <text:p text:style-name="P65">Refuerzo del uso de las nuevas tecnologías y los espacios virtuales.</text:p>
          </text:list-item>
          <text:list-item>
            <text:p text:style-name="P65">Adquisición de las competencias por parte del alumnado.</text:p>
          </text:list-item>
          <text:list-item>
            <text:p text:style-name="P65">Mejora de la competencia lingüística en la lengua castellana y lengua extranjera.</text:p>
          </text:list-item>
          <text:list-item>
            <text:p text:style-name="P65">Mayor presencia de los contenidos canarios en los currículos.</text:p>
          </text:list-item>
          <text:list-item>
            <text:p text:style-name="P65">Potenciación de la mejora de un clima de convivencia positiva en los centros educativos.</text:p>
          </text:list-item>
          <text:list-item>
            <text:p text:style-name="P65">Implementación <text:s text:c="2"/>un <text:s text:c="2"/>modelo <text:s text:c="2"/>de <text:s text:c="2"/>atención <text:s text:c="2"/>a <text:s text:c="2"/>la <text:s text:c="2"/>diversidad <text:s text:c="2"/>que <text:s text:c="2"/>incentive <text:s text:c="2"/>y <text:s text:c="2"/>permita <text:s text:c="2"/>la permanencia del alumnado en el sistema educativo.</text:p>
          </text:list-item>
          <text:list-item>
            <text:p text:style-name="P65">Potenciación de la participación de las familias en el proceso educativo.</text:p>
          </text:list-item>
          <text:list-item>
            <text:p text:style-name="P65">Internacionalización de la educación.</text:p>
          </text:list-item>
        </text:list>
        <text:list xml:id="list2659772654378227228" text:style-name="WW8Num2">
          <text:list-item>
            <text:list>
              <text:list-item>
                <text:list>
                  <text:list-item>
                    <text:h text:style-name="P50" text:outline-level="3"/>
                  </text:list-item>
                  <text:list-item>
                    <text:h text:style-name="P50" text:outline-level="3"><text:bookmark-start text:name="__RefHeading__24_79678282"/>5.2. Concreción de objetivos y acciones contemplados en el Plan de Mejora del Centro para el curso 201<text:span text:style-name="T57">7-18</text:span>.<text:bookmark-end text:name="__RefHeading__24_79678282"/></text:h>
                  </text:list-item>
                </text:list>
              </text:list-item>
            </text:list>
          </text:list-item>
        </text:list>
        <text:p text:style-name="P88"/>
        <text:p text:style-name="P88">A partir de los objetivos estratégicos de la Consejería de Educación para este curso <text:s/>el Centro propone el Plan de Mejora del mismo que incluye medidas detalladas para los siguientes apartados:</text:p>
        <text:p text:style-name="P66">1. Mejora del absentismo y abandono escolar.</text:p>
        <text:p text:style-name="P66"/>
        <text:p text:style-name="P66">2. Mejora del rendimiento escolar.</text:p>
        <text:p text:style-name="P66"/>
        <text:p text:style-name="P66">3. Evaluación del proceso de mejora</text:p>
        <text:list xml:id="list234222974979537" text:continue-list="list234222851489700" text:style-name="WW8Num2">
          <text:list-item>
            <text:list>
              <text:list-item>
                <text:list>
                  <text:list-item>
                    <text:h text:style-name="Heading_20_3" text:outline-level="3"><text:bookmark-start text:name="__RefHeading___Toc14354_1531218039"/>5.3. Objetivos comunes del ciclo formativo<text:bookmark-end text:name="__RefHeading___Toc14354_1531218039"/></text:h>
                  </text:list-item>
                </text:list>
              </text:list-item>
            </text:list>
          </text:list-item>
        </text:list>
        <text:p text:style-name="Text_20_body"/>
        <text:p text:style-name="Text_20_body">Adicionalmente, los objetivos comunes para este ciclo formativo son los </text:p>
        <text:p text:style-name="Text_20_body">descritos en el Real Decreto 1691/2007: </text:p>
        <text:p text:style-name="Text_20_body">1. Organizar los componentes físicos y lógicos que forman un sistema microinformático, interpretando su documentación técnica, para aplicar los medios y métodos adecuados a su instalación, montaje y mantenimiento. </text:p>
        <text:p text:style-name="Text_20_body">2. Identificar, ensamblar y conectar componentes y periféricos utilizando las herramientas <text:soft-page-break/>adecuadas, aplicando procedimientos, normas y protocolos de calidad y seguridad, para montar y configurar ordenadores y periféricos. </text:p>
        <text:p text:style-name="Text_20_body">3. Reconocer y ejecutar los procedimientos de instalación de sistemas operativos y programas de aplicación, aplicando protocolos de calidad, para instalar y configurar sistemas microinformáticos. </text:p>
        <text:p text:style-name="Text_20_body">4. Representar la posición de los equipos, líneas de transmisión y demás elementos de una red local, analizando la morfología, condiciones y características del despliegue, para replantear el cableado y la electrónica de la red. </text:p>
        <text:p text:style-name="Text_20_body">5. Ubicar y fijar equipos, líneas, canalizaciones y demás elementos de una red local cableada, inalámbrica o mixta, aplicando procedimientos de montaje y protocolos de calidad y seguridad, para instalar y configurar redes locales. </text:p>
        <text:p text:style-name="Text_20_body">6. Interconectar equipos informáticos, dispositivos de red local y de conexión con redes de área extensa, ejecutando los procedimientos para instalar y configurar redes locales. </text:p>
        <text:p text:style-name="Text_20_body">7. Localizar y reparar averías y disfunciones en los componentes físicos y lógicos para mantener sistemas microinformáticos y redes locales. </text:p>
        <text:p text:style-name="Text_20_body">8. Sustituir y ajustar componentes físicos y lógicos para mantener sistemas microinformáticos y redes locales. </text:p>
        <text:p text:style-name="Text_20_body">9. Interpretar y seleccionar información para elaborar documentación técnica y administrativa. </text:p>
        <text:p text:style-name="Text_20_body">10. Valorar el coste de los componentes físicos, lógicos y la mano de obra, para elaborar presupuestos. </text:p>
        <text:p text:style-name="Text_20_body">11. Reconocer características y posibilidades de los componentes físicos y lógicos, para asesorar y asistir a clientes. </text:p>
        <text:p text:style-name="Text_20_body">12. Detectar y analizar cambios tecnológicos para elegir nuevas alternativas y mantenerse actualizado dentro del sector. </text:p>
        <text:p text:style-name="Text_20_body">13. Reconocer y valorar incidencias, determinando sus causas y describiendo las acciones correctoras para resolverlas. </text:p>
        <text:p text:style-name="Text_20_body">14. Analizar y describir procedimientos de calidad, prevención de riesgos laborales y medioambientales, señalando las acciones a realizar en los casos definidos para actuar <text:soft-page-break/>de acuerdo con las normas estandarizadas.</text:p>
        <text:p text:style-name="Text_20_body">15. Valorar las actividades de trabajo en un proceso productivo, identificando su aportación al proceso global para conseguir los objetivos de la producción. </text:p>
        <text:p text:style-name="Text_20_body">16. Identificar y valorar las oportunidades de aprendizaje y empleo, analizando las ofertas y demandas del mercado laboral para gestionar su carrera profesional. </text:p>
        <text:p text:style-name="Text_20_body">17. Reconocer las oportunidades de negocio, identificando y analizando demandas del </text:p>
        <text:p text:style-name="Text_20_body">mercado para crear y gestionar una pequeña empresa. </text:p>
        <text:p text:style-name="Text_20_body">18. Reconocer sus derechos y deberes como agente activo en la sociedad, analizando el marco legal que regula las condiciones sociales y laborales para participar como ciudadano democrático. </text:p>
        <text:list xml:id="list234224163611531" text:continue-numbering="true" text:style-name="WW8Num2">
          <text:list-item>
            <text:list>
              <text:list-item>
                <text:list>
                  <text:list-item>
                    <text:h text:style-name="Heading_20_3" text:outline-level="3"/>
                  </text:list-item>
                  <text:list-item>
                    <text:h text:style-name="Heading_20_3" text:outline-level="3"><text:bookmark-start text:name="__RefHeading___Toc14356_1531218039"/>5.4. Objetivos específicos del módulo<text:bookmark-end text:name="__RefHeading___Toc14356_1531218039"/></text:h>
                  </text:list-item>
                </text:list>
              </text:list-item>
            </text:list>
          </text:list-item>
        </text:list>
        <text:p text:style-name="Text_20_body"/>
        <text:p text:style-name="Text_20_body">Como objetivos específicos de este modulo podemos seleccionar los siguientes objetivos generales: 1, 3, 4, 5, 7, 10y 11 <text:s/>descritos en el punto anterior y con las unidades de competencia a), c), i), j), l), n), o), p) y t) del título </text:p>
        <text:p text:style-name="Text_20_body">Además incluiremos los siguientes objetivos específicos para este módulo: </text:p>
        <text:p text:style-name="Text_20_body">1. <text:span text:style-name="T41">Aplica medidas de seguridad pasiva en sistemas informáticos describiendo características de entornos y relacionándolas con sus necesidades.</text:span></text:p>
        <text:p text:style-name="Text_20_body">2. <text:span text:style-name="T41">Gestiona dispositivos de almacenamiento describiendo los procedimientos efectuados y aplicando técnicas para asegurar la integridad de la información.</text:span></text:p>
        <text:p text:style-name="Text_20_body">3. <text:span text:style-name="T41">Aplica mecanismos de seguridad activa describiendo sus características y relacionándolas con las necesidades de uso del sistema informático.</text:span><text:span text:style-name="T40"> </text:span></text:p>
        <text:p text:style-name="Text_20_body">4. <text:span text:style-name="T41">Asegura la privacidad de la información transmitida en redes informáticas describiendo vulnerabilidades e instalando software especifico.</text:span></text:p>
        <text:p text:style-name="Text_20_body">5. <text:span text:style-name="T41">Reconoce la legislación y normativa sobre seguridad y protección de datos analizando las repercusiones de su incumplimiento.</text:span></text:p>
        <text:list xml:id="list234223621013042" text:continue-list="list2659772654378227228" text:style-name="WW8Num2">
          <text:list-item>
            <text:list>
              <text:list-item>
                <text:h text:style-name="P51" text:outline-level="3"><text:bookmark-start text:name="__RefHeading___Toc9173_1995269317"/>5.5. <text:span text:style-name="T53">Propuestas de mejora extraídas del análisis de resultados del curso pasado</text:span><text:bookmark-end text:name="__RefHeading___Toc9173_1995269317"/></text:h>
              </text:list-item>
            </text:list>
          </text:list-item>
        </text:list>
        <text:list xml:id="list581404492" text:style-name="L2">
          <text:list-item>
            <text:p text:style-name="P95">Mejorar nivel de inglés del alumnado realizando actividades de forma transversal.</text:p>
          </text:list-item>
          <text:list-item>
            <text:p text:style-name="P95"><text:soft-page-break/>Realizar visitas a empresas del sector.</text:p>
          </text:list-item>
        </text:list>
        <text:list xml:id="list234222535742427" text:continue-list="list234224163611531" text:style-name="WW8Num2">
          <text:list-item>
            <text:list>
              <text:list-item>
                <text:h text:style-name="Heading_20_2" text:outline-level="2"><text:bookmark-start text:name="__RefHeading___Toc14358_1531218039"/>6. ORGANIZACIÓN DE CONTENIDOS<text:bookmark-end text:name="__RefHeading___Toc14358_1531218039"/></text:h>
                <text:list>
                  <text:list-item>
                    <text:h text:style-name="Heading_20_3" text:outline-level="3"/>
                  </text:list-item>
                  <text:list-item>
                    <text:h text:style-name="Heading_20_3" text:outline-level="3"><text:bookmark-start text:name="__RefHeading___Toc14360_1531218039"/>6.1. Contenido organizador<text:bookmark-end text:name="__RefHeading___Toc14360_1531218039"/></text:h>
                  </text:list-item>
                </text:list>
              </text:list-item>
            </text:list>
          </text:list-item>
        </text:list>
        <text:p text:style-name="Text_20_body">El contenido organizador es el punto de partida para la secuenciación de contenidos y la elaboración de unidades de trabajo. </text:p>
        <text:p text:style-name="Text_20_body"><text:span text:style-name="T20">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19">Por lo tanto, el </text:span><text:span text:style-name="T21">conten</text:span><text:span text:style-name="T22">ido organizador</text:span><text:span text:style-name="T20"> para la enseñanza del módulo serán los procedimientos organizados en base a las unidades de competencia asociadas al módulo: </text:span><text:span text:style-name="T23">UC0959_2: Mantener la seguridad de los subsistemas físicos y lógicos en sistemas informáticos, UC0958_2: Ejecutar procedimientos de administración y mantenimiento en el software base y de aplicación de cliente</text:span><text:span text:style-name="T51"> </text:span><text:span text:style-name="T21">y </text:span><text:span text:style-name="T23">UC0957_2: Mantener y regular el subsistema físico en sistemas informáticos.</text:span><text:span text:style-name="T42"> </text:span><text:span text:style-name="T20">El resto de contenidos, actitudes y conceptos, harán de </text:span><text:span text:style-name="T22">soporte</text:span><text:span text:style-name="T20"> en el diseño de la programación.</text:span></text:p>
        <text:list xml:id="list234223474180814" text:continue-numbering="true" text:style-name="WW8Num2">
          <text:list-item>
            <text:list>
              <text:list-item>
                <text:list>
                  <text:list-item>
                    <text:h text:style-name="Heading_20_3" text:outline-level="3"><text:bookmark-start text:name="__RefHeading___Toc14362_1531218039"/>6.2. <text:s/>Relación secuenciada y temporalizada de unidades de trabajo<text:bookmark-end text:name="__RefHeading___Toc14362_1531218039"/></text:h>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UT</text:p>
            </table:table-cell>
            <table:table-cell table:style-name="Tabla2.A1" office:value-type="string">
              <text:p text:style-name="P4">Título</text:p>
            </table:table-cell>
            <table:table-cell table:style-name="Tabla2.A1" office:value-type="string">
              <text:p text:style-name="P4">Horas</text:p>
            </table:table-cell>
            <table:table-cell table:style-name="Tabla2.D1" office:value-type="string">
              <text:p text:style-name="P5"/>
            </table:table-cell>
          </table:table-row>
          <table:table-row table:style-name="Tabla2.1">
            <table:table-cell table:style-name="Tabla2.A2" office:value-type="string">
              <text:p text:style-name="P8">1</text:p>
            </table:table-cell>
            <table:table-cell table:style-name="Tabla2.A2" office:value-type="string">
              <text:p text:style-name="P7">Introducción a la seguridad informática</text:p>
            </table:table-cell>
            <table:table-cell table:style-name="Tabla2.A2" office:value-type="string">
              <text:p text:style-name="P8">2<text:span text:style-name="T54">2</text:span></text:p>
            </table:table-cell>
            <table:table-cell table:style-name="Tabla2.D2" table:number-rows-spanned="3" office:value-type="string">
              <text:p text:style-name="Standard"/>
            </table:table-cell>
          </table:table-row>
          <table:table-row table:style-name="Tabla2.1">
            <table:table-cell table:style-name="Tabla2.A2" office:value-type="string">
              <text:p text:style-name="P8">2</text:p>
            </table:table-cell>
            <table:table-cell table:style-name="Tabla2.A2" office:value-type="string">
              <text:p text:style-name="P7">Seguridad en el entorno físico</text:p>
            </table:table-cell>
            <table:table-cell table:style-name="Tabla2.A2" office:value-type="string">
              <text:p text:style-name="P8">2<text:span text:style-name="T54">4</text:span></text:p>
            </table:table-cell>
            <table:covered-table-cell/>
          </table:table-row>
          <table:table-row table:style-name="Tabla2.1">
            <table:table-cell table:style-name="Tabla2.A2" office:value-type="string">
              <text:p text:style-name="P8">3</text:p>
            </table:table-cell>
            <table:table-cell table:style-name="Tabla2.A2" office:value-type="string">
              <text:p text:style-name="P7">Seguridad en el hardware. Almacenamiento y recuperación de datos</text:p>
            </table:table-cell>
            <table:table-cell table:style-name="Tabla2.A2" office:value-type="string">
              <text:p text:style-name="P8">20</text:p>
            </table:table-cell>
            <table:covered-table-cell/>
          </table:table-row>
          <table:table-row table:style-name="Tabla2.1">
            <table:table-cell table:style-name="Tabla2.A2" office:value-type="string">
              <text:p text:style-name="P8">4</text:p>
            </table:table-cell>
            <table:table-cell table:style-name="Tabla2.A2" office:value-type="string">
              <text:p text:style-name="P7">Sistemas de identificación. Criptografía</text:p>
            </table:table-cell>
            <table:table-cell table:style-name="Tabla2.A2" office:value-type="string">
              <text:p text:style-name="P8">20</text:p>
            </table:table-cell>
            <table:table-cell table:style-name="Tabla2.D2" table:number-rows-spanned="3" office:value-type="string">
              <text:p text:style-name="P8">2º trimestre</text:p>
            </table:table-cell>
          </table:table-row>
          <table:table-row table:style-name="Tabla2.6">
            <table:table-cell table:style-name="Tabla2.A2" office:value-type="string">
              <text:p text:style-name="P8">5</text:p>
            </table:table-cell>
            <table:table-cell table:style-name="Tabla2.A2" office:value-type="string">
              <text:p text:style-name="P7">Amenazas y seguridad del software</text:p>
            </table:table-cell>
            <table:table-cell table:style-name="Tabla2.A2" office:value-type="string">
              <text:p text:style-name="P8">20</text:p>
            </table:table-cell>
            <table:covered-table-cell/>
          </table:table-row>
          <table:table-row table:style-name="Tabla2.6">
            <table:table-cell table:style-name="Tabla2.A2" office:value-type="string">
              <text:p text:style-name="P8">6</text:p>
            </table:table-cell>
            <table:table-cell table:style-name="Tabla2.A2" office:value-type="string">
              <text:p text:style-name="Table_20_Contents"><text:span text:style-name="T6"><text:s/></text:span><text:span text:style-name="T5">Redes seguras</text:span></text:p>
            </table:table-cell>
            <table:table-cell table:style-name="Tabla2.A2" office:value-type="string">
              <text:p text:style-name="P8">20</text:p>
            </table:table-cell>
            <table:covered-table-cell/>
          </table:table-row>
          <table:table-row table:style-name="Tabla2.1">
            <table:table-cell table:style-name="Tabla2.A2" table:number-columns-spanned="2" office:value-type="string">
              <text:p text:style-name="P6">Total</text:p>
            </table:table-cell>
            <table:covered-table-cell/>
            <table:table-cell table:style-name="Tabla2.A2" office:value-type="string">
              <text:p text:style-name="P8">126</text:p>
            </table:table-cell>
            <table:table-cell table:style-name="Tabla2.D8" office:value-type="string">
              <text:p text:style-name="P9"/>
            </table:table-cell>
          </table:table-row>
        </table:table>
        <text:p text:style-name="Text_20_body"/>
        <text:p text:style-name="Text_20_body">Consideraciones:</text:p>
        <text:list xml:id="list3432553481" text:style-name="WW8Num13">
          <text:list-item>
            <text:p text:style-name="P96">La UT0 no se impartirá en bloque al principio del curso sino que se desarrollara de forma transversal durante el desarrollo del resto de unidades.</text:p>
          </text:list-item>
          <text:list-item>
            <text:p text:style-name="P96"><text:soft-page-break/>El primer trimestre está previsto, con el calendario del presente curso permitirá realizar 66 sesiones de clase mientras que el segundo se darán 60. </text:p>
          </text:list-item>
        </text:list>
        <text:list xml:id="list234223644301267" text:continue-list="list234223474180814" text:style-name="WW8Num2">
          <text:list-item>
            <text:list>
              <text:list-item>
                <text:h text:style-name="Heading_20_2" text:outline-level="2"><text:bookmark-start text:name="__RefHeading___Toc14364_1531218039"/>7. UNIDADES DE TRABAJO: ELEMENTOS CURRICULARES Y TEMPORALIZACIÓN<text:bookmark-end text:name="__RefHeading___Toc14364_1531218039"/></text:h>
              </text:list-item>
            </text:list>
          </text:list-item>
        </text:list>
        <text:p text:style-name="Text_20_body">A continuación se enumeran los tipos de actividades que se llevarán a cabo en cada unidad. En el apartado 9.1 criterios metodológicos se profundiza en como se desarrollarán las mismas. </text:p>
        <table:table table:name="Tabla4" table:style-name="Tabla4">
          <table:table-column table:style-name="Tabla4.A"/>
          <table:table-row table:style-name="Tabla4.1">
            <table:table-cell table:style-name="Tabla4.A1" office:value-type="string">
              <text:list xml:id="list234223616896081" text:continue-numbering="true" text:style-name="WW8Num2">
                <text:list-item>
                  <text:list>
                    <text:list-item>
                      <text:list>
                        <text:list-item>
                          <text:h text:style-name="Heading_20_3" text:outline-level="3"><text:bookmark-start text:name="__RefHeading___Toc14376_1531218039"/>U.T. Nº1: <text:span text:style-name="T5">Introducción a la seguridad informática</text:span><text:bookmark-end text:name="__RefHeading___Toc14376_1531218039"/></text:h>
                        </text:list-item>
                      </text:list>
                    </text:list-item>
                  </text:list>
                </text:list-item>
              </text:list>
            </table:table-cell>
          </table:table-row>
          <table:table-row table:style-name="Tabla4.1">
            <table:table-cell table:style-name="Tabla4.A2" office:value-type="string">
              <text:list xml:id="list234222858662344" text:continue-numbering="true" text:style-name="WW8Num2">
                <text:list-item>
                  <text:list>
                    <text:list-item>
                      <text:list>
                        <text:list-item>
                          <text:list>
                            <text:list-item>
                              <text:list>
                                <text:list-item>
                                  <text:h text:style-name="Heading_20_5" text:outline-level="5"><text:bookmark-start text:name="__RefHeading___Toc14378_1531218039"/>Horas: 20<text:bookmark-end text:name="__RefHeading___Toc14378_1531218039"/></text:h>
                                </text:list-item>
                              </text:list>
                            </text:list-item>
                          </text:list>
                        </text:list-item>
                      </text:list>
                    </text:list-item>
                  </text:list>
                </text:list-item>
              </text:list>
            </table:table-cell>
          </table:table-row>
          <table:table-row table:style-name="Tabla4.1">
            <table:table-cell table:style-name="Tabla4.A2" office:value-type="string">
              <text:list xml:id="list234222361839182" text:continue-numbering="true" text:style-name="WW8Num2">
                <text:list-item>
                  <text:list>
                    <text:list-item>
                      <text:list>
                        <text:list-item>
                          <text:list>
                            <text:list-item>
                              <text:list>
                                <text:list-item>
                                  <text:h text:style-name="Heading_20_5" text:outline-level="5"><text:bookmark-start text:name="__RefHeading___Toc14380_1531218039"/>Orientaciones<text:bookmark-end text:name="__RefHeading___Toc14380_1531218039"/></text:h>
                                </text:list-item>
                              </text:list>
                            </text:list-item>
                          </text:list>
                        </text:list-item>
                      </text:list>
                    </text:list-item>
                  </text:list>
                </text:list-item>
              </text:list>
            </table:table-cell>
          </table:table-row>
          <table:table-row table:style-name="Tabla4.1">
            <table:table-cell table:style-name="Tabla4.A2" office:value-type="string">
              <text:p text:style-name="Text_20_body">Ésta es la primera unidad del módulo y como tal, se introducirán una serie de términos y conceptos necesarios para que abordar el resto de unidades. En algunos casos, estos conceptos, sevolverán a ver con mayor profundidad en unidades posteriores.</text:p>
              <text:p text:style-name="Text_20_body">En esta unidad se verá la legislación vigente en lo relativo a protección de datos personales y los servicios de Internet. </text:p>
              <text:p text:style-name="P38">En coordinación con el módulo de servicios en red, en esta unidad se verán las vulnerabilidades, amenzas y medidas de protección del servicio de DHCP</text:p>
            </table:table-cell>
          </table:table-row>
          <table:table-row table:style-name="Tabla4.1">
            <table:table-cell table:style-name="Tabla4.A2" office:value-type="string">
              <text:list xml:id="list234222967670089" text:continue-numbering="true" text:style-name="WW8Num2">
                <text:list-item>
                  <text:list>
                    <text:list-item>
                      <text:list>
                        <text:list-item>
                          <text:list>
                            <text:list-item>
                              <text:list>
                                <text:list-item>
                                  <text:h text:style-name="Heading_20_5" text:outline-level="5"><text:bookmark-start text:name="__RefHeading___Toc14382_1531218039"/>Objetivos<text:bookmark-end text:name="__RefHeading___Toc14382_1531218039"/></text:h>
                                </text:list-item>
                              </text:list>
                            </text:list-item>
                          </text:list>
                        </text:list-item>
                      </text:list>
                    </text:list-item>
                  </text:list>
                </text:list-item>
              </text:list>
            </table:table-cell>
          </table:table-row>
          <table:table-row table:style-name="Tabla4.1">
            <table:table-cell table:style-name="Tabla4.A2" office:value-type="string">
              <text:list xml:id="list3493433431" text:style-name="WW8Num16">
                <text:list-item>
                  <text:p text:style-name="P131"><text:span text:style-name="T24">Comprender el significado de seguridad informática, conocer las propiedades de un sistema seguro y distinguir diversos conceptos y terminología de seguridad. </text:span></text:p>
                </text:list-item>
                <text:list-item>
                  <text:p text:style-name="P131">Conocer las directrices de las principales leyes relacionadas con seguridad, Internet, protección de los datos de carácter personal y propiedad intelectual. </text:p>
                </text:list-item>
                <text:list-item>
                  <text:p text:style-name="P131">Sentar las bases para: </text:p>
                  <text:list>
                    <text:list-item>
                      <text:p text:style-name="P131">Elaborar documentación técnica y administrativa del sistema, cumpliendo las normas y reglamentación del sector, para su mantenimiento y la asistencia al cliente. </text:p>
                    </text:list-item>
                    <text:list-item>
                      <text:p text:style-name="P131">Asesorar y asistir al cliente, canalizando a un nivel superior los supuestos que lo requieran, para encontrar soluciones adecuadas a las necesidades de este. </text:p>
                    </text:list-item>
                    <text:list-item>
                      <text:p text:style-name="P131">Mantener un espíritu constante de innovación y actualización en el ámbito del sector informático. </text:p>
                    </text:list-item>
                    <text:list-item>
                      <text:p text:style-name="P131">Aplicar los protocolos y normas de seguridad, calidad y respeto al medio ambiente en las intervenciones realizadas. </text:p>
                    </text:list-item>
                    <text:list-item>
                      <text:p text:style-name="P131">Cumplir con los objetivos de la producción, colaborando con el equipo de trabajo y actuando conforme a los principios de responsabilidad y tolerancia. </text:p>
                    </text:list-item>
                  </text:list>
                </text:list-item>
              </text:list>
            </table:table-cell>
          </table:table-row>
          <table:table-row table:style-name="Tabla4.1">
            <table:table-cell table:style-name="Tabla4.A2" office:value-type="string">
              <text:list xml:id="list234222572117081" text:continue-list="list234222967670089" text:style-name="WW8Num2">
                <text:list-item>
                  <text:list>
                    <text:list-item>
                      <text:list>
                        <text:list-item>
                          <text:list>
                            <text:list-item>
                              <text:list>
                                <text:list-item>
                                  <text:h text:style-name="Heading_20_5" text:outline-level="5"><text:bookmark-start text:name="__RefHeading___Toc14384_1531218039"/>Criterios de evaluación<text:bookmark-end text:name="__RefHeading___Toc14384_1531218039"/></text:h>
                                </text:list-item>
                              </text:list>
                            </text:list-item>
                          </text:list>
                        </text:list-item>
                      </text:list>
                    </text:list-item>
                  </text:list>
                </text:list-item>
              </text:list>
            </table:table-cell>
          </table:table-row>
          <table:table-row table:style-name="Tabla4.1">
            <table:table-cell table:style-name="Tabla4.A2" office:value-type="string">
              <text:p text:style-name="Text_20_body"><text:span text:style-name="T18">a) </text:span><text:span text:style-name="T24">Conoce la importancia de proteger los equipos de un sistema informático.</text:span></text:p>
              <text:p text:style-name="P32"><text:soft-page-break/>b) Conoce la importancia de mantener la información de un sistema informático segura.</text:p>
              <text:p text:style-name="P32">c) Identifica los elementos de seguridad física y seguridad lógica en un sistema informático.</text:p>
              <text:p text:style-name="P32">d) Identifica los elementos de seguridad activa y seguridad pasiva en un sistema informático.</text:p>
              <text:p text:style-name="P32">e)Conoce los objetivos de la seguridad informática y los relaciona con las amenazas.</text:p>
              <text:p text:style-name="P32">f) Conoce y sabe aplicar la legislación vigente referente a la seguridad informática.</text:p>
              <text:p text:style-name="P37"><text:span text:style-name="T24">g) Conoce las vulnerabilidades del servicio de DHCP aplica ataques y medidas de protección a dicho servicio</text:span><text:span text:style-name="T18"> </text:span></text:p>
            </table:table-cell>
          </table:table-row>
          <table:table-row table:style-name="Tabla4.1">
            <table:table-cell table:style-name="Tabla4.A2" office:value-type="string">
              <text:list xml:id="list234223145911430" text:continue-numbering="true" text:style-name="WW8Num2">
                <text:list-item>
                  <text:list>
                    <text:list-item>
                      <text:list>
                        <text:list-item>
                          <text:list>
                            <text:list-item>
                              <text:list>
                                <text:list-item>
                                  <text:h text:style-name="Heading_20_5" text:outline-level="5"><text:bookmark-start text:name="__RefHeading___Toc14386_1531218039"/>Contenidos soporte<text:bookmark-end text:name="__RefHeading___Toc14386_1531218039"/></text:h>
                                </text:list-item>
                              </text:list>
                            </text:list-item>
                          </text:list>
                        </text:list-item>
                      </text:list>
                    </text:list-item>
                  </text:list>
                </text:list-item>
              </text:list>
            </table:table-cell>
          </table:table-row>
          <table:table-row table:style-name="Tabla4.1">
            <table:table-cell table:style-name="Tabla4.A2" office:value-type="string">
              <text:p text:style-name="P19"/>
              <text:list xml:id="list3822863121" text:style-name="WW8Num18">
                <text:list-item>
                  <text:p text:style-name="P133">Introducción a la seguridad informática. </text:p>
                </text:list-item>
                <text:list-item>
                  <text:p text:style-name="P133">Clasificación de seguridad. </text:p>
                  <text:list>
                    <text:list-item>
                      <text:p text:style-name="P139">Seguridad activa y pasiva. </text:p>
                    </text:list-item>
                    <text:list-item>
                      <text:p text:style-name="P139">Seguridad física y lógica. </text:p>
                    </text:list-item>
                  </text:list>
                </text:list-item>
                <text:list-item>
                  <text:p text:style-name="P133">Objetivos de la seguridad informática. </text:p>
                  <text:list>
                    <text:list-item>
                      <text:p text:style-name="P139">Principales aspectos de seguridad. </text:p>
                    </text:list-item>
                  </text:list>
                </text:list-item>
                <text:list-item>
                  <text:p text:style-name="P133">Amenazas y fraudes en los sistemas de información. </text:p>
                  <text:list>
                    <text:list-item>
                      <text:p text:style-name="P139">Vulnerabilidades, amenazas y ataques. </text:p>
                    </text:list-item>
                    <text:list-item>
                      <text:p text:style-name="P139">Tipos de ataques. </text:p>
                    </text:list-item>
                    <text:list-item>
                      <text:p text:style-name="P139">Mecanismos de seguridad. </text:p>
                    </text:list-item>
                  </text:list>
                </text:list-item>
                <text:list-item>
                  <text:p text:style-name="P133">Gestión de riesgos. </text:p>
                  <text:list>
                    <text:list-item>
                      <text:p text:style-name="P139">Proceso de estimación de riesgos. </text:p>
                    </text:list-item>
                    <text:list-item>
                      <text:p text:style-name="P139">Políticas de seguridad. </text:p>
                    </text:list-item>
                    <text:list-item>
                      <text:p text:style-name="P139">Auditorías. </text:p>
                    </text:list-item>
                    <text:list-item>
                      <text:p text:style-name="P139">Plan de contingencias. </text:p>
                    </text:list-item>
                  </text:list>
                </text:list-item>
                <text:list-item>
                  <text:p text:style-name="P133">Legislación: LOPD. </text:p>
                  <text:list>
                    <text:list-item>
                      <text:p text:style-name="P139">Ámbito de aplicación. </text:p>
                    </text:list-item>
                    <text:list-item>
                      <text:p text:style-name="P139">Agencia española de protección de datos. </text:p>
                    </text:list-item>
                    <text:list-item>
                      <text:p text:style-name="P139">Derechos ARCO. </text:p>
                    </text:list-item>
                    <text:list-item>
                      <text:p text:style-name="P139">Niveles de seguridad y medidas asociadas. </text:p>
                    </text:list-item>
                    <text:list-item>
                      <text:p text:style-name="P139"><text:soft-page-break/>Infracciones y sanciones. </text:p>
                    </text:list-item>
                  </text:list>
                </text:list-item>
                <text:list-item>
                  <text:p text:style-name="P133">Legislación: LSSI. </text:p>
                  <text:list>
                    <text:list-item>
                      <text:p text:style-name="P139">Ámbito de aplicación. </text:p>
                    </text:list-item>
                    <text:list-item>
                      <text:p text:style-name="P139">Obligaciones de las empresas. </text:p>
                    </text:list-item>
                  </text:list>
                </text:list-item>
                <text:list-item>
                  <text:p text:style-name="P133">Legislación: Derechos de autor. </text:p>
                  <text:list>
                    <text:list-item>
                      <text:p text:style-name="P139">Ley de Propiedad Intelectual. </text:p>
                    </text:list-item>
                    <text:list-item>
                      <text:p text:style-name="P139">Copyright y copyleft. </text:p>
                    </text:list-item>
                    <text:list-item>
                      <text:p text:style-name="P142">Licencias Creative Commons. </text:p>
                    </text:list-item>
                  </text:list>
                </text:list-item>
              </text:list>
              <text:p text:style-name="P27"/>
            </table:table-cell>
          </table:table-row>
          <table:table-row table:style-name="Tabla4.1">
            <table:table-cell table:style-name="Tabla4.A2" office:value-type="string">
              <text:list xml:id="list234223537453316" text:continue-list="list234223145911430" text:style-name="WW8Num2">
                <text:list-item>
                  <text:list>
                    <text:list-item>
                      <text:list>
                        <text:list-item>
                          <text:list>
                            <text:list-item>
                              <text:list>
                                <text:list-item>
                                  <text:h text:style-name="Heading_20_5" text:outline-level="5"><text:bookmark-start text:name="__RefHeading___Toc14388_1531218039"/>Contenidos organizadores:<text:bookmark-end text:name="__RefHeading___Toc14388_1531218039"/></text:h>
                                </text:list-item>
                              </text:list>
                            </text:list-item>
                          </text:list>
                        </text:list-item>
                      </text:list>
                    </text:list-item>
                  </text:list>
                </text:list-item>
              </text:list>
            </table:table-cell>
          </table:table-row>
          <table:table-row table:style-name="Tabla4.1">
            <table:table-cell table:style-name="Tabla4.A2" office:value-type="string">
              <text:p text:style-name="Text_20_body">Vulnerabilidades y ataques al servicio DHCP</text:p>
              <text:p text:style-name="P38">Medidas de protección al servicio DHCP</text:p>
            </table:table-cell>
          </table:table-row>
        </table:table>
        <text:p text:style-name="Standard"/>
        <table:table table:name="Tabla5" table:style-name="Tabla5">
          <table:table-column table:style-name="Tabla5.A"/>
          <table:table-row table:style-name="Tabla5.1">
            <table:table-cell table:style-name="Tabla5.A1" office:value-type="string">
              <text:list xml:id="list234223473409315" text:continue-numbering="true" text:style-name="WW8Num2">
                <text:list-item>
                  <text:list>
                    <text:list-item>
                      <text:list>
                        <text:list-item>
                          <text:h text:style-name="Heading_20_3" text:outline-level="3"><text:bookmark-start text:name="__RefHeading___Toc14390_1531218039"/>U.T. Nº2: <text:span text:style-name="T5">Seguridad en el entorno físico</text:span><text:bookmark-end text:name="__RefHeading___Toc14390_1531218039"/></text:h>
                        </text:list-item>
                      </text:list>
                    </text:list-item>
                  </text:list>
                </text:list-item>
              </text:list>
            </table:table-cell>
          </table:table-row>
          <table:table-row table:style-name="Tabla5.1">
            <table:table-cell table:style-name="Tabla5.A2" office:value-type="string">
              <text:list xml:id="list234223080138130" text:continue-numbering="true" text:style-name="WW8Num2">
                <text:list-item>
                  <text:list>
                    <text:list-item>
                      <text:list>
                        <text:list-item>
                          <text:list>
                            <text:list-item>
                              <text:list>
                                <text:list-item>
                                  <text:h text:style-name="Heading_20_5" text:outline-level="5"><text:bookmark-start text:name="__RefHeading___Toc14392_1531218039"/>Horas: 20<text:bookmark-end text:name="__RefHeading___Toc14392_1531218039"/></text:h>
                                </text:list-item>
                              </text:list>
                            </text:list-item>
                          </text:list>
                        </text:list-item>
                      </text:list>
                    </text:list-item>
                  </text:list>
                </text:list-item>
              </text:list>
            </table:table-cell>
          </table:table-row>
          <table:table-row table:style-name="Tabla5.1">
            <table:table-cell table:style-name="Tabla5.A2" office:value-type="string">
              <text:list xml:id="list234223425013501" text:continue-numbering="true" text:style-name="WW8Num2">
                <text:list-item>
                  <text:list>
                    <text:list-item>
                      <text:list>
                        <text:list-item>
                          <text:list>
                            <text:list-item>
                              <text:list>
                                <text:list-item>
                                  <text:h text:style-name="Heading_20_5" text:outline-level="5"><text:bookmark-start text:name="__RefHeading___Toc14394_1531218039"/>Orientaciones<text:bookmark-end text:name="__RefHeading___Toc14394_1531218039"/></text:h>
                                </text:list-item>
                              </text:list>
                            </text:list-item>
                          </text:list>
                        </text:list-item>
                      </text:list>
                    </text:list-item>
                  </text:list>
                </text:list-item>
              </text:list>
            </table:table-cell>
          </table:table-row>
          <table:table-row table:style-name="Tabla5.1">
            <table:table-cell table:style-name="Tabla5.A2" office:value-type="string">
              <text:p text:style-name="Text_20_body">A lo largo de esta unidad se comprenderá la importancia de la seguridad en el entrono físico (estancias, plantas y edificios) de un sistema de información. </text:p>
              <text:p text:style-name="Text_20_body">Se conocerán algunos sistemas de control de acceso a personas al recinto y sabremos cuál es la temperatura y la humedad idóneas, para las distintas áreas de equipamiento informático. Podremos conocer los riesgos de inundación y fuego y prevenirlos y comprenderás que el conocimiento de los puntos débiles de sistemas es fundamental. </text:p>
              <text:p text:style-name="Text_20_body">A lo largo de esta unidad veremos los conceptos básicos de seguridad en el entorno físico. Incidiendo en la seguridad activa como elemento de detección de riesgos. </text:p>
              <text:p text:style-name="Text_20_body">Además de comprender ciertos conceptos, esta unidad te ayudará a reflexionar sobre las medidas de seguridad a tomar teniendo en cuenta las características de la empresa que las solicita. </text:p>
              <text:p text:style-name="Text_20_body">Como ejemplo del lugar donde más medidas de seguridad deben ser tomadas se tomará un DATACENTER profundizando en cómo se controla el acceso a ellos con sistemas biométricos. </text:p>
              <text:p text:style-name="P38"><text:soft-page-break/>En coordinación con el módulo de servicios se veran las vulnerabilidades, ataques y medidas de protección del servicio de DNS</text:p>
            </table:table-cell>
          </table:table-row>
          <table:table-row table:style-name="Tabla5.1">
            <table:table-cell table:style-name="Tabla5.A2" office:value-type="string">
              <text:list xml:id="list234222338699225" text:continue-numbering="true" text:style-name="WW8Num2">
                <text:list-item>
                  <text:list>
                    <text:list-item>
                      <text:list>
                        <text:list-item>
                          <text:list>
                            <text:list-item>
                              <text:list>
                                <text:list-item>
                                  <text:h text:style-name="Heading_20_5" text:outline-level="5"><text:bookmark-start text:name="__RefHeading___Toc14396_1531218039"/>Objetivos<text:bookmark-end text:name="__RefHeading___Toc14396_1531218039"/></text:h>
                                </text:list-item>
                              </text:list>
                            </text:list-item>
                          </text:list>
                        </text:list-item>
                      </text:list>
                    </text:list-item>
                  </text:list>
                </text:list-item>
              </text:list>
            </table:table-cell>
          </table:table-row>
          <table:table-row table:style-name="Tabla5.1">
            <table:table-cell table:style-name="Tabla5.A2" office:value-type="string">
              <text:p text:style-name="P20">En esta unidad se alcanza el resultado de aprendizaje 3 del ciclo: "Aplica mecanismos de seguridad activa describiendo sus características y relacionándolas con las necesidades de uso del sistema informático". </text:p>
              <text:p text:style-name="P22"><text:s/></text:p>
              <text:list xml:id="list933620847" text:style-name="WW8Num19">
                <text:list-item>
                  <text:p text:style-name="P74"><text:span text:style-name="T38">Conocer las diferencias entre seguridad activa y pasiva. </text:span></text:p>
                </text:list-item>
                <text:list-item>
                  <text:p text:style-name="P67">Conocer los elementos físicos de la seguridad pasiva. </text:p>
                </text:list-item>
                <text:list-item>
                  <text:p text:style-name="P67">Conocer las mejores características para la ubicación física de los equipos informáticos. </text:p>
                </text:list-item>
                <text:list-item>
                  <text:p text:style-name="P67">Conocer la necesidad y características de los sistemas de alimentación ininterrumpida. </text:p>
                </text:list-item>
                <text:list-item>
                  <text:p text:style-name="P67">Conocer la importancia de otros elementos importantes para evitar perder el sistema informático y su información en caso de cualquier contingencia.</text:p>
                </text:list-item>
              </text:list>
            </table:table-cell>
          </table:table-row>
          <table:table-row table:style-name="Tabla5.1">
            <table:table-cell table:style-name="Tabla5.A2" office:value-type="string">
              <text:list xml:id="list234223113796254" text:continue-list="list234222338699225" text:style-name="WW8Num2">
                <text:list-item>
                  <text:list>
                    <text:list-item>
                      <text:list>
                        <text:list-item>
                          <text:list>
                            <text:list-item>
                              <text:list>
                                <text:list-item>
                                  <text:h text:style-name="Heading_20_5" text:outline-level="5"><text:bookmark-start text:name="__RefHeading___Toc14398_1531218039"/>Criterios de evaluación<text:bookmark-end text:name="__RefHeading___Toc14398_1531218039"/></text:h>
                                </text:list-item>
                              </text:list>
                            </text:list-item>
                          </text:list>
                        </text:list-item>
                      </text:list>
                    </text:list-item>
                  </text:list>
                </text:list-item>
              </text:list>
            </table:table-cell>
          </table:table-row>
          <table:table-row table:style-name="Tabla5.1">
            <table:table-cell table:style-name="Tabla5.A2" office:value-type="string">
              <text:p text:style-name="P21">a) Diferencia los elementos de seguridad activa y seguridad pasiva en un sistema informático.</text:p>
              <text:p text:style-name="P21">b) Identifica los elementos del entorno involucrados en un sistema informático y las medidas de seguridad asociadas a los mismos</text:p>
              <text:p text:style-name="P21">c) Selecciona ubicaciones idóneas para los equipos informáticos, así como determina sus condiciones ambientales.</text:p>
              <text:p text:style-name="P21">d) Sabe diferenciar y selecciones los diferentes sistemas de control de acceso.</text:p>
              <text:p text:style-name="P21">e) Conoce las características de los CPD y reconoce las medidas de seguridad física especiales que hay que aplicar en los mismos</text:p>
              <text:p text:style-name="P21">f) Diferencia entre políticas, planes y procedimientos de seguridad y conoce los elementos necesarios para definir una correcta política de seguridad</text:p>
              <text:p text:style-name="P21">g) Conoce las vulnerabilidades del servicio de DNS aplica ataques y medidas de protección a dicho servicio</text:p>
            </table:table-cell>
          </table:table-row>
          <table:table-row table:style-name="Tabla5.1">
            <table:table-cell table:style-name="Tabla5.A2" office:value-type="string">
              <text:list xml:id="list234223715526490" text:continue-numbering="true" text:style-name="WW8Num2">
                <text:list-item>
                  <text:list>
                    <text:list-item>
                      <text:list>
                        <text:list-item>
                          <text:list>
                            <text:list-item>
                              <text:list>
                                <text:list-item>
                                  <text:h text:style-name="Heading_20_5" text:outline-level="5"><text:bookmark-start text:name="__RefHeading___Toc14400_1531218039"/>Contenidos soporte<text:bookmark-end text:name="__RefHeading___Toc14400_1531218039"/></text:h>
                                </text:list-item>
                              </text:list>
                            </text:list-item>
                          </text:list>
                        </text:list-item>
                      </text:list>
                    </text:list-item>
                  </text:list>
                </text:list-item>
              </text:list>
            </table:table-cell>
          </table:table-row>
          <table:table-row table:style-name="Tabla5.1">
            <table:table-cell table:style-name="Tabla5.A2" office:value-type="string">
              <text:list xml:id="list3716152019" text:style-name="WW8Num20">
                <text:list-item>
                  <text:p text:style-name="P98"><text:span text:style-name="T44">Seguridad en el entorno físico. </text:span></text:p>
                </text:list-item>
                <text:list-item>
                  <text:p text:style-name="P98">Acceso de personas al recinto. </text:p>
                </text:list-item>
                <text:list-item>
                  <text:p text:style-name="P98">Alarma contra intrusos. </text:p>
                </text:list-item>
                <text:list-item>
                  <text:p text:style-name="P98">Instalación eléctrica. </text:p>
                </text:list-item>
                <text:list-item>
                  <text:p text:style-name="P98">Seguridad de materiales eléctricos y protección de personas frente a la electricidad. </text:p>
                </text:list-item>
                <text:list-item>
                  <text:p text:style-name="P98">Condiciones ambientales: Humedad y temperatura. </text:p>
                </text:list-item>
                <text:list-item>
                  <text:p text:style-name="P98">Enemigos de los ordenadores: Partículas de polvo, agua y fuego. </text:p>
                </text:list-item>
                <text:list-item>
                  <text:p text:style-name="P97"><text:soft-page-break/>Centro de proceso de datos y su entorno físico. </text:p>
                  <text:list>
                    <text:list-item>
                      <text:p text:style-name="P97">Infraestructura. </text:p>
                    </text:list-item>
                    <text:list-item>
                      <text:p text:style-name="P97">Acceso. </text:p>
                    </text:list-item>
                    <text:list-item>
                      <text:p text:style-name="P97">Redundancia. </text:p>
                    </text:list-item>
                  </text:list>
                </text:list-item>
                <text:list-item>
                  <text:p text:style-name="P97">Sistemas de control de acceso. </text:p>
                  <text:list>
                    <text:list-item>
                      <text:p text:style-name="P97">Personal de vigilancia y control. </text:p>
                    </text:list-item>
                    <text:list-item>
                      <text:p text:style-name="P97">Dispositivos de control de acceso en un datacenter. </text:p>
                    </text:list-item>
                    <text:list-item>
                      <text:p text:style-name="P97">iButton, Touch memories o llaves electrónicas de contacto. </text:p>
                    </text:list-item>
                    <text:list-item>
                      <text:p text:style-name="P97">Sistemas de reconocimiento de personas. </text:p>
                      <text:list>
                        <text:list-item>
                          <text:p text:style-name="P97">Sistemas biométricos e identificación personal. </text:p>
                        </text:list-item>
                        <text:list-item>
                          <text:p text:style-name="P97">Propiedades (ideales) de los rasgos biométricos. </text:p>
                        </text:list-item>
                        <text:list-item>
                          <text:p text:style-name="P97">Sistemas biométricos más utilizados. </text:p>
                        </text:list-item>
                        <text:list-item>
                          <text:p text:style-name="P97">Comparación de métodos biométricos. </text:p>
                        </text:list-item>
                      </text:list>
                    </text:list-item>
                  </text:list>
                </text:list-item>
                <text:list-item>
                  <text:p text:style-name="P97">Políticas, planes y procedimientos de seguridad. </text:p>
                  <text:list>
                    <text:list-item>
                      <text:p text:style-name="P97">Elementos de las políticas de seguridad. </text:p>
                    </text:list-item>
                    <text:list-item>
                      <text:p text:style-name="P97">Características deseables de las políticas de seguridad. </text:p>
                    </text:list-item>
                    <text:list-item>
                      <text:p text:style-name="P97">Definición e implantación de las políticas de seguridad. </text:p>
                    </text:list-item>
                    <text:list-item>
                      <text:p text:style-name="P97">Inventario y auditoría. </text:p>
                    </text:list-item>
                    <text:list-item>
                      <text:p text:style-name="P143">Elementos de las políticas de seguridad. </text:p>
                    </text:list-item>
                  </text:list>
                </text:list-item>
              </text:list>
            </table:table-cell>
          </table:table-row>
          <table:table-row table:style-name="Tabla5.1">
            <table:table-cell table:style-name="Tabla5.A2" office:value-type="string">
              <text:p text:style-name="P39">Contenidos organizadores:</text:p>
            </table:table-cell>
          </table:table-row>
          <table:table-row table:style-name="Tabla5.1">
            <table:table-cell table:style-name="Tabla5.A2" office:value-type="string">
              <text:p text:style-name="Text_20_body">Servicio de DNS. Vulnerabilidades y ataques</text:p>
              <text:p text:style-name="Text_20_body">Servicio de DNS. Medidas de protección</text:p>
              <text:p text:style-name="Text_20_body">Almacenamiento redundante. DRBD</text:p>
              <text:p text:style-name="P38">Alta disponibilidad de servicios. Heartbeat</text:p>
            </table:table-cell>
          </table:table-row>
        </table:table>
        <text:p text:style-name="Standard"/>
        <text:list xml:id="list234222424522915" text:continue-list="list234223715526490" text:style-name="WW8Num2">
          <text:list-item>
            <text:list>
              <text:list-item>
                <text:h text:style-name="Heading_20_2" text:outline-level="2"><text:soft-page-break/></text:h>
              </text:list-item>
            </text:list>
          </text:list-item>
        </text:list>
        <table:table table:name="Tabla6" table:style-name="Tabla6">
          <table:table-column table:style-name="Tabla6.A"/>
          <table:table-row table:style-name="Tabla6.1">
            <table:table-cell table:style-name="Tabla6.A1" office:value-type="string">
              <text:list xml:id="list234224084225164" text:continue-numbering="true" text:style-name="WW8Num2">
                <text:list-item>
                  <text:list>
                    <text:list-item>
                      <text:list>
                        <text:list-item>
                          <text:h text:style-name="Heading_20_3" text:outline-level="3"><text:bookmark-start text:name="__RefHeading___Toc14402_1531218039"/>U.T. Nº3: <text:span text:style-name="T5">Seguridad en el hardware. Almacenamiento y recuperación de datos </text:span><text:bookmark-end text:name="__RefHeading___Toc14402_1531218039"/></text:h>
                        </text:list-item>
                      </text:list>
                    </text:list-item>
                  </text:list>
                </text:list-item>
              </text:list>
            </table:table-cell>
          </table:table-row>
          <table:table-row table:style-name="Tabla6.1">
            <table:table-cell table:style-name="Tabla6.A2" office:value-type="string">
              <text:list xml:id="list234224091145362" text:continue-numbering="true" text:style-name="WW8Num2">
                <text:list-item>
                  <text:list>
                    <text:list-item>
                      <text:list>
                        <text:list-item>
                          <text:list>
                            <text:list-item>
                              <text:list>
                                <text:list-item>
                                  <text:h text:style-name="Heading_20_5" text:outline-level="5"><text:bookmark-start text:name="__RefHeading___Toc14404_1531218039"/>Horas: 20<text:bookmark-end text:name="__RefHeading___Toc14404_1531218039"/></text:h>
                                </text:list-item>
                              </text:list>
                            </text:list-item>
                          </text:list>
                        </text:list-item>
                      </text:list>
                    </text:list-item>
                  </text:list>
                </text:list-item>
              </text:list>
            </table:table-cell>
          </table:table-row>
          <table:table-row table:style-name="Tabla6.1">
            <table:table-cell table:style-name="Tabla6.A2" office:value-type="string">
              <text:list xml:id="list234223106818634" text:continue-numbering="true" text:style-name="WW8Num2">
                <text:list-item>
                  <text:list>
                    <text:list-item>
                      <text:list>
                        <text:list-item>
                          <text:list>
                            <text:list-item>
                              <text:list>
                                <text:list-item>
                                  <text:h text:style-name="Heading_20_5" text:outline-level="5"><text:bookmark-start text:name="__RefHeading___Toc14406_1531218039"/>Orientaciones<text:bookmark-end text:name="__RefHeading___Toc14406_1531218039"/></text:h>
                                </text:list-item>
                              </text:list>
                            </text:list-item>
                          </text:list>
                        </text:list-item>
                      </text:list>
                    </text:list-item>
                  </text:list>
                </text:list-item>
              </text:list>
            </table:table-cell>
          </table:table-row>
          <table:table-row table:style-name="Tabla6.1">
            <table:table-cell table:style-name="Tabla6.A2" office:value-type="string">
              <text:p text:style-name="Text_20_body">En esta unidad se dan a conocer una serie de problemas que pueden ser ocasionados por fallos del hardware. Del mismo modo, se muestran una serie de procedimientos y técnicas para almacenar los datos de forma segura y mantener la integridad de la información.</text:p>
              <text:p text:style-name="P38">Además, esta unidad, tratará de concienciar al alumnado sobre la importancia de realizar copias de seguridad de los datos y transmitir los conocimientos básicos para tratar de recuperar la información en caso de desastre. </text:p>
            </table:table-cell>
          </table:table-row>
          <table:table-row table:style-name="Tabla6.1">
            <table:table-cell table:style-name="Tabla6.A2" office:value-type="string">
              <text:list xml:id="list234223220770919" text:continue-numbering="true" text:style-name="WW8Num2">
                <text:list-item>
                  <text:list>
                    <text:list-item>
                      <text:list>
                        <text:list-item>
                          <text:list>
                            <text:list-item>
                              <text:list>
                                <text:list-item>
                                  <text:h text:style-name="Heading_20_5" text:outline-level="5"><text:bookmark-start text:name="__RefHeading___Toc14408_1531218039"/>Objetivos<text:bookmark-end text:name="__RefHeading___Toc14408_1531218039"/></text:h>
                                </text:list-item>
                              </text:list>
                            </text:list-item>
                          </text:list>
                        </text:list-item>
                      </text:list>
                    </text:list-item>
                  </text:list>
                </text:list-item>
              </text:list>
            </table:table-cell>
          </table:table-row>
          <table:table-row table:style-name="Tabla6.1">
            <table:table-cell table:style-name="Tabla6.A2" office:value-type="string">
              <text:p text:style-name="Text_20_body">Gestionar dispositivos de almacenamiento describiendo los procedimientos efectuados y aplicando técnicas para asegurar la integridad de la información. (Resultado de aprendizaje 3). </text:p>
              <text:list xml:id="list1611377351" text:style-name="WW8Num21">
                <text:list-item>
                  <text:p text:style-name="P134">Ser consciente de las consecuencias que puede ocasionar un problema en el hardware de los equipos, conociendo y sabiendo poner en práctica medidas para evitarlos. </text:p>
                </text:list-item>
                <text:list-item>
                  <text:p text:style-name="P134">Comprender las diferentes opciones de almacenamiento que proporcionan mayor seguridad ante la pérdida de datos. </text:p>
                </text:list-item>
                <text:list-item>
                  <text:p text:style-name="P137">Conocer y saber realizar las diferentes modalidades de copias de seguridad y respaldo que se pueden llevar a cabo para prevenir y recuperarse ante una pérdida de información. </text:p>
                </text:list-item>
              </text:list>
              <text:p text:style-name="P38"/>
            </table:table-cell>
          </table:table-row>
          <table:table-row table:style-name="Tabla6.1">
            <table:table-cell table:style-name="Tabla6.A2" office:value-type="string">
              <text:list xml:id="list234222837086500" text:continue-list="list234223220770919" text:style-name="WW8Num2">
                <text:list-item>
                  <text:list>
                    <text:list-item>
                      <text:list>
                        <text:list-item>
                          <text:list>
                            <text:list-item>
                              <text:list>
                                <text:list-item>
                                  <text:h text:style-name="Heading_20_5" text:outline-level="5"><text:bookmark-start text:name="__RefHeading___Toc14410_1531218039"/>Criterios de evaluación<text:bookmark-end text:name="__RefHeading___Toc14410_1531218039"/></text:h>
                                </text:list-item>
                              </text:list>
                            </text:list-item>
                          </text:list>
                        </text:list-item>
                      </text:list>
                    </text:list-item>
                  </text:list>
                </text:list-item>
              </text:list>
            </table:table-cell>
          </table:table-row>
          <table:table-row table:style-name="Tabla6.1">
            <table:table-cell table:style-name="Tabla6.A2" office:value-type="string">
              <text:p text:style-name="P14">Al finalizar esta unidad, el alumnado demostrará que:</text:p>
              <text:list xml:id="list3187333177" text:style-name="WW8Num22">
                <text:list-item>
                  <text:p text:style-name="P99"><text:span text:style-name="T24">Conoce la importancia del almacenamiento de la información, las copias de seguridad y los distintos tipos de almacenamiento.</text:span><text:span text:style-name="T17"> </text:span></text:p>
                </text:list-item>
                <text:list-item>
                  <text:p text:style-name="P85">Identifica el sistema de almacenamiento idóneo dependiendo de los factores ambientales, económicos,...</text:p>
                </text:list-item>
                <text:list-item>
                  <text:p text:style-name="P85"><text:soft-page-break/>Conoce el concepto de volumen, y sabe diferenciar entre volumen dinámico y volumen básico.</text:p>
                </text:list-item>
                <text:list-item>
                  <text:p text:style-name="P85">Conoce las tecnologías de almacenamiento redundante y distribuido.</text:p>
                </text:list-item>
                <text:list-item>
                  <text:p text:style-name="P85">Identifica y aplica el tipo de almacenamiento, redundante o distribuido, según las necesidades del caso.</text:p>
                </text:list-item>
                <text:list-item>
                  <text:p text:style-name="P85">Conoce los distintos tipos de copias de seguridad, la importancia de las mismas y las sabe realizar.</text:p>
                </text:list-item>
                <text:list-item>
                  <text:p text:style-name="P68">Saber realizar imágenes de respaldo.</text:p>
                </text:list-item>
              </text:list>
            </table:table-cell>
          </table:table-row>
          <table:table-row table:style-name="Tabla6.1">
            <table:table-cell table:style-name="Tabla6.A2" office:value-type="string">
              <text:list xml:id="list234223005328854" text:continue-list="list234222837086500" text:style-name="WW8Num2">
                <text:list-item>
                  <text:list>
                    <text:list-item>
                      <text:list>
                        <text:list-item>
                          <text:list>
                            <text:list-item>
                              <text:list>
                                <text:list-item>
                                  <text:h text:style-name="Heading_20_5" text:outline-level="5"><text:bookmark-start text:name="__RefHeading___Toc14412_1531218039"/>Contenidos soporte<text:bookmark-end text:name="__RefHeading___Toc14412_1531218039"/></text:h>
                                </text:list-item>
                              </text:list>
                            </text:list-item>
                          </text:list>
                        </text:list-item>
                      </text:list>
                    </text:list-item>
                  </text:list>
                </text:list-item>
              </text:list>
            </table:table-cell>
          </table:table-row>
          <table:table-row table:style-name="Tabla6.1">
            <table:table-cell table:style-name="Tabla6.A2" office:value-type="string">
              <text:p text:style-name="Text_20_body">Introducción a la seguridad en el hardware. </text:p>
              <text:list xml:id="list415710929" text:style-name="WW8Num23">
                <text:list-item>
                  <text:p text:style-name="P135">Monitorización del hardware. </text:p>
                </text:list-item>
                <text:list-item>
                  <text:p text:style-name="P135">Sistemas de alimentación ininterrumpida. </text:p>
                  <text:list>
                    <text:list-item>
                      <text:p text:style-name="P140">¿Qué es un SAI? </text:p>
                    </text:list-item>
                    <text:list-item>
                      <text:p text:style-name="P140">Tipos de SAI. </text:p>
                    </text:list-item>
                  </text:list>
                </text:list-item>
                <text:list-item>
                  <text:p text:style-name="P135">Almacenamiento redundante. </text:p>
                  <text:list>
                    <text:list-item>
                      <text:p text:style-name="P140">Sistemas de tolerancia a fallos y seguridad física redundante. </text:p>
                    </text:list-item>
                    <text:list-item>
                      <text:p text:style-name="P140">Sistemas RAID. </text:p>
                    </text:list-item>
                    <text:list-item>
                      <text:p text:style-name="P140">Configuraciones o niveles RAID básicos. </text:p>
                    </text:list-item>
                    <text:list-item>
                      <text:p text:style-name="P140">Configuraciones o niveles RAID avanzados. </text:p>
                    </text:list-item>
                    <text:list-item>
                      <text:p text:style-name="P140">RAID en Windows. </text:p>
                    </text:list-item>
                  </text:list>
                </text:list-item>
                <text:list-item>
                  <text:p text:style-name="P135">Clusters de servidores. </text:p>
                  <text:list>
                    <text:list-item>
                      <text:p text:style-name="P140">Clasificación de los clusters. </text:p>
                    </text:list-item>
                    <text:list-item>
                      <text:p text:style-name="P140">Componentes de un cluster. </text:p>
                    </text:list-item>
                  </text:list>
                </text:list-item>
                <text:list-item>
                  <text:p text:style-name="P135">Almacenamiento externo. </text:p>
                  <text:list>
                    <text:list-item>
                      <text:p text:style-name="P140">Cloud Computing. </text:p>
                    </text:list-item>
                    <text:list-item>
                      <text:p text:style-name="P140">NAS. </text:p>
                    </text:list-item>
                    <text:list-item>
                      <text:p text:style-name="P140">SAN. </text:p>
                    </text:list-item>
                  </text:list>
                </text:list-item>
              </text:list>
              <text:p text:style-name="P28"/>
              <text:p text:style-name="P38"/>
            </table:table-cell>
          </table:table-row>
          <table:table-row table:style-name="Tabla6.1">
            <table:table-cell table:style-name="Tabla6.A2" office:value-type="string">
              <text:list xml:id="list234223275056630" text:continue-list="list234223005328854" text:style-name="WW8Num2">
                <text:list-item>
                  <text:list>
                    <text:list-item>
                      <text:list>
                        <text:list-item>
                          <text:list>
                            <text:list-item>
                              <text:list>
                                <text:list-item>
                                  <text:h text:style-name="Heading_20_5" text:outline-level="5"><text:bookmark-start text:name="__RefHeading___Toc14414_1531218039"/>Contenidos organizadores:<text:bookmark-end text:name="__RefHeading___Toc14414_1531218039"/></text:h>
                                </text:list-item>
                              </text:list>
                            </text:list-item>
                          </text:list>
                        </text:list-item>
                      </text:list>
                    </text:list-item>
                  </text:list>
                </text:list-item>
              </text:list>
            </table:table-cell>
          </table:table-row>
          <text:soft-page-break/>
          <table:table-row table:style-name="Tabla6.1">
            <table:table-cell table:style-name="Tabla6.A2" office:value-type="string">
              <text:list xml:id="list234223207356576" text:continue-list="list415710929" text:style-name="WW8Num23">
                <text:list-item>
                  <text:p text:style-name="P135">Copias de seguridad. </text:p>
                  <text:list>
                    <text:list-item>
                      <text:p text:style-name="P140">Políticas de copias de seguridad. </text:p>
                    </text:list-item>
                    <text:list-item>
                      <text:p text:style-name="P140">Clasificación. </text:p>
                    </text:list-item>
                    <text:list-item>
                      <text:p text:style-name="P140">Copia de seguridad del registro. </text:p>
                    </text:list-item>
                    <text:list-item>
                      <text:p text:style-name="P140">Copia de seguridad de datos en Windows. </text:p>
                    </text:list-item>
                    <text:list-item>
                      <text:p text:style-name="P140">Copia de seguridad de datos en Linux. </text:p>
                    </text:list-item>
                  </text:list>
                </text:list-item>
                <text:list-item>
                  <text:p text:style-name="P135">Recuperación de datos. </text:p>
                  <text:list>
                    <text:list-item>
                      <text:p text:style-name="P140">Software de recuperación de datos. </text:p>
                    </text:list-item>
                    <text:list-item>
                      <text:p text:style-name="P140">Creación de imágenes del sistema. </text:p>
                    </text:list-item>
                    <text:list-item>
                      <text:p text:style-name="P141">Restauración del sistema. </text:p>
                    </text:list-item>
                  </text:list>
                </text:list-item>
              </text:list>
            </table:table-cell>
          </table:table-row>
        </table:table>
        <text:p text:style-name="Standard"/>
        <text:p text:style-name="Standard"/>
        <table:table table:name="Tabla7" table:style-name="Tabla7">
          <table:table-column table:style-name="Tabla7.A"/>
          <table:table-row table:style-name="Tabla7.1">
            <table:table-cell table:style-name="Tabla7.A1" office:value-type="string">
              <text:list xml:id="list234223770411937" text:continue-list="list234223275056630" text:style-name="WW8Num2">
                <text:list-item>
                  <text:list>
                    <text:list-item>
                      <text:list>
                        <text:list-item>
                          <text:h text:style-name="Heading_20_3" text:outline-level="3"><text:bookmark-start text:name="__RefHeading___Toc14416_1531218039"/>U.T. Nº4: <text:span text:style-name="T5">Sistemas de identificación. Criptografía</text:span><text:bookmark-end text:name="__RefHeading___Toc14416_1531218039"/></text:h>
                        </text:list-item>
                      </text:list>
                    </text:list-item>
                  </text:list>
                </text:list-item>
              </text:list>
            </table:table-cell>
          </table:table-row>
          <table:table-row table:style-name="Tabla7.1">
            <table:table-cell table:style-name="Tabla7.A2" office:value-type="string">
              <text:list xml:id="list234222507509473" text:continue-numbering="true" text:style-name="WW8Num2">
                <text:list-item>
                  <text:list>
                    <text:list-item>
                      <text:list>
                        <text:list-item>
                          <text:list>
                            <text:list-item>
                              <text:list>
                                <text:list-item>
                                  <text:h text:style-name="Heading_20_5" text:outline-level="5"><text:bookmark-start text:name="__RefHeading___Toc14418_1531218039"/>Horas: 20<text:bookmark-end text:name="__RefHeading___Toc14418_1531218039"/></text:h>
                                </text:list-item>
                              </text:list>
                            </text:list-item>
                          </text:list>
                        </text:list-item>
                      </text:list>
                    </text:list-item>
                  </text:list>
                </text:list-item>
              </text:list>
            </table:table-cell>
          </table:table-row>
          <table:table-row table:style-name="Tabla7.1">
            <table:table-cell table:style-name="Tabla7.A2" office:value-type="string">
              <text:list xml:id="list234222374647404" text:continue-numbering="true" text:style-name="WW8Num2">
                <text:list-item>
                  <text:list>
                    <text:list-item>
                      <text:list>
                        <text:list-item>
                          <text:list>
                            <text:list-item>
                              <text:list>
                                <text:list-item>
                                  <text:h text:style-name="Heading_20_5" text:outline-level="5"><text:bookmark-start text:name="__RefHeading___Toc14420_1531218039"/>Orientaciones<text:bookmark-end text:name="__RefHeading___Toc14420_1531218039"/></text:h>
                                </text:list-item>
                              </text:list>
                            </text:list-item>
                          </text:list>
                        </text:list-item>
                      </text:list>
                    </text:list-item>
                  </text:list>
                </text:list-item>
              </text:list>
            </table:table-cell>
          </table:table-row>
          <table:table-row table:style-name="Tabla7.1">
            <table:table-cell table:style-name="Tabla7.A2" office:value-type="string">
              <text:p text:style-name="P38">Esta unidad vuelve a tener un enfoque tanto teórico como práctico. Se comienza la unidad introduciendo al alumno en el concepto de criptografía, un concepto nuevo hasta el momento. Se proponen algunos métodos sencillos como introducción y, posteriormente, se introducen las diferentes técnicas utilizadas hoy en día. Una vez que el alumno o alumna comprende el funcionamiento de cada técnica, se le da a conocer los certificados digitales, asociándolos a algunas técnicas vistas anteriormente y mostrando un enfoque práctico con los certificados de usuario. Por último, se vuelven a poner en práctica los conceptos vistos en la primera mitad de la unidad, mediante la herramienta GPG sobre un entorno Linux. </text:p>
            </table:table-cell>
          </table:table-row>
          <table:table-row table:style-name="Tabla7.1">
            <table:table-cell table:style-name="Tabla7.A2" office:value-type="string">
              <text:list xml:id="list234223510791170" text:continue-numbering="true" text:style-name="WW8Num2">
                <text:list-item>
                  <text:list>
                    <text:list-item>
                      <text:list>
                        <text:list-item>
                          <text:list>
                            <text:list-item>
                              <text:list>
                                <text:list-item>
                                  <text:h text:style-name="Heading_20_5" text:outline-level="5"><text:bookmark-start text:name="__RefHeading___Toc14422_1531218039"/>Objetivos<text:bookmark-end text:name="__RefHeading___Toc14422_1531218039"/></text:h>
                                </text:list-item>
                              </text:list>
                            </text:list-item>
                          </text:list>
                        </text:list-item>
                      </text:list>
                    </text:list-item>
                  </text:list>
                </text:list-item>
              </text:list>
            </table:table-cell>
          </table:table-row>
          <table:table-row table:style-name="Tabla7.1">
            <table:table-cell table:style-name="Tabla7.A2" office:value-type="string">
              <text:p text:style-name="Text_20_body">Asegurar la privacidad de la información transmitida en redes informáticas describiendo vulnerabilidades e instalando software específico. </text:p>
              <text:list xml:id="list3927526292" text:style-name="WW8Num24">
                <text:list-item>
                  <text:p text:style-name="P136">Conocer el concepto de criptografía y comprender el funcionamiento de sus diferentes técnicas. </text:p>
                </text:list-item>
                <text:list-item>
                  <text:p text:style-name="P136">Saber obtener y utilizar certificados digitales así como conocer su funcionamiento y relacionarlo con las técnicas criptográficas vistas. </text:p>
                </text:list-item>
                <text:list-item>
                  <text:p text:style-name="P138">Comprender y saber utilizar las principales instrucciones de la herramienta GnuPG <text:soft-page-break/>en un entorno Linux. </text:p>
                </text:list-item>
              </text:list>
              <text:p text:style-name="P38"/>
            </table:table-cell>
          </table:table-row>
          <table:table-row table:style-name="Tabla7.1">
            <table:table-cell table:style-name="Tabla7.A2" office:value-type="string">
              <text:list xml:id="list234222657729911" text:continue-list="list234223510791170" text:style-name="WW8Num2">
                <text:list-item>
                  <text:list>
                    <text:list-item>
                      <text:list>
                        <text:list-item>
                          <text:list>
                            <text:list-item>
                              <text:list>
                                <text:list-item>
                                  <text:h text:style-name="Heading_20_5" text:outline-level="5"><text:bookmark-start text:name="__RefHeading___Toc14424_1531218039"/>Criterios de evaluación<text:bookmark-end text:name="__RefHeading___Toc14424_1531218039"/></text:h>
                                </text:list-item>
                              </text:list>
                            </text:list-item>
                          </text:list>
                        </text:list-item>
                      </text:list>
                    </text:list-item>
                  </text:list>
                </text:list-item>
              </text:list>
            </table:table-cell>
          </table:table-row>
          <table:table-row table:style-name="Tabla7.1">
            <table:table-cell table:style-name="Tabla7.A2" office:value-type="string">
              <text:list xml:id="list3749686771" text:style-name="WW8Num25">
                <text:list-item>
                  <text:p text:style-name="P69">Conoce las razones que hacen necesaria la criptografía para afianzar la seguridad informática.</text:p>
                </text:list-item>
                <text:list-item>
                  <text:p text:style-name="P71">Conoce la evolución histórica de la criptografía.</text:p>
                </text:list-item>
                <text:list-item>
                  <text:p text:style-name="P71">Conoce diferentes tipos de cifrado actuales.</text:p>
                </text:list-item>
                <text:list-item>
                  <text:p text:style-name="P69">Conoce las principales aplicaciones de la criptografía moderna y sus algoritmos y funciones.</text:p>
                </text:list-item>
              </text:list>
            </table:table-cell>
          </table:table-row>
          <table:table-row table:style-name="Tabla7.1">
            <table:table-cell table:style-name="Tabla7.A2" office:value-type="string">
              <text:list xml:id="list234223631734915" text:continue-list="list234222657729911" text:style-name="WW8Num2">
                <text:list-item>
                  <text:list>
                    <text:list-item>
                      <text:list>
                        <text:list-item>
                          <text:list>
                            <text:list-item>
                              <text:list>
                                <text:list-item>
                                  <text:h text:style-name="Heading_20_5" text:outline-level="5"><text:bookmark-start text:name="__RefHeading___Toc14426_1531218039"/>Contenidos soporte<text:bookmark-end text:name="__RefHeading___Toc14426_1531218039"/></text:h>
                                </text:list-item>
                              </text:list>
                            </text:list-item>
                          </text:list>
                        </text:list-item>
                      </text:list>
                    </text:list-item>
                  </text:list>
                </text:list-item>
              </text:list>
            </table:table-cell>
          </table:table-row>
          <table:table-row table:style-name="Tabla7.1">
            <table:table-cell table:style-name="Tabla7.A2" office:value-type="string">
              <text:list xml:id="list2878889550" text:style-name="WW8Num26">
                <text:list-item>
                  <text:p text:style-name="P100"><text:span text:style-name="T46">Introducción a la criptografía. </text:span></text:p>
                  <text:list>
                    <text:list-item>
                      <text:p text:style-name="P132"><text:span text:style-name="T9">Aspectos de seguridad. </text:span></text:p>
                    </text:list-item>
                    <text:list-item>
                      <text:p text:style-name="P128">Concepto de criptografía. </text:p>
                    </text:list-item>
                    <text:list-item>
                      <text:p text:style-name="P128">Historia. </text:p>
                    </text:list-item>
                    <text:list-item>
                      <text:p text:style-name="P128">Primeros métodos de cifrado. </text:p>
                    </text:list-item>
                  </text:list>
                </text:list-item>
                <text:list-item>
                  <text:p text:style-name="P128">Técnicas criptográficas </text:p>
                  <text:list>
                    <text:list-item>
                      <text:p text:style-name="P128">Criptografía simétrica. </text:p>
                    </text:list-item>
                    <text:list-item>
                      <text:p text:style-name="P128">Inconvenientes de la criptografía simétrica. </text:p>
                    </text:list-item>
                    <text:list-item>
                      <text:p text:style-name="P128">Criptografía de clave pública. </text:p>
                    </text:list-item>
                    <text:list-item>
                      <text:p text:style-name="P128">Firmas digitales. </text:p>
                    </text:list-item>
                    <text:list-item>
                      <text:p text:style-name="P128">Funciones 'hash'. </text:p>
                    </text:list-item>
                    <text:list-item>
                      <text:p text:style-name="P128">Sobres digitales. </text:p>
                    </text:list-item>
                  </text:list>
                </text:list-item>
              </text:list>
              <text:p text:style-name="P24"/>
            </table:table-cell>
          </table:table-row>
          <table:table-row table:style-name="Tabla7.1">
            <table:table-cell table:style-name="Tabla7.A2" office:value-type="string">
              <text:list xml:id="list234222415123934" text:continue-list="list234223631734915" text:style-name="WW8Num2">
                <text:list-item>
                  <text:list>
                    <text:list-item>
                      <text:list>
                        <text:list-item>
                          <text:list>
                            <text:list-item>
                              <text:list>
                                <text:list-item>
                                  <text:h text:style-name="Heading_20_5" text:outline-level="5"><text:bookmark-start text:name="__RefHeading___Toc14428_1531218039"/>Contenidos organizadores:<text:bookmark-end text:name="__RefHeading___Toc14428_1531218039"/></text:h>
                                </text:list-item>
                              </text:list>
                            </text:list-item>
                          </text:list>
                        </text:list-item>
                      </text:list>
                    </text:list-item>
                  </text:list>
                </text:list-item>
              </text:list>
            </table:table-cell>
          </table:table-row>
          <table:table-row table:style-name="Tabla7.1">
            <table:table-cell table:style-name="Tabla7.A2" office:value-type="string">
              <text:list xml:id="list234223438714721" text:continue-list="list2878889550" text:style-name="WW8Num26">
                <text:list-item>
                  <text:p text:style-name="P128">Certificados digitales. </text:p>
                  <text:list>
                    <text:list-item>
                      <text:p text:style-name="P128">Autoridades de certificación. </text:p>
                    </text:list-item>
                    <text:list-item>
                      <text:p text:style-name="P128">Obtener un certificado digital en España. </text:p>
                    </text:list-item>
                    <text:list-item>
                      <text:p text:style-name="P128">PKI. </text:p>
                    </text:list-item>
                  </text:list>
                </text:list-item>
                <text:list-item>
                  <text:p text:style-name="P128">Herramienta GPG en Linux. </text:p>
                  <text:list>
                    <text:list-item>
                      <text:p text:style-name="P128">Comandos para el cifrado simétrico. </text:p>
                    </text:list-item>
                    <text:list-item>
                      <text:p text:style-name="P144">Comandos para el cifrado asimétrico (de clave pública). </text:p>
                    </text:list-item>
                  </text:list>
                </text:list-item>
              </text:list>
            </table:table-cell>
          </table:table-row>
        </table:table>
        <text:list xml:id="list234223177320735" text:continue-list="list234222415123934" text:style-name="WW8Num2">
          <text:list-item>
            <text:list>
              <text:list-item>
                <text:h text:style-name="Heading_20_2" text:outline-level="2"/>
              </text:list-item>
            </text:list>
          </text:list-item>
        </text:list>
        <text:p text:style-name="Standard"/>
        <table:table table:name="Tabla8" table:style-name="Tabla8">
          <table:table-column table:style-name="Tabla8.A"/>
          <text:soft-page-break/>
          <table:table-row table:style-name="Tabla8.1">
            <table:table-cell table:style-name="Tabla8.A1" office:value-type="string">
              <text:list xml:id="list234222530163709" text:continue-numbering="true" text:style-name="WW8Num2">
                <text:list-item>
                  <text:list>
                    <text:list-item>
                      <text:list>
                        <text:list-item>
                          <text:h text:style-name="Heading_20_3" text:outline-level="3"><text:bookmark-start text:name="__RefHeading___Toc14430_1531218039"/>U.T. Nº5: <text:span text:style-name="T5">Amenazas y seguridad del software</text:span><text:bookmark-end text:name="__RefHeading___Toc14430_1531218039"/></text:h>
                        </text:list-item>
                      </text:list>
                    </text:list-item>
                  </text:list>
                </text:list-item>
              </text:list>
            </table:table-cell>
          </table:table-row>
          <table:table-row table:style-name="Tabla8.1">
            <table:table-cell table:style-name="Tabla8.A2" office:value-type="string">
              <text:list xml:id="list234223066627427" text:continue-numbering="true" text:style-name="WW8Num2">
                <text:list-item>
                  <text:list>
                    <text:list-item>
                      <text:list>
                        <text:list-item>
                          <text:list>
                            <text:list-item>
                              <text:list>
                                <text:list-item>
                                  <text:h text:style-name="Heading_20_5" text:outline-level="5"><text:bookmark-start text:name="__RefHeading___Toc14432_1531218039"/>Horas: 20<text:bookmark-end text:name="__RefHeading___Toc14432_1531218039"/></text:h>
                                </text:list-item>
                              </text:list>
                            </text:list-item>
                          </text:list>
                        </text:list-item>
                      </text:list>
                    </text:list-item>
                  </text:list>
                </text:list-item>
              </text:list>
            </table:table-cell>
          </table:table-row>
          <table:table-row table:style-name="Tabla8.1">
            <table:table-cell table:style-name="Tabla8.A2" office:value-type="string">
              <text:list xml:id="list234223371560636" text:continue-numbering="true" text:style-name="WW8Num2">
                <text:list-item>
                  <text:list>
                    <text:list-item>
                      <text:list>
                        <text:list-item>
                          <text:list>
                            <text:list-item>
                              <text:list>
                                <text:list-item>
                                  <text:h text:style-name="Heading_20_5" text:outline-level="5"><text:bookmark-start text:name="__RefHeading___Toc14434_1531218039"/>Orientaciones<text:bookmark-end text:name="__RefHeading___Toc14434_1531218039"/></text:h>
                                </text:list-item>
                              </text:list>
                            </text:list-item>
                          </text:list>
                        </text:list-item>
                      </text:list>
                    </text:list-item>
                  </text:list>
                </text:list-item>
              </text:list>
            </table:table-cell>
          </table:table-row>
          <table:table-row table:style-name="Tabla8.1">
            <table:table-cell table:style-name="Tabla8.A2" office:value-type="string">
              <text:p text:style-name="P38">En esta unidad se van concretando muchas tareas prácticas realizables en los equipos y/o en la red para mantenerse seguros. Esta unidad y la siguiente son el colofón de todo lo aprendido en unidades anteriores. <text:s/>Algunos de los contenidos de esta unidad se han realizado de forma transversal en las unidades anteriores</text:p>
            </table:table-cell>
          </table:table-row>
          <table:table-row table:style-name="Tabla8.1">
            <table:table-cell table:style-name="Tabla8.A2" office:value-type="string">
              <text:list xml:id="list234223461833425" text:continue-numbering="true" text:style-name="WW8Num2">
                <text:list-item>
                  <text:list>
                    <text:list-item>
                      <text:list>
                        <text:list-item>
                          <text:list>
                            <text:list-item>
                              <text:list>
                                <text:list-item>
                                  <text:h text:style-name="Heading_20_5" text:outline-level="5"><text:bookmark-start text:name="__RefHeading___Toc14436_1531218039"/>Objetivos<text:bookmark-end text:name="__RefHeading___Toc14436_1531218039"/></text:h>
                                </text:list-item>
                              </text:list>
                            </text:list-item>
                          </text:list>
                        </text:list-item>
                      </text:list>
                    </text:list-item>
                  </text:list>
                </text:list-item>
              </text:list>
            </table:table-cell>
          </table:table-row>
          <table:table-row table:style-name="Tabla8.1">
            <table:table-cell table:style-name="Tabla8.A2" office:value-type="string">
              <text:list xml:id="list1175842381" text:style-name="WW8Num27">
                <text:list-item>
                  <text:p text:style-name="P101">Reconocer y ejecutar los procedimientos de instalación de sistemas operativos y programas de aplicación, aplicando protocolos de calidad para instalar y configurar sistemas microinformáticos. </text:p>
                </text:list-item>
                <text:list-item>
                  <text:p text:style-name="P101">Localizar y reparar averías y disfunciones en los componentes físicos y lógicos para mantener sistemas microinformáticos y redes locales. </text:p>
                </text:list-item>
                <text:list-item>
                  <text:p text:style-name="P101">Reconocer características y posibilidades de los componentes físicos y lógicos para asesorar y asistir a la clientela. </text:p>
                </text:list-item>
                <text:list-item>
                  <text:p text:style-name="P145">Detectar y analizar cambios tecnológicos para elegir nuevas alternativas y mantenerse actualizado dentro del sector. </text:p>
                </text:list-item>
              </text:list>
            </table:table-cell>
          </table:table-row>
          <table:table-row table:style-name="Tabla8.1">
            <table:table-cell table:style-name="Tabla8.A2" office:value-type="string">
              <text:list xml:id="list234222856915028" text:continue-list="list234223461833425" text:style-name="WW8Num2">
                <text:list-item>
                  <text:list>
                    <text:list-item>
                      <text:list>
                        <text:list-item>
                          <text:list>
                            <text:list-item>
                              <text:list>
                                <text:list-item>
                                  <text:h text:style-name="Heading_20_5" text:outline-level="5"><text:bookmark-start text:name="__RefHeading___Toc14438_1531218039"/>Criterios de evaluación<text:bookmark-end text:name="__RefHeading___Toc14438_1531218039"/></text:h>
                                </text:list-item>
                              </text:list>
                            </text:list-item>
                          </text:list>
                        </text:list-item>
                      </text:list>
                    </text:list-item>
                  </text:list>
                </text:list-item>
              </text:list>
            </table:table-cell>
          </table:table-row>
          <table:table-row table:style-name="Tabla8.1">
            <table:table-cell table:style-name="Tabla8.A2" office:value-type="string">
              <text:list xml:id="list1902842311" text:style-name="WW8Num28">
                <text:list-item>
                  <text:p text:style-name="P73">Conoce qué es y sabe diferenciar los distintos tipos de software malintencionado y sus efectos sobre el sistema informático. </text:p>
                </text:list-item>
                <text:list-item>
                  <text:p text:style-name="P73">Conoce las medidas de protección y las asocia a los distintos tipos de software malintencionado. </text:p>
                </text:list-item>
                <text:list-item>
                  <text:p text:style-name="P73">Sabe utilizar las herramientas de protección y desinfección del sistema informático y las relaciona a los distintos tipos de software malintencionado.</text:p>
                </text:list-item>
                <text:list-item>
                  <text:p text:style-name="P73">Configura correctamente distintas herramientas de protección del sistema.</text:p>
                </text:list-item>
                <text:list-item>
                  <text:p text:style-name="P72">Conocer los diferentes métodos para asegurar la privacidad de la información. </text:p>
                </text:list-item>
                <text:list-item>
                  <text:p text:style-name="P72">Conocer los principales fraudes y robos de la información.</text:p>
                </text:list-item>
                <text:list-item>
                  <text:p text:style-name="P72">Conocer la importancia de una buena política de contraseñas.</text:p>
                </text:list-item>
                <text:list-item>
                  <text:p text:style-name="P72">Saber aplicar la política de contraseñas. </text:p>
                </text:list-item>
                <text:list-item>
                  <text:p text:style-name="P72">Conocer la importancia de los registros del sistema. </text:p>
                </text:list-item>
                <text:list-item>
                  <text:p text:style-name="P72">Saber obtener información de los registros del sistema.</text:p>
                </text:list-item>
                <text:list-item>
                  <text:p text:style-name="P70">Conoce la importancia de los registros del sistema y sabe tratar la información recogida en ellos.</text:p>
                </text:list-item>
                <text:list-item>
                  <text:p text:style-name="P70">Conoce la utilidad y sabe configurar cortafuegos.</text:p>
                </text:list-item>
                <text:list-item>
                  <text:p text:style-name="P70">Conoce los diferentes métodos para asegurar la privacidad de la información y sabe establecer conexiones seguras</text:p>
                </text:list-item>
              </text:list>
            </table:table-cell>
          </table:table-row>
          <table:table-row table:style-name="Tabla8.1">
            <table:table-cell table:style-name="Tabla8.A2" office:value-type="string">
              <text:list xml:id="list234224006071082" text:continue-list="list234222856915028" text:style-name="WW8Num2">
                <text:list-item>
                  <text:list>
                    <text:list-item>
                      <text:list>
                        <text:list-item>
                          <text:list>
                            <text:list-item>
                              <text:list>
                                <text:list-item>
                                  <text:h text:style-name="Heading_20_5" text:outline-level="5"><text:bookmark-start text:name="__RefHeading___Toc14440_1531218039"/>Contenidos soporte<text:bookmark-end text:name="__RefHeading___Toc14440_1531218039"/></text:h>
                                </text:list-item>
                              </text:list>
                            </text:list-item>
                          </text:list>
                        </text:list-item>
                      </text:list>
                    </text:list-item>
                  </text:list>
                </text:list-item>
              </text:list>
            </table:table-cell>
          </table:table-row>
          <text:soft-page-break/>
          <table:table-row table:style-name="Tabla8.1">
            <table:table-cell table:style-name="Tabla8.A2" office:value-type="string">
              <text:list xml:id="list3726818718" text:style-name="WW8Num29">
                <text:list-item>
                  <text:p text:style-name="P102">Fraudes informáticos y robos de información. </text:p>
                  <text:list>
                    <text:list-item>
                      <text:p text:style-name="P129">Introducción. </text:p>
                    </text:list-item>
                    <text:list-item>
                      <text:p text:style-name="P129">Software que vulnera la seguridad. </text:p>
                    </text:list-item>
                    <text:list-item>
                      <text:p text:style-name="P129">Vulnerabilidad del software. </text:p>
                    </text:list-item>
                    <text:list-item>
                      <text:p text:style-name="P129">Tipos de ataques. </text:p>
                    </text:list-item>
                    <text:list-item>
                      <text:p text:style-name="P129">Atacantes. </text:p>
                    </text:list-item>
                    <text:list-item>
                      <text:p text:style-name="P129">Fraude en Internet. </text:p>
                    </text:list-item>
                  </text:list>
                </text:list-item>
                <text:list-item>
                  <text:p text:style-name="P129">Control de acceso a la información. </text:p>
                  <text:list>
                    <text:list-item>
                      <text:p text:style-name="P129">En el sistema operativo. </text:p>
                    </text:list-item>
                    <text:list-item>
                      <text:p text:style-name="P129">Control de acceso a la información. </text:p>
                    </text:list-item>
                    <text:list-item>
                      <text:p text:style-name="P129">Monitorización del sistema. </text:p>
                    </text:list-item>
                    <text:list-item>
                      <text:p text:style-name="P129">Recursos de seguridad en el sistema operativo. </text:p>
                    </text:list-item>
                  </text:list>
                </text:list-item>
              </text:list>
              <text:p text:style-name="P23"/>
              <text:p text:style-name="P38"/>
            </table:table-cell>
          </table:table-row>
          <table:table-row table:style-name="Tabla8.1">
            <table:table-cell table:style-name="Tabla8.A2" office:value-type="string">
              <text:list xml:id="list234224061472240" text:continue-list="list234224006071082" text:style-name="WW8Num2">
                <text:list-item>
                  <text:list>
                    <text:list-item>
                      <text:list>
                        <text:list-item>
                          <text:list>
                            <text:list-item>
                              <text:list>
                                <text:list-item>
                                  <text:h text:style-name="Heading_20_5" text:outline-level="5"><text:bookmark-start text:name="__RefHeading___Toc14442_1531218039"/>Contenidos organizadores:<text:bookmark-end text:name="__RefHeading___Toc14442_1531218039"/></text:h>
                                </text:list-item>
                              </text:list>
                            </text:list-item>
                          </text:list>
                        </text:list-item>
                      </text:list>
                    </text:list-item>
                  </text:list>
                </text:list-item>
              </text:list>
            </table:table-cell>
          </table:table-row>
          <table:table-row table:style-name="Tabla8.1">
            <table:table-cell table:style-name="Tabla8.A2" office:value-type="string">
              <text:list xml:id="list234224111586082" text:continue-list="list3726818718" text:style-name="WW8Num29">
                <text:list-item>
                  <text:p text:style-name="P129">Seguridad en redes. </text:p>
                  <text:list>
                    <text:list-item>
                      <text:p text:style-name="P129">Protocolos seguros. </text:p>
                    </text:list-item>
                    <text:list-item>
                      <text:p text:style-name="P129">Seguridad en redes cableadas. </text:p>
                    </text:list-item>
                    <text:list-item>
                      <text:p text:style-name="P129">Seguridad en redes inalámbricas. </text:p>
                    </text:list-item>
                  </text:list>
                </text:list-item>
                <text:list-item>
                  <text:p text:style-name="P129">Seguridad activa. </text:p>
                  <text:list>
                    <text:list-item>
                      <text:p text:style-name="P129">Antivirus. </text:p>
                    </text:list-item>
                    <text:list-item>
                      <text:p text:style-name="P129">Antimalware. </text:p>
                    </text:list-item>
                    <text:list-item>
                      <text:p text:style-name="P129">Congelación. </text:p>
                    </text:list-item>
                    <text:list-item>
                      <text:p text:style-name="P129">Correo. </text:p>
                    </text:list-item>
                    <text:list-item>
                      <text:p text:style-name="P129">Cómo crear una contraseña segura. </text:p>
                    </text:list-item>
                    <text:list-item>
                      <text:p text:style-name="P129">Firewall o cortafuegos en equipos. </text:p>
                    </text:list-item>
                  </text:list>
                </text:list-item>
              </text:list>
              <text:p text:style-name="P23"/>
            </table:table-cell>
          </table:table-row>
        </table:table>
        <text:p text:style-name="Standard"/>
        <text:p text:style-name="Standard"/>
        <text:p text:style-name="Standard"/>
        <table:table table:name="Tabla9" table:style-name="Tabla9">
          <table:table-column table:style-name="Tabla9.A"/>
          <table:table-row table:style-name="Tabla9.1">
            <table:table-cell table:style-name="Tabla9.A1" office:value-type="string">
              <text:list xml:id="list234223448694607" text:continue-list="list234224061472240" text:style-name="WW8Num2">
                <text:list-item>
                  <text:list>
                    <text:list-item>
                      <text:list>
                        <text:list-item>
                          <text:h text:style-name="Heading_20_3" text:outline-level="3"><text:bookmark-start text:name="__RefHeading___Toc14444_1531218039"/>U.T. Nº6: <text:span text:style-name="T5">Redes seguras</text:span><text:bookmark-end text:name="__RefHeading___Toc14444_1531218039"/></text:h>
                        </text:list-item>
                      </text:list>
                    </text:list-item>
                  </text:list>
                </text:list-item>
              </text:list>
            </table:table-cell>
          </table:table-row>
          <table:table-row table:style-name="Tabla9.1">
            <table:table-cell table:style-name="Tabla9.A2" office:value-type="string">
              <text:list xml:id="list234223750242186" text:continue-numbering="true" text:style-name="WW8Num2">
                <text:list-item>
                  <text:list>
                    <text:list-item>
                      <text:list>
                        <text:list-item>
                          <text:list>
                            <text:list-item>
                              <text:list>
                                <text:list-item>
                                  <text:h text:style-name="Heading_20_5" text:outline-level="5"><text:bookmark-start text:name="__RefHeading___Toc14446_1531218039"/>Horas: 20<text:bookmark-end text:name="__RefHeading___Toc14446_1531218039"/></text:h>
                                </text:list-item>
                              </text:list>
                            </text:list-item>
                          </text:list>
                        </text:list-item>
                      </text:list>
                    </text:list-item>
                  </text:list>
                </text:list-item>
              </text:list>
            </table:table-cell>
          </table:table-row>
          <table:table-row table:style-name="Tabla9.1">
            <table:table-cell table:style-name="Tabla9.A2" office:value-type="string">
              <text:list xml:id="list234222435035422" text:continue-numbering="true" text:style-name="WW8Num2">
                <text:list-item>
                  <text:list>
                    <text:list-item>
                      <text:list>
                        <text:list-item>
                          <text:list>
                            <text:list-item>
                              <text:list>
                                <text:list-item>
                                  <text:h text:style-name="Heading_20_5" text:outline-level="5"><text:bookmark-start text:name="__RefHeading___Toc14448_1531218039"/>Orientaciones<text:bookmark-end text:name="__RefHeading___Toc14448_1531218039"/></text:h>
                                </text:list-item>
                              </text:list>
                            </text:list-item>
                          </text:list>
                        </text:list-item>
                      </text:list>
                    </text:list-item>
                  </text:list>
                </text:list-item>
              </text:list>
            </table:table-cell>
          </table:table-row>
          <text:soft-page-break/>
          <table:table-row table:style-name="Tabla9.1">
            <table:table-cell table:style-name="Tabla9.A2" office:value-type="string">
              <text:p text:style-name="P38">En esta unidad se concretan muchas tareas prácticas realizables en los equipos y/o en la red para mantenerse seguros. Esta unidad es el colofón de todo lo aprendido en unidades anteriores. </text:p>
            </table:table-cell>
          </table:table-row>
          <table:table-row table:style-name="Tabla9.1">
            <table:table-cell table:style-name="Tabla9.A2" office:value-type="string">
              <text:list xml:id="list234222256816685" text:continue-numbering="true" text:style-name="WW8Num2">
                <text:list-item>
                  <text:list>
                    <text:list-item>
                      <text:list>
                        <text:list-item>
                          <text:list>
                            <text:list-item>
                              <text:list>
                                <text:list-item>
                                  <text:h text:style-name="Heading_20_5" text:outline-level="5"><text:bookmark-start text:name="__RefHeading___Toc14450_1531218039"/>Objetivos<text:bookmark-end text:name="__RefHeading___Toc14450_1531218039"/></text:h>
                                </text:list-item>
                              </text:list>
                            </text:list-item>
                          </text:list>
                        </text:list-item>
                      </text:list>
                    </text:list-item>
                  </text:list>
                </text:list-item>
              </text:list>
            </table:table-cell>
          </table:table-row>
          <table:table-row table:style-name="Tabla9.1">
            <table:table-cell table:style-name="Tabla9.A2" office:value-type="string">
              <text:p text:style-name="Text_20_body">Sustituir y ajustar componentes físicos y lógicos para mantener sistemas microinformáticos y redes locales. </text:p>
              <text:list xml:id="list2980720099" text:style-name="WW8Num30">
                <text:list-item>
                  <text:p text:style-name="P147">Interpretar y seleccionar información para elaborar documentación técnica y administrativa. </text:p>
                </text:list-item>
              </text:list>
              <text:list xml:id="list4269195284" text:style-name="WW8Num31">
                <text:list-item>
                  <text:p text:style-name="P148">Valorar el coste de los componentes físicos, lógicos y la mano de obra, para elaborar presupuestos. </text:p>
                </text:list-item>
                <text:list-item>
                  <text:p text:style-name="P148">Reconocer características y posibilidades de los componentes físicos y lógicos, para asesorar y asistir a clientes. </text:p>
                </text:list-item>
                <text:list-item>
                  <text:p text:style-name="P148">Detectar y analizar cambios tecnológicos para elegir nuevas alternativas y mantenerse actualizado dentro del sector. </text:p>
                </text:list-item>
                <text:list-item>
                  <text:p text:style-name="P148">Reconocer y valorar incidencias, determinando sus causas y describiendo las acciones correctoras para resolverlas</text:p>
                </text:list-item>
              </text:list>
            </table:table-cell>
          </table:table-row>
          <table:table-row table:style-name="Tabla9.1">
            <table:table-cell table:style-name="Tabla9.A2" office:value-type="string">
              <text:list xml:id="list234222515945616" text:continue-list="list234222256816685" text:style-name="WW8Num2">
                <text:list-item>
                  <text:list>
                    <text:list-item>
                      <text:list>
                        <text:list-item>
                          <text:list>
                            <text:list-item>
                              <text:list>
                                <text:list-item>
                                  <text:h text:style-name="Heading_20_5" text:outline-level="5"><text:bookmark-start text:name="__RefHeading___Toc14452_1531218039"/>Criterios de evaluación<text:bookmark-end text:name="__RefHeading___Toc14452_1531218039"/></text:h>
                                </text:list-item>
                              </text:list>
                            </text:list-item>
                          </text:list>
                        </text:list-item>
                      </text:list>
                    </text:list-item>
                  </text:list>
                </text:list-item>
              </text:list>
            </table:table-cell>
          </table:table-row>
          <table:table-row table:style-name="Tabla9.1">
            <table:table-cell table:style-name="Tabla9.A2" office:value-type="string">
              <text:list xml:id="list2476632725" text:style-name="WW8Num5">
                <text:list-item>
                  <text:p text:style-name="P78">Comprende la especial atención a la seguridad en las redes inalámbricas.</text:p>
                </text:list-item>
                <text:list-item>
                  <text:p text:style-name="P78">Conoce los diferentes tipos de redes inalámbricas y las medidas de seguridad a aplicar a cada una.</text:p>
                </text:list-item>
                <text:list-item>
                  <text:p text:style-name="P78">Sabe monitorizar el tráfico de una red.</text:p>
                </text:list-item>
                <text:list-item>
                  <text:p text:style-name="P78">Sabe configurar y utilizar las listas de control de acceso en diferentes sistemas operativos. <text:s/></text:p>
                </text:list-item>
                <text:list-item>
                  <text:p text:style-name="P78">Conoce que es un <text:s/>proxy y sus diferentes tipos.</text:p>
                </text:list-item>
                <text:list-item>
                  <text:p text:style-name="P78">Sabe configurar un proxy dependiendo del uso al que está destinado.</text:p>
                </text:list-item>
              </text:list>
            </table:table-cell>
          </table:table-row>
          <table:table-row table:style-name="Tabla9.1">
            <table:table-cell table:style-name="Tabla9.A2" office:value-type="string">
              <text:list xml:id="list234223391329535" text:continue-list="list234222515945616" text:style-name="WW8Num2">
                <text:list-item>
                  <text:list>
                    <text:list-item>
                      <text:list>
                        <text:list-item>
                          <text:list>
                            <text:list-item>
                              <text:list>
                                <text:list-item>
                                  <text:h text:style-name="Heading_20_5" text:outline-level="5"><text:bookmark-start text:name="__RefHeading___Toc14454_1531218039"/>Contenidos soporte<text:bookmark-end text:name="__RefHeading___Toc14454_1531218039"/></text:h>
                                </text:list-item>
                              </text:list>
                            </text:list-item>
                          </text:list>
                        </text:list-item>
                      </text:list>
                    </text:list-item>
                  </text:list>
                </text:list-item>
              </text:list>
            </table:table-cell>
          </table:table-row>
          <table:table-row table:style-name="Tabla9.1">
            <table:table-cell table:style-name="Tabla9.A2" office:value-type="string">
              <text:list xml:id="list2614962410" text:style-name="WW8Num35">
                <text:list-item>
                  <text:p text:style-name="P103"><text:span text:style-name="T47">Redes seguras. </text:span></text:p>
                  <text:list>
                    <text:list-item>
                      <text:p text:style-name="P130">Niveles OSI. </text:p>
                      <text:list>
                        <text:list-item>
                          <text:p text:style-name="P130">Seguridad en las capas. </text:p>
                        </text:list-item>
                      </text:list>
                    </text:list-item>
                    <text:list-item>
                      <text:p text:style-name="P130">Redes Privadas Virtuales. </text:p>
                      <text:list>
                        <text:list-item>
                          <text:p text:style-name="P130">Introducción a las Redes Privadas Virtuales. </text:p>
                        </text:list-item>
                        <text:list-item>
                          <text:p text:style-name="P130">Analogía: Cada LAN es una isla. </text:p>
                        </text:list-item>
                        <text:list-item>
                          <text:p text:style-name="P130">¿Qué hace una VPN? </text:p>
                        </text:list-item>
                        <text:list-item>
                          <text:p text:style-name="P130">VPN de acceso remoto y VPN punto a punto. </text:p>
                        </text:list-item>
                        <text:list-item>
                          <text:p text:style-name="P130"><text:soft-page-break/>Mantener el tráfico en el túnel VPN. </text:p>
                        </text:list-item>
                        <text:list-item>
                          <text:p text:style-name="P130">Encriptación y protocolos de seguridad en una red privada virtual. <text:s/></text:p>
                        </text:list-item>
                      </text:list>
                    </text:list-item>
                  </text:list>
                </text:list-item>
              </text:list>
              <text:p text:style-name="P40"/>
            </table:table-cell>
          </table:table-row>
          <table:table-row table:style-name="Tabla9.1">
            <table:table-cell table:style-name="Tabla9.A2" office:value-type="string">
              <text:list xml:id="list234222323635764" text:continue-list="list234223391329535" text:style-name="WW8Num2">
                <text:list-item>
                  <text:list>
                    <text:list-item>
                      <text:list>
                        <text:list-item>
                          <text:list>
                            <text:list-item>
                              <text:list>
                                <text:list-item>
                                  <text:h text:style-name="Heading_20_5" text:outline-level="5"><text:bookmark-start text:name="__RefHeading___Toc14456_1531218039"/>Contenidos organizadores:<text:bookmark-end text:name="__RefHeading___Toc14456_1531218039"/></text:h>
                                </text:list-item>
                              </text:list>
                            </text:list-item>
                          </text:list>
                        </text:list-item>
                      </text:list>
                    </text:list-item>
                  </text:list>
                </text:list-item>
              </text:list>
            </table:table-cell>
          </table:table-row>
          <table:table-row table:style-name="Tabla9.1">
            <table:table-cell table:style-name="Tabla9.A2" office:value-type="string">
              <text:list xml:id="list234223705901727" text:continue-list="list2614962410" text:style-name="WW8Num35">
                <text:list-item>
                  <text:p text:style-name="P130">Cortafuegos o Firewall. </text:p>
                  <text:list>
                    <text:list-item>
                      <text:p text:style-name="P130">Tipos de Cortafuegos. </text:p>
                    </text:list-item>
                    <text:list-item>
                      <text:p text:style-name="P130">Arquitecturas de firewall. </text:p>
                    </text:list-item>
                  </text:list>
                </text:list-item>
                <text:list-item>
                  <text:p text:style-name="P130">Proxy. </text:p>
                  <text:list>
                    <text:list-item>
                      <text:p text:style-name="P130">Funcionamiento y características. </text:p>
                    </text:list-item>
                    <text:list-item>
                      <text:p text:style-name="P130">Proxy web y Proxy Caché. </text:p>
                    </text:list-item>
                    <text:list-item>
                      <text:p text:style-name="P130">Proxy en Windows. </text:p>
                      <text:list>
                        <text:list-item>
                          <text:p text:style-name="P130">Proxy en Windows. Wingate. </text:p>
                        </text:list-item>
                        <text:list-item>
                          <text:p text:style-name="P130">Proxy en Windows. Free proxy. </text:p>
                        </text:list-item>
                      </text:list>
                    </text:list-item>
                    <text:list-item>
                      <text:p text:style-name="P130">Proxy en Linux. </text:p>
                      <text:list>
                        <text:list-item>
                          <text:p text:style-name="P130">Proxy en Linux. Listas de Control de acceso. </text:p>
                        </text:list-item>
                        <text:list-item>
                          <text:p text:style-name="P130">Proxy en Linux. Opciones avanzadas. </text:p>
                        </text:list-item>
                      </text:list>
                    </text:list-item>
                  </text:list>
                </text:list-item>
                <text:list-item>
                  <text:p text:style-name="P130">IDS Sistemas detectores de intrusos. </text:p>
                  <text:list>
                    <text:list-item>
                      <text:p text:style-name="P130">Sistemas detectores de intrusos. </text:p>
                    </text:list-item>
                    <text:list-item>
                      <text:p text:style-name="P130">Clasificación de sistemas IDS. </text:p>
                    </text:list-item>
                    <text:list-item>
                      <text:p text:style-name="P146">Arquitectura de sistemas IDS.</text:p>
                    </text:list-item>
                  </text:list>
                </text:list-item>
              </text:list>
            </table:table-cell>
          </table:table-row>
        </table:table>
        <text:p text:style-name="Standard"/>
        <text:list xml:id="list234223140584915" text:continue-list="list234222323635764" text:style-name="WW8Num2">
          <text:list-item>
            <text:list>
              <text:list-item>
                <text:h text:style-name="Heading_20_2" text:outline-level="2"><text:bookmark-start text:name="__RefHeading___Toc14458_1531218039"/>8. CONCORDANCIA DE LAS UNIDADES DE TRABAJO CON LAS CAPACIDADES TERMINALES / RESULTADOS DE APRENDIZAJE<text:bookmark-end text:name="__RefHeading___Toc14458_1531218039"/></text:h>
              </text:list-item>
            </text:list>
          </text:list-item>
        </text:list>
        <text:p text:style-name="Text_20_body"/>
        <text:p text:style-name="Text_20_body">Resultados de aprendizaje del módulo:</text:p>
        <text:p text:style-name="Text_20_body">1. Aplica medidas de seguridad pasiva en sistemas informáticos describiendo características de entornos y relacionándolas con sus necesidades. </text:p>
        <text:p text:style-name="Text_20_body">2. Gestiona dispositivos de almacenamiento describiendo los procedimientos efectuados y aplicando técnicas para asegurar la integridad de la información. </text:p>
        <text:p text:style-name="Text_20_body">3. Aplica mecanismos de seguridad activa describiendo sus características y relacionándolas con las necesidades de uso del sistema informático. </text:p>
        <text:p text:style-name="Text_20_body"><text:soft-page-break/>4. Asegura la privacidad de la información transmitida en redes informáticas describiendo vulnerabilidades e instalando software especifico. </text:p>
        <text:p text:style-name="Text_20_body">5. Reconoce la legislación y normativa sobre seguridad y protección de datos analizando las repercusiones de su incumplimiento. </text:p>
        <text:p text:style-name="Text_20_body"/>
        <text:p text:style-name="Text_20_body">En el siguiente cuadro resumen, se especifica la concordancia entre las realizaciones profesionales específicos de este módulo y las unidades de trabajo (la X muestra correspondencia): </text:p>
        <table:table table:name="Tabla10" table:style-name="Tabla10">
          <table:table-column table:style-name="Tabla10.A"/>
          <table:table-column table:style-name="Tabla10.B" table:number-columns-repeated="4"/>
          <table:table-column table:style-name="Tabla10.F"/>
          <table:table-row table:style-name="Tabla10.1">
            <table:table-cell table:style-name="Tabla10.A1" office:value-type="string">
              <text:p text:style-name="P7">Unidad de Trabajo /</text:p>
              <text:p text:style-name="P7">resultados de aprendizaje</text:p>
            </table:table-cell>
            <table:table-cell table:style-name="Tabla10.B1" office:value-type="string">
              <text:p text:style-name="P8">RA. 1</text:p>
            </table:table-cell>
            <table:table-cell table:style-name="Tabla10.B1" office:value-type="string">
              <text:p text:style-name="P8">RA. 2</text:p>
            </table:table-cell>
            <table:table-cell table:style-name="Tabla10.B1" office:value-type="string">
              <text:p text:style-name="P8">RA. 3</text:p>
            </table:table-cell>
            <table:table-cell table:style-name="Tabla10.B1" office:value-type="string">
              <text:p text:style-name="P8">RA.4</text:p>
            </table:table-cell>
            <table:table-cell table:style-name="Tabla10.F1" office:value-type="string">
              <text:p text:style-name="P8">RA. 5</text:p>
            </table:table-cell>
          </table:table-row>
          <table:table-row table:style-name="Tabla10.1">
            <table:table-cell table:style-name="Tabla10.A2" office:value-type="string">
              <text:p text:style-name="P8">UT 1</text:p>
            </table:table-cell>
            <table:table-cell table:style-name="Tabla10.A2" office:value-type="string">
              <text:p text:style-name="P8">X</text:p>
            </table:table-cell>
            <table:table-cell table:style-name="Tabla10.A2" office:value-type="string">
              <text:p text:style-name="P8">X</text:p>
            </table:table-cell>
            <table:table-cell table:style-name="Tabla10.A2" office:value-type="string">
              <text:p text:style-name="P8">X</text:p>
            </table:table-cell>
            <table:table-cell table:style-name="Tabla10.A2" office:value-type="string">
              <text:p text:style-name="P8">X</text:p>
            </table:table-cell>
            <table:table-cell table:style-name="Tabla10.F2" office:value-type="string">
              <text:p text:style-name="P8">X</text:p>
            </table:table-cell>
          </table:table-row>
          <table:table-row table:style-name="Tabla10.1">
            <table:table-cell table:style-name="Tabla10.A2" office:value-type="string">
              <text:p text:style-name="P8">UT 2</text:p>
            </table:table-cell>
            <table:table-cell table:style-name="Tabla10.A2" office:value-type="string">
              <text:p text:style-name="P8">X</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F2" office:value-type="string">
              <text:p text:style-name="P9"/>
            </table:table-cell>
          </table:table-row>
          <table:table-row table:style-name="Tabla10.1">
            <table:table-cell table:style-name="Tabla10.A2" office:value-type="string">
              <text:p text:style-name="P8">UT 3</text:p>
            </table:table-cell>
            <table:table-cell table:style-name="Tabla10.A2" office:value-type="string">
              <text:p text:style-name="P9"/>
            </table:table-cell>
            <table:table-cell table:style-name="Tabla10.A2" office:value-type="string">
              <text:p text:style-name="P8">X</text:p>
            </table:table-cell>
            <table:table-cell table:style-name="Tabla10.A2" office:value-type="string">
              <text:p text:style-name="P9"/>
            </table:table-cell>
            <table:table-cell table:style-name="Tabla10.A2" office:value-type="string">
              <text:p text:style-name="P9"/>
            </table:table-cell>
            <table:table-cell table:style-name="Tabla10.F2" office:value-type="string">
              <text:p text:style-name="P9"/>
            </table:table-cell>
          </table:table-row>
          <table:table-row table:style-name="Tabla10.1">
            <table:table-cell table:style-name="Tabla10.A2" office:value-type="string">
              <text:p text:style-name="P8">UT 4</text:p>
            </table:table-cell>
            <table:table-cell table:style-name="Tabla10.A2" office:value-type="string">
              <text:p text:style-name="P9"/>
            </table:table-cell>
            <table:table-cell table:style-name="Tabla10.A2" office:value-type="string">
              <text:p text:style-name="P8">X</text:p>
            </table:table-cell>
            <table:table-cell table:style-name="Tabla10.A2" office:value-type="string">
              <text:p text:style-name="P8">X</text:p>
            </table:table-cell>
            <table:table-cell table:style-name="Tabla10.A2" office:value-type="string">
              <text:p text:style-name="P8">X</text:p>
            </table:table-cell>
            <table:table-cell table:style-name="Tabla10.F2" office:value-type="string">
              <text:p text:style-name="P9"/>
            </table:table-cell>
          </table:table-row>
          <table:table-row table:style-name="Tabla10.1">
            <table:table-cell table:style-name="Tabla10.A2" office:value-type="string">
              <text:p text:style-name="P8">UT 5</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8">X</text:p>
            </table:table-cell>
            <table:table-cell table:style-name="Tabla10.F2" office:value-type="string">
              <text:p text:style-name="P9"/>
            </table:table-cell>
          </table:table-row>
          <table:table-row table:style-name="Tabla10.1">
            <table:table-cell table:style-name="Tabla10.A2" office:value-type="string">
              <text:p text:style-name="P8">UT 6</text:p>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A2" office:value-type="string">
              <text:p text:style-name="P9"/>
            </table:table-cell>
            <table:table-cell table:style-name="Tabla10.F2" office:value-type="string">
              <text:p text:style-name="P8">X</text:p>
            </table:table-cell>
          </table:table-row>
        </table:table>
        <text:p text:style-name="Text_20_body"/>
        <text:list xml:id="list234224046226377" text:continue-numbering="true" text:style-name="WW8Num2">
          <text:list-item>
            <text:list>
              <text:list-item>
                <text:h text:style-name="Heading_20_2" text:outline-level="2"><text:bookmark-start text:name="__RefHeading___Toc14460_1531218039"/>9. METODOLOGÍA<text:bookmark-end text:name="__RefHeading___Toc14460_1531218039"/></text:h>
                <text:list>
                  <text:list-item>
                    <text:h text:style-name="Heading_20_3" text:outline-level="3"/>
                  </text:list-item>
                  <text:list-item>
                    <text:h text:style-name="Heading_20_3" text:outline-level="3"><text:bookmark-start text:name="__RefHeading___Toc14462_1531218039"/>9.1. Criterios metodológicos<text:bookmark-end text:name="__RefHeading___Toc14462_1531218039"/></text:h>
                  </text:list-item>
                </text:list>
              </text:list-item>
            </text:list>
          </text:list-item>
        </text:list>
        <text:p text:style-name="P89">La metodología que se utilizará en clase potenciará, en lo posible los siguientes aspectos:</text:p>
        <text:list xml:id="list234222740064229" text:continue-list="list3721293725" text:style-name="WW8Num3">
          <text:list-item>
            <text:p text:style-name="P87"><text:span text:style-name="T9">Colaboración y Participación (Internet y clase)</text:span></text:p>
          </text:list-item>
          <text:list-item>
            <text:p text:style-name="P90">Interés (Contenidos Interesantes)</text:p>
          </text:list-item>
          <text:list-item>
            <text:p text:style-name="P90">Educación personalizada (Evaluación Continua)</text:p>
          </text:list-item>
          <text:list-item>
            <text:p text:style-name="P90">Uso de los recursos y herramientas <text:span text:style-name="T60">TIC</text:span> para que el alumno defina su red personal de aprendizaje.</text:p>
          </text:list-item>
        </text:list>
        <text:p text:style-name="P94">El uso de Internet permite potenciar la colaboración porque el alumno puede aportar, por ejemplo, una consulta, recetas para la resolución de problemas típicos, construcción de unos apuntes comunes, enlaces a Internet de interés. Además el profesor proveerá en la <text:soft-page-break/>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P91">Además se tendrán en cuenta las áreas de mejora contempladas en el Plan de Mejora del Centro para el curso 2017/18 con acciones dirigidas a mejorar las dimensiones de “Hablar” (en la Competencia Lingüística) y de “Funciones y Gráficas” (en la competencia matemática). <text:span text:style-name="T61">Se tendrá en cuenta a la hora del diseño de actividades:</text:span></text:p>
        <text:list xml:id="list2222591717" text:style-name="L5">
          <text:list-item>
            <text:p text:style-name="P115"><text:span text:style-name="T10">Que fomenten d</text:span><text:span text:style-name="T11">ebates de noticias o temas interesantes para el alumno, que esté relacionado con el currículo de la materia.</text:span></text:p>
          </text:list-item>
          <text:list-item>
            <text:p text:style-name="P115"><text:span text:style-name="T10">Que incluyan l</text:span><text:span text:style-name="T11">ecturas de textos comprensivos, para fomentar la expresión oral </text:span><text:span text:style-name="T10">y la comprensión escrita.</text:span></text:p>
          </text:list-item>
          <text:list-item>
            <text:p text:style-name="P115"><text:span text:style-name="T12">Que incluyan tareas en las que haya que realizar c</text:span><text:span text:style-name="T11">omentarios orales de imágenes o gráficos, etc. con la utilización del vocabulario adecuado al tema correspondiente.</text:span></text:p>
          </text:list-item>
          <text:list-item>
            <text:p text:style-name="P115"><text:span text:style-name="T12">Que se tengan que realizar s</text:span><text:span text:style-name="T11">imulaci</text:span><text:span text:style-name="T12">ones</text:span><text:span text:style-name="T11"> de situaciones reales, en las que el alumnado tenga que asumir roles de personas que tengan que expresarse de forma oral para realizar solicitudes o demandas.</text:span></text:p>
          </text:list-item>
          <text:list-item>
            <text:p text:style-name="P116"><text:span text:style-name="T12">Q</text:span><text:span text:style-name="T9">ue </text:span><text:span text:style-name="T11">foment</text:span><text:span text:style-name="T9">en</text:span><text:span text:style-name="T11"> el uso del razonamiento lógico <text:s/></text:span><text:span text:style-name="T12">priorizando la </text:span><text:span text:style-name="T11">profundiza</text:span><text:span text:style-name="T12">ción</text:span><text:span text:style-name="T11"> en procedimientos </text:span><text:span text:style-name="T9">y destrezas </text:span><text:span text:style-name="T12">frente a la inclusión excesiva de</text:span><text:span text:style-name="T11"> contenidos. </text:span><text:span text:style-name="T12">En definitiva, que se priorice lo cognitivo frente a lo memorístico.</text:span></text:p>
          </text:list-item>
          <text:list-item>
            <text:p text:style-name="P92"><text:span text:style-name="T62">Que las actividades incluyan tareas complementarias </text:span>que ayuden a fomentar la excelencia en aquellos alumnos que no presentan dificultades.</text:p>
          </text:list-item>
          <text:list-item>
            <text:p text:style-name="P93">Uso de tutoriales, guías y manuales de apoyo en inglés.</text:p>
          </text:list-item>
        </text:list>
        <text:p text:style-name="P89"><text:span text:style-name="T60">Otra de las competencias a mejorar es la falta de autonomía que muestran muchos de nuestros alumnos en el seguimiento de los aspectos actitudinales se prestará especial atención a este aspecto.</text:span></text:p>
        <text:p text:style-name="P117">Las sesiones de clase consistirán generalmente en:</text:p>
        <text:list xml:id="list234223743915607" text:continue-list="list234224046226377" text:style-name="WW8Num2">
          <text:list-item>
            <text:list>
              <text:list-item>
                <text:list>
                  <text:list-item>
                    <text:list>
                      <text:list-item>
                        <text:h text:style-name="P47" text:outline-level="4"><text:bookmark-start text:name="__RefHeading___Toc9175_1995269317"/>9.1.1. Tipos de actividades relacionadas con los conceptos<text:bookmark-end text:name="__RefHeading___Toc9175_1995269317"/></text:h>
                      </text:list-item>
                    </text:list>
                  </text:list-item>
                </text:list>
              </text:list-item>
            </text:list>
          </text:list-item>
        </text:list>
        <text:list xml:id="list1127594333" text:style-name="L6">
          <text:list-item>
            <text:p text:style-name="P118">Explicación Oral o actividades de investigación de los conceptos de unidad, <text:soft-page-break/>prestando atención a la participación de los alumnos, y aprovechando sus preguntas/intervenciones para aportar los contenidos de la unidad de trabajo.</text:p>
          </text:list-item>
          <text:list-item>
            <text:p text:style-name="P118">Proyección de presentaciones para introducción breve de conceptos o para puesta en común de actividades realizadas.</text:p>
          </text:list-item>
          <text:list-item>
            <text:p text:style-name="P118">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118">Realización por parte de los alumnos de mapas conceptuales sobre los conceptos de la unidad para ayudar a afianzar los mismos.</text:p>
          </text:list-item>
          <text:list-item>
            <text:p text:style-name="P118">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57">Debates, de noticias sobre temas de actualidad relacionados con los servicios de red.</text:p>
          </text:list-item>
          <text:list-item>
            <text:p text:style-name="P57">Lectura de apuntes de clase en Wiki.</text:p>
          </text:list-item>
          <text:list-item>
            <text:p text:style-name="P118">Aparte del aula virtual que servirá de lugar central para la organización de los apuntes de la unidad cada alumno incluirá en su cuaderno personal online apuntes de la unidad y contenidos complementarios que se le propondrán al alumno.</text:p>
          </text:list-item>
        </text:list>
        <text:list xml:id="list234223386526157" text:continue-list="list234223743915607" text:style-name="WW8Num2">
          <text:list-item>
            <text:list>
              <text:list-item>
                <text:list>
                  <text:list-item>
                    <text:list>
                      <text:list-item>
                        <text:h text:style-name="P47" text:outline-level="4"><text:bookmark-start text:name="__RefHeading___Toc5729_1995269317"/>9.1.2. Tipo de actividades relacionadas con los procedimientos<text:bookmark-end text:name="__RefHeading___Toc5729_1995269317"/></text:h>
                      </text:list-item>
                    </text:list>
                  </text:list-item>
                </text:list>
              </text:list-item>
            </text:list>
          </text:list-item>
        </text:list>
        <text:list xml:id="list2842983066" text:style-name="L7">
          <text:list-item>
            <text:p text:style-name="P119">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119"><text:soft-page-break/>Supuestos prácticos en los que a partir del planteamiento de una situación real el alumno deberá completar los pasos y parámetros a introducir para obtener los resultados que se plantean.</text:p>
          </text:list-item>
          <text:list-item>
            <text:p text:style-name="P119">Elaboración de gráficas a partir de recopilación de datos (históricos de ejecución de servicios, análisis de ficheros de log) y comentario de las mismas</text:p>
          </text:list-item>
        </text:list>
        <text:list xml:id="list234224226825645" text:continue-list="list234223386526157" text:style-name="WW8Num2">
          <text:list-item>
            <text:list>
              <text:list-item>
                <text:list>
                  <text:list-item>
                    <text:list>
                      <text:list-item>
                        <text:h text:style-name="P47" text:outline-level="4"><text:bookmark-start text:name="__RefHeading___Toc5731_1995269317"/>9.1.3. Tipo de actividades relacionadas con las actitudes<text:bookmark-end text:name="__RefHeading___Toc5731_1995269317"/></text:h>
                      </text:list-item>
                    </text:list>
                  </text:list-item>
                </text:list>
              </text:list-item>
            </text:list>
          </text:list-item>
        </text:list>
        <text:list xml:id="list334026571" text:style-name="L8">
          <text:list-item>
            <text:p text:style-name="P120">Secretario semanal de las actividades realizadas durante la sesión. Un alumno, de forma semanal recopilará lo que se hace en el aula en cada sesión y lo leerá al comienzo de cada sesión. Así mismo almacenará en una base de datos creada al efecto en el aula virtual lo leído en cada sesión.</text:p>
          </text:list-item>
          <text:list-item>
            <text:p text:style-name="P120">Cuaderno personal del alumno.</text:p>
          </text:list-item>
          <text:list-item>
            <text:p text:style-name="P120">Participación en la red de microblogging twitter.</text:p>
          </text:list-item>
          <text:list-item>
            <text:p text:style-name="P120">Orden, apariencia y meticulosidad en los trabajos realizados.</text:p>
          </text:list-item>
          <text:list-item>
            <text:p text:style-name="P120">Actividades de puesta en común de los trabajos sobre conceptos y procedimientos</text:p>
          </text:list-item>
          <text:list-item>
            <text:p text:style-name="P120">Actividad de tipo base de datos para seguimiento de los errores que se detectan y corrigen al realizar las actividades de tipo práctico</text:p>
          </text:list-item>
        </text:list>
        <text:list xml:id="list234224241644974" text:continue-list="list234224226825645" text:style-name="WW8Num2">
          <text:list-item>
            <text:h text:style-name="P47" text:outline-level="4"><text:bookmark-start text:name="__RefHeading___Toc6417_1995269317"/><text:span text:style-name="T63">9.1.4. Tipo de a</text:span>ctividades de evaluación y de recuperación<text:bookmark-end text:name="__RefHeading___Toc6417_1995269317"/></text:h>
          </text:list-item>
        </text:list>
        <text:list xml:id="list1484101228" text:style-name="L9">
          <text:list-item>
            <text:p text:style-name="P121">Cuestionarios sobre conceptos.</text:p>
          </text:list-item>
          <text:list-item>
            <text:p text:style-name="P121">Supuestos prácticos sobre procedimientos desarrollados en la unidad.</text:p>
          </text:list-item>
          <text:list-item>
            <text:p text:style-name="P121">Pruebas prácticas</text:p>
          </text:list-item>
          <text:list-item>
            <text:p text:style-name="P121">Defensa oral de las practicas realizadas.</text:p>
          </text:list-item>
        </text:list>
        <text:list xml:id="list234222822933479" text:continue-list="list234224241644974" text:style-name="WW8Num2">
          <text:list-item>
            <text:h text:style-name="P47" text:outline-level="4"><text:bookmark-start text:name="__RefHeading___Toc9013_3264736061"/><text:span text:style-name="T63">9.1.5. Tipo de a</text:span>ctividades de refuerzo<text:bookmark-end text:name="__RefHeading___Toc9013_3264736061"/></text:h>
          </text:list-item>
        </text:list>
        <text:list xml:id="list706594273" text:style-name="L10">
          <text:list-item>
            <text:p text:style-name="P122">Uso intensivo del cuaderno tipo wiki para los alumnos que presentan carencias a la hora de organizarse para estudiar</text:p>
          </text:list-item>
          <text:list-item>
            <text:p text:style-name="P122">Ejercicios para realizar en casa con los fundamentos de la unidad.</text:p>
          </text:list-item>
          <text:list-item>
            <text:p text:style-name="P122">Especial uso de los mapas conceptuales.</text:p>
          </text:list-item>
        </text:list>
        <text:list xml:id="list234224037384608" text:continue-list="list234222822933479" text:style-name="WW8Num2">
          <text:list-item>
            <text:h text:style-name="P47" text:outline-level="4"><text:bookmark-start text:name="__RefHeading___Toc9015_3264736061"/><text:span text:style-name="T63">9.1.6. Tipo de a</text:span>ctividades de ampliación<text:bookmark-end text:name="__RefHeading___Toc9015_3264736061"/></text:h>
          </text:list-item>
        </text:list>
        <text:list xml:id="list159684079" text:style-name="L11">
          <text:list-item>
            <text:p text:style-name="P123">Prácticas guiadas complementarias para realizar supuestos que profundizan en los contenidos de la actividad.</text:p>
          </text:list-item>
          <text:list-item>
            <text:p text:style-name="P83"><text:soft-page-break/><text:span text:style-name="T39">Asesoramiento a los compañeros que presentan más dificultad</text:span></text:p>
          </text:list-item>
        </text:list>
        <text:list xml:id="list234223163509032" text:continue-list="list234224037384608" text:style-name="WW8Num2">
          <text:list-item>
            <text:list>
              <text:list-item>
                <text:list>
                  <text:list-item>
                    <text:h text:style-name="Heading_20_3" text:outline-level="3"><text:bookmark-start text:name="__RefHeading___Toc14470_1531218039"/>9.2. Recursos didácticos<text:bookmark-end text:name="__RefHeading___Toc14470_1531218039"/></text:h>
                  </text:list-item>
                </text:list>
              </text:list-item>
            </text:list>
          </text:list-item>
        </text:list>
        <text:list xml:id="list1235662569" text:style-name="WW8Num39">
          <text:list-item>
            <text:p text:style-name="P104"><text:span text:style-name="T14">Cuaderno</text:span><text:span text:style-name="T13"> personal </text:span><text:span text:style-name="T14">online</text:span><text:span text:style-name="T13">. </text:span><text:span text:style-name="T48">Será </text:span><text:span text:style-name="T49">el repositorio de las actividades completadas por el alumno y le permitirá enlazar apuntes y recursos de interés.</text:span></text:p>
          </text:list-item>
          <text:list-item>
            <text:p text:style-name="P104"><text:span text:style-name="T15">Aula virtual</text:span>.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p>
          </text:list-item>
          <text:list-item>
            <text:p text:style-name="P104"><text:span text:style-name="T15">Base de datos de las actividades realizadas</text:span> en cada sesión. Cada semana uno de los alumnos del grupo es nombrado secretario y se encarga de anotar y dar de alta en la base de datos online lo que se ha hecho y lo leerá en la siguiente sesión de clase al principio de la misma.</text:p>
          </text:list-item>
          <text:list-item>
            <text:p text:style-name="P106"><text:span text:style-name="T13">Trello. </text:span><text:span text:style-name="T48">Gestor de tareas online. Permite mediante el uso de tableros que el alumno lleve registro de las tareas abiertas, iniciadas y completadas. Con compañeros para coordinación de actividades en grupo o con el profesor para seguimiento de su uso.</text:span></text:p>
          </text:list-item>
          <text:list-item>
            <text:p text:style-name="P104"><text:span text:style-name="T15">Free</text:span><text:span text:style-name="T16">plane</text:span>. Para la realización de mapas conceptuales. Lo utilizará el profesor para ilustrar los conceptos de la unidad y los alumnos para prepararse su material de estudio.</text:p>
          </text:list-item>
          <text:list-item>
            <text:p text:style-name="P104"><text:span text:style-name="T15">Wiki</text:span>. Se usará por el profesor para distribuir apuntes, por los alumnos para generar apuntes de modo colaborativo, para poner la solución a las actividades que se van realizando. Así mismo cada alumno tendrá un wiki personal que hará las funciones de la tadicional libreta.</text:p>
          </text:list-item>
          <text:list-item>
            <text:p text:style-name="P104"><text:span text:style-name="T14">Comunidad del nivel en Google+</text:span><text:span text:style-name="T9">. Comunicación informal del grupo. El profesor publicará novedades y enlaces a temas relacionados con el módulo, recordatorios de fechas de entrega, actividades pendientes, etc. Los alumnos podrán intercambiar recursos de forma ágil. Cumple labor de cohesión y comunicación dentro del grupo.</text:span></text:p>
          </text:list-item>
          <text:list-item>
            <text:p text:style-name="P104"><text:span text:style-name="T15">Etherpad</text:span>. Servicio de edición simultanea disponible en la red local. Permite crear <text:soft-page-break/>documentos de forma colaborativa, se utilizará para puesta en común en actividades sobre conceptos.</text:p>
          </text:list-item>
          <text:list-item>
            <text:p text:style-name="P104"><text:span text:style-name="T14">Epoptes</text:span><text:span text:style-name="T49">. Herramienta de control de aula. Permitirá entre otras cosas: supervisar la actividad de los alumnos, tomar el control del equipo del alumno para resolución de problemas, </text:span><text:span text:style-name="T50">compartir en ventana la pantalla del profesor para los alumnos con dificultad para ver el contenido del proyector y p</text:span><text:span text:style-name="T49">royectar la pantalla del alumno para que este explique algún aspecto al resto de la clase sobre la actividad que se está realizando.</text:span></text:p>
          </text:list-item>
        </text:list>
        <text:list xml:id="list234223519930928" text:continue-list="list234223163509032" text:style-name="WW8Num2">
          <text:list-item>
            <text:list>
              <text:list-item>
                <text:list>
                  <text:list-item>
                    <text:h text:style-name="P52" text:outline-level="3"><text:bookmark-start text:name="__RefHeading___Toc14472_1531218039"/>9.3. Recursos tecnológicos<text:bookmark-end text:name="__RefHeading___Toc14472_1531218039"/></text:h>
                  </text:list-item>
                </text:list>
              </text:list-item>
            </text:list>
          </text:list-item>
        </text:list>
        <text:p text:style-name="P26">Se van a utilizar los Ordenadores Personales del taller del ciclo formativo. </text:p>
        <text:p text:style-name="P26"/>
        <text:p text:style-name="P26">El departamento cuenta con dos ADSLs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43">El software instalado será el Sistema Operativo LINUX. Habrá un sistema operativo propio en cada ordenador y todos ellos estarán conectados a través de una red TCP/IP. </text:p>
        <text:p text:style-name="P43">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se tengan que hacer menos tareas de mantenimiento de los equipos del aula.</text:p>
        <text:p text:style-name="P43">Se dispondrá también de un cañón de proyección para visualizar en la pizarra presentaciones sobre contenidos, demostración de <text:s/>las tareas de administración y los programas ejecutados desde el ordenador. </text:p>
        <text:list xml:id="list234223139832986" text:continue-numbering="true" text:style-name="WW8Num2">
          <text:list-item>
            <text:list>
              <text:list-item>
                <text:list>
                  <text:list-item>
                    <text:h text:style-name="P53" text:outline-level="3"/>
                  </text:list-item>
                  <text:list-item>
                    <text:h text:style-name="P53" text:outline-level="3"><text:bookmark-start text:name="__RefHeading___Toc9177_1995269317"/>9.4. Recursos bibliográficos<text:bookmark-end text:name="__RefHeading___Toc9177_1995269317"/></text:h>
                  </text:list-item>
                </text:list>
              </text:list-item>
            </text:list>
          </text:list-item>
        </text:list>
        <text:p text:style-name="P31"/>
        <text:p text:style-name="P31">La bibliografía se apoyará fundamentalmente en recursos Web que se irán actualizando a <text:soft-page-break/>lo largo del módulo por los alumnos y el profesor. La creación de recursos dinámicos en un área que evoluciona tan rápido como la informática es relativamente sencillo con el uso de Internet.</text:p>
        <text:p text:style-name="P34">Se utilizarán también los manuales de usuario, de administrador y las ayudas instaladas localmente para cada Sistema Operativo y las de las aplicaciones software que utilicemos.</text:p>
        <text:list xml:id="list234224095740653" text:continue-numbering="true" text:style-name="WW8Num2">
          <text:list-item>
            <text:list>
              <text:list-item>
                <text:h text:style-name="P49" text:outline-level="2"><text:bookmark-start text:name="__RefHeading___Toc14476_1531218039"/>10. MEDIDAS DE ATENCIÓN A LA DIVERSIDAD<text:bookmark-end text:name="__RefHeading___Toc14476_1531218039"/></text:h>
              </text:list-item>
            </text:list>
          </text:list-item>
        </text:list>
        <text:p text:style-name="Text_20_body"/>
        <text:p text:style-name="Text_20_body">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p text:style-name="Text_20_body">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p text:style-name="Text_20_body">Para fomentar la capacidad de autoorganización de los alumnos y la mejora en sus técnicas de estudio cada alumno llevará un cuaderno personal online en el que incluirá los apuntes sobre el módulo, enlaces y recursos que considere relacionados, mapas conceptuales sobre la unidad, así como sus mejores trabajos sirviendo por tanto como Portfolio personal.</text:p>
        <text:list xml:id="list234223847977182" text:continue-numbering="true" text:style-name="WW8Num2">
          <text:list-item>
            <text:list>
              <text:list-item>
                <text:h text:style-name="Heading_20_2" text:outline-level="2"><text:bookmark-start text:name="__RefHeading___Toc14478_1531218039"/>11. EVALUACIÓN Y CALIFICACIÓN<text:bookmark-end text:name="__RefHeading___Toc14478_1531218039"/></text:h>
                <text:list>
                  <text:list-item>
                    <text:h text:style-name="Heading_20_3" text:outline-level="3"/>
                  </text:list-item>
                  <text:list-item>
                    <text:h text:style-name="Heading_20_3" text:outline-level="3"><text:bookmark-start text:name="__RefHeading___Toc14480_1531218039"/>11.1. Procedimientos de evaluación<text:bookmark-end text:name="__RefHeading___Toc14480_1531218039"/></text:h>
                  </text:list-item>
                </text:list>
              </text:list-item>
            </text:list>
          </text:list-item>
        </text:list>
        <text:p text:style-name="Text_20_body"/>
        <text:p text:style-name="Text_20_body">Pretende reconducir el proceso de aprendizaje para adaptarse al alumnado utilizando la observación como instrumento esencial.</text:p>
        <text:p text:style-name="Text_20_body">El sistema de evaluación empleado tiene como objetivo evaluar los contenidos, procedimientos y actitudes que pretendemos que el alumno tenga, pero además <text:soft-page-break/>queremos transmitir la idea de la profesionalidad <text:s/>y la autoformación.</text:p>
        <text:list xml:id="list4015510208" text:style-name="WW8Num7">
          <text:list-item>
            <text:p text:style-name="P107">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107">La corrección individualizada, con el alumno, de los ejercicios realizados debe utilizarse para sugerir ideas de mejora y soluciones alternativas. El alumno deberá defender las ventajas o desventajas de su opción.</text:p>
          </text:list-item>
          <text:list-item>
            <text:p text:style-name="P107">La realización de pruebas sobre conceptos y procedimientos en las que el alumno manifestará el grado en que se han alcanzado los objetivos.</text:p>
          </text:list-item>
          <text:list-item>
            <text:p text:style-name="P107">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107">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107">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list xml:id="list234222269725497" text:continue-list="list234223847977182" text:style-name="WW8Num2">
          <text:list-item>
            <text:list>
              <text:list-item>
                <text:list>
                  <text:list-item>
                    <text:h text:style-name="Heading_20_3" text:outline-level="3"><text:bookmark-start text:name="__RefHeading___Toc14482_1531218039"/>11.2. Instrumentos de evaluación<text:bookmark-end text:name="__RefHeading___Toc14482_1531218039"/></text:h>
                  </text:list-item>
                </text:list>
              </text:list-item>
            </text:list>
          </text:list-item>
        </text:list>
        <text:p text:style-name="P33">Para llevar a cabo la evaluación se utilizarán indicadores e instrumentos que proporcionen datos y observaciones sobre el avance en el aula. </text:p>
        <text:p text:style-name="Text_20_body"><text:span text:style-name="T9">Según recomendaciones de la Consejería de Educación para la FPE, en cada actividad </text:span><text:soft-page-break/><text:span text:style-name="T9">de enseñanza, aprendizaje y evaluación se determinan una serie de </text:span><text:span text:style-name="T13">pautas</text:span><text:span text:style-name="T9">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17"><text:span text:style-name="T7">Para evaluar los </text:span><text:span text:style-name="T8">conceptos</text:span><text:span text:style-name="T7">:</text:span></text:p>
        <text:p text:style-name="P15"/>
        <text:list xml:id="list234223968440596" text:continue-list="list2476632725" text:style-name="WW8Num5">
          <text:list-item>
            <text:p text:style-name="P75"><text:span text:style-name="T35">Trabajos específicos sobre los contenidos</text:span><text:span text:style-name="T25">. <text:s/></text:span></text:p>
          </text:list-item>
          <text:list-item>
            <text:p text:style-name="P75"><text:span text:style-name="T35">Controles. </text:span><text:span text:style-name="T32">Cuestionarios</text:span><text:span text:style-name="T35"> </text:span><text:span text:style-name="T32"><text:s/>sobre conceptos en plataforma virtual</text:span></text:p>
          </text:list-item>
          <text:list-item>
            <text:p text:style-name="P75"><text:span text:style-name="T35">Pruebas prácticas </text:span><text:span text:style-name="T32">en las que se intercalarán preguntas sobre los conceptos que se están trabajando.</text:span></text:p>
          </text:list-item>
        </text:list>
        <text:p text:style-name="P17"><text:span text:style-name="T7">Para la evaluación de </text:span><text:span text:style-name="T8">procedimientos: </text:span></text:p>
        <text:p text:style-name="P16"/>
        <text:list xml:id="list1655034181" text:style-name="WW8Num40">
          <text:list-item>
            <text:p text:style-name="P58"><text:span text:style-name="T35">Lista de control de actividades de tipo práctico</text:span><text:span text:style-name="T25">.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58"><text:span text:style-name="T35">Supuestos prácticos </text:span><text:span text:style-name="T32">en las que el alumno contestará por escrito con los pasos necesarios para resolver una situación ficticia.</text:span></text:p>
          </text:list-item>
          <text:list-item>
            <text:p text:style-name="P58"><text:span text:style-name="T35">Pruebas prácticas </text:span><text:span text:style-name="T32">en las que se demostrará el desempeño de tareas y habilidades.</text:span><text:span text:style-name="T25"> </text:span></text:p>
          </text:list-item>
        </text:list>
        <text:p text:style-name="P11"/>
        <text:p text:style-name="P18"><text:span text:style-name="T25">Para la evaluación de las </text:span><text:span text:style-name="T35">actitudes </text:span><text:span text:style-name="T32">se utilizarán tres registros</text:span><text:span text:style-name="T25">:</text:span></text:p>
        <text:p text:style-name="P11"/>
        <text:list xml:id="list234223724582012" text:continue-numbering="true" text:style-name="WW8Num40">
          <text:list-item>
            <text:p text:style-name="P58"><text:span text:style-name="T36">Registro anecdótico</text:span><text:span text:style-name="T29"> <text:s/>donde se tendrán en cuenta los siguientes indicadores:</text:span></text:p>
          </text:list-item>
        </text:list>
        <text:list xml:id="list2224147999" text:style-name="WW8Num41">
          <text:list-item>
            <text:p text:style-name="P76"><text:span text:style-name="T37">Puntualidad</text:span><text:span text:style-name="T29">.</text:span></text:p>
          </text:list-item>
          <text:list-item>
            <text:p text:style-name="P76"><text:span text:style-name="T37">Participación en las sesiones</text:span><text:span text:style-name="T29">.</text:span></text:p>
          </text:list-item>
          <text:list-item>
            <text:p text:style-name="P76"><text:span text:style-name="T37">Colaboración para el buen funcionamiento de las sesiones</text:span><text:span text:style-name="T29">. </text:span></text:p>
          </text:list-item>
          <text:list-item>
            <text:p text:style-name="P77">Orden, meticulosidad y organización del trabajo.</text:p>
          </text:list-item>
        </text:list>
        <text:p text:style-name="P29">Que se graduarán de acuerdo a la siguiente escala: S (Siempre), CS (Casi Siempre), <text:soft-page-break/>AV (A Veces), CN (Casi Nunca), N (Nunca).</text:p>
        <text:list xml:id="list521993852" text:style-name="WW8Num42">
          <text:list-item>
            <text:p text:style-name="P105"><text:span text:style-name="T15">Registro de observación</text:span> en el que se reflejará el grado de utilización y la calidad de:</text:p>
          </text:list-item>
          <text:list-item>
            <text:p text:style-name="P125">Cuaderno personal <text:span text:style-name="T64">electrónico en formato </text:span>wiki</text:p>
          </text:list-item>
          <text:list-item>
            <text:p text:style-name="P125">Participación en red <text:span text:style-name="T64">social de clase</text:span></text:p>
          </text:list-item>
          <text:list-item>
            <text:p text:style-name="P125">Realización de las tareas de secretario.</text:p>
          </text:list-item>
          <text:list-item>
            <text:p text:style-name="P126">Incumplimiento de las normas básicas de convivencia en el aula</text:p>
          </text:list-item>
          <text:list-item>
            <text:p text:style-name="P126"><text:span text:style-name="T30">Respuesta a preguntas y retos </text:span><text:span text:style-name="T31">planteados</text:span><text:span text:style-name="T30"> por el profesor </text:span><text:span text:style-name="T31">durante las sesiones de clase</text:span><text:span text:style-name="T30">.</text:span></text:p>
          </text:list-item>
        </text:list>
        <text:p text:style-name="P30"><text:span text:style-name="T33">Para la </text:span><text:span text:style-name="T36">coevaluación </text:span><text:span text:style-name="T33">del proceso de enseñanza y aprendizaje y de la práctica docente:</text:span></text:p>
        <text:list xml:id="list2723441828" text:style-name="WW8Num43">
          <text:list-item>
            <text:p text:style-name="P59"><text:span text:style-name="T33">Paso de cuestionario </text:span><text:span text:style-name="T34">trimestral </text:span><text:span text:style-name="T33">a los alumnos sobre el desarrollo de las unidades y de la práctica docente.</text:span></text:p>
          </text:list-item>
          <text:list-item>
            <text:p text:style-name="P60">Lista de control para el profesor de reflexión sobre la práctica desarrollada.</text:p>
          </text:list-item>
          <text:list-item>
            <text:p text:style-name="P61">Herramienta de seguimiento de impartición de las programaciones de aula en el que se contemplan items en cada actividad para análisis de impartición, propuestas de mejora, cambios a reflejar en programaciones, temporización prevista y real de la actividad.</text:p>
          </text:list-item>
        </text:list>
        <text:list xml:id="list234223111182419" text:continue-list="list234222269725497" text:style-name="WW8Num2">
          <text:list-item>
            <text:list>
              <text:list-item>
                <text:list>
                  <text:list-item>
                    <text:h text:style-name="Heading_20_3" text:outline-level="3"><text:bookmark-start text:name="__RefHeading___Toc14484_1531218039"/>11.3. Criterios de calificación<text:bookmark-end text:name="__RefHeading___Toc14484_1531218039"/></text:h>
                  </text:list-item>
                </text:list>
              </text:list-item>
            </text:list>
          </text:list-item>
        </text:list>
        <text:p text:style-name="Text_20_body">La calificación del alumno sera entre 0 y 10.</text:p>
        <text:p text:style-name="Text_20_body">El curso se divide en dos trimestres. La calificación final será la media de la calificación de cada uno de los trimestres.</text:p>
        <text:p text:style-name="Text_20_body">Al final de cada trimestre se entregará al alumno la calificación final del mismo que se obtendrá de acuerdo a los siguientes criterios:</text:p>
        <text:list xml:id="list2559181048" text:style-name="WW8Num44">
          <text:list-item>
            <text:p text:style-name="P108">La calificación se obtendrá de tres elementos</text:p>
          </text:list-item>
        </text:list>
        <text:list xml:id="list607297842" text:style-name="WW8Num8">
          <text:list-item>
            <text:p text:style-name="P127">Valoración sobre indicadores de tipo <text:span text:style-name="T15">actitudinal</text:span> <text:s/>20 %.</text:p>
          </text:list-item>
          <text:list-item>
            <text:p text:style-name="P127"><text:span text:style-name="T15">Controles</text:span> sobre conceptos y <text:span text:style-name="T15">pruebas prácticas</text:span> 35%.</text:p>
          </text:list-item>
          <text:list-item>
            <text:p text:style-name="P127"><text:span text:style-name="T15">Actividades y tareas</text:span> sobre conceptos y de tipo práctico 45%. </text:p>
          </text:list-item>
          <text:list-item>
            <text:p text:style-name="P109">Las actividades sobre conceptos y las prácticas tendrán un peso distinto en función <text:soft-page-break/>de su relevancia y/o tiempo previsto para su realización. </text:p>
          </text:list-item>
          <text:list-item>
            <text:p text:style-name="P109">Para tener al menos un 5 sobre 10 en el trimestre:</text:p>
          </text:list-item>
          <text:list-item>
            <text:p text:style-name="P127">Se ha de tener aprobado cada una de las partes (actitudinal, pruebas prácticas y controles y tareas sobre conceptos y prácticas a partir de que se obtiene la calificación del trimestre.</text:p>
          </text:list-item>
          <text:list-item>
            <text:p text:style-name="P127">Se han de aprobar todas las pruebas prácticas y todos los controles sobre conceptos.</text:p>
          </text:list-item>
          <text:list-item>
            <text:p text:style-name="P127">Se ha de entregar, al menos, un 85% de las tareas sobre conceptos y prácticas.</text:p>
          </text:list-item>
          <text:list-item>
            <text:p text:style-name="P109">Con carácter general, las actividades tendrán un plazo de entrega/corrección. Las entregas realizadas fuera de plazo, si esta posibilidad está contemplada, se penalizarán un 15% en la nota de la actividad.</text:p>
          </text:list-item>
          <text:list-item>
            <text:p text:style-name="P109">La calificación obtenida en pruebas de recuperación se penalizará en un 15% a la hora de incluirla en el cálculo de la nota, salvo en el caso de que sea <text:span text:style-name="T65">entre </text:span>un 5 <text:span text:style-name="T65">y un 6,5</text:span> que se mantendrá en un 5.</text:p>
          </text:list-item>
          <text:list-item>
            <text:p text:style-name="P109">Para obtener una calificación final de aprobado se han de aprobar todos los trimestres que componen el curso.</text:p>
          </text:list-item>
          <text:list-item>
            <text:p text:style-name="P149"><text:span text:style-name="T43">La</text:span><text:span text:style-name="T45"> </text:span><text:span text:style-name="T43">calificación</text:span><text:span text:style-name="T45"> </text:span><text:span text:style-name="T43">que</text:span><text:span text:style-name="T45"> </text:span><text:span text:style-name="T43">aparecerá</text:span><text:span text:style-name="T45"> </text:span><text:span text:style-name="T43">en</text:span><text:span text:style-name="T45"> </text:span><text:span text:style-name="T43">cada</text:span><text:span text:style-name="T45"> </text:span><text:span text:style-name="T43">una</text:span><text:span text:style-name="T45"> </text:span><text:span text:style-name="T43">de</text:span><text:span text:style-name="T45"> </text:span><text:span text:style-name="T43">las</text:span><text:span text:style-name="T45"> </text:span><text:span text:style-name="T43">evaluaciones</text:span><text:span text:style-name="T45"> </text:span><text:span text:style-name="T43">será</text:span><text:span text:style-name="T45"> </text:span><text:span text:style-name="T43">la</text:span><text:span text:style-name="T45"> </text:span><text:span text:style-name="T43">resultante</text:span><text:span text:style-name="T45"> </text:span><text:span text:style-name="T43">de</text:span><text:span text:style-name="T45"> </text:span><text:span text:style-name="T43">aplicar</text:span><text:span text:style-name="T45"> </text:span><text:span text:style-name="T43">los</text:span><text:span text:style-name="T45"> </text:span><text:span text:style-name="T43">correspondiente</text:span><text:span text:style-name="T45"> </text:span><text:span text:style-name="T43">porcentajes</text:span><text:span text:style-name="T45"> </text:span><text:span text:style-name="T43">citados</text:span><text:span text:style-name="T45"> </text:span><text:span text:style-name="T43">al</text:span><text:span text:style-name="T45"> </text:span><text:span text:style-name="T43">principio,</text:span><text:span text:style-name="T45"> </text:span><text:span text:style-name="T43">no</text:span><text:span text:style-name="T45"> </text:span><text:span text:style-name="T43">obstante,</text:span><text:span text:style-name="T45"> </text:span><text:span text:style-name="T43">como</text:span><text:span text:style-name="T45"> </text:span><text:span text:style-name="T43">esta</text:span><text:span text:style-name="T45"> </text:span><text:span text:style-name="T43">calificación</text:span><text:span text:style-name="T45"> </text:span><text:span text:style-name="T43">debe</text:span><text:span text:style-name="T45"> </text:span><text:span text:style-name="T43">ser</text:span><text:span text:style-name="T45"> </text:span><text:span text:style-name="T43">un</text:span><text:span text:style-name="T45"> </text:span><text:span text:style-name="T43">número</text:span><text:span text:style-name="T45"> </text:span><text:span text:style-name="T43">entero</text:span><text:span text:style-name="T45"> </text:span><text:span text:style-name="T43">del</text:span><text:span text:style-name="T45"> </text:span><text:span text:style-name="T43">1</text:span><text:span text:style-name="T45"> </text:span><text:span text:style-name="T43">al</text:span><text:span text:style-name="T45"> </text:span><text:span text:style-name="T43">10,</text:span><text:span text:style-name="T45"> </text:span><text:span text:style-name="T43">la</text:span><text:span text:style-name="T45"> </text:span><text:span text:style-name="T43">nota</text:span><text:span text:style-name="T45"> </text:span><text:span text:style-name="T43">obtenida</text:span><text:span text:style-name="T45"> </text:span><text:span text:style-name="T43">será</text:span><text:span text:style-name="T45"> </text:span><text:span text:style-name="T43">redondeada</text:span><text:span text:style-name="T45"> </text:span><text:span text:style-name="T43">al</text:span><text:span text:style-name="T45"> </text:span><text:span text:style-name="T43">entero</text:span><text:span text:style-name="T45"> </text:span><text:span text:style-name="T43">más</text:span><text:span text:style-name="T45"> </text:span><text:span text:style-name="T43">próximo,</text:span><text:span text:style-name="T45"> </text:span><text:span text:style-name="T43">excepto</text:span><text:span text:style-name="T45"> </text:span><text:span text:style-name="T43">si</text:span><text:span text:style-name="T45"> </text:span><text:span text:style-name="T43">se</text:span><text:span text:style-name="T45"> </text:span><text:span text:style-name="T43">encuentra</text:span><text:span text:style-name="T45"> </text:span><text:span text:style-name="T43">entre</text:span><text:span text:style-name="T45"> </text:span><text:span text:style-name="T43">4.50</text:span><text:span text:style-name="T45"> </text:span><text:span text:style-name="T43">y</text:span><text:span text:style-name="T45"> </text:span><text:span text:style-name="T43">4.99</text:span><text:span text:style-name="T45"> </text:span><text:span text:style-name="T43">que</text:span><text:span text:style-name="T45"> </text:span><text:span text:style-name="T43">se</text:span><text:span text:style-name="T45"> </text:span><text:span text:style-name="T43">considerará</text:span><text:span text:style-name="T45"> </text:span><text:span text:style-name="T43">un</text:span><text:span text:style-name="T45"> </text:span><text:span text:style-name="T43">4.</text:span><text:span text:style-name="T52"> </text:span></text:p>
          </text:list-item>
        </text:list>
        <text:list xml:id="list234223859077147" text:continue-list="list234223111182419" text:style-name="WW8Num2">
          <text:list-item>
            <text:list>
              <text:list-item>
                <text:list>
                  <text:list-item>
                    <text:h text:style-name="Heading_20_3" text:outline-level="3"><text:bookmark-start text:name="__RefHeading___Toc14486_1531218039"/>11.4. Contenidos mínimos y criterios de recuperación<text:bookmark-end text:name="__RefHeading___Toc14486_1531218039"/></text:h>
                  </text:list-item>
                </text:list>
              </text:list-item>
            </text:list>
          </text:list-item>
        </text:list>
        <text:p text:style-name="Text_20_body"/>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text:soft-page-break/>unidad. </text:p>
        <text:p text:style-name="Text_20_body">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234223075159772" text:continue-numbering="true" text:style-name="WW8Num2">
          <text:list-item>
            <text:list>
              <text:list-item>
                <text:list>
                  <text:list-item>
                    <text:h text:style-name="Heading_20_3" text:outline-level="3"><text:bookmark-start text:name="__RefHeading___Toc14488_1531218039"/>11.5. Fugas o faltas injustificadas<text:bookmark-end text:name="__RefHeading___Toc14488_1531218039"/></text:h>
                  </text:list-item>
                </text:list>
              </text:list-item>
            </text:list>
          </text:list-item>
        </text:list>
        <text:p text:style-name="Text_20_body"/>
        <text:p text:style-name="Text_20_body">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234222725095102" text:continue-numbering="true" text:style-name="WW8Num2">
          <text:list-item>
            <text:list>
              <text:list-item>
                <text:list>
                  <text:list-item>
                    <text:h text:style-name="Heading_20_3" text:outline-level="3"><text:bookmark-start text:name="__RefHeading___Toc14490_1531218039"/>11.6. Contenidos mínimos y criterios de recuperación<text:bookmark-end text:name="__RefHeading___Toc14490_1531218039"/></text:h>
                  </text:list-item>
                </text:list>
              </text:list-item>
            </text:list>
          </text:list-item>
        </text:list>
        <text:p text:style-name="Text_20_body"/>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text:soft-page-break/>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234223765969611" text:continue-numbering="true" text:style-name="WW8Num2">
          <text:list-item>
            <text:list>
              <text:list-item>
                <text:list>
                  <text:list-item>
                    <text:h text:style-name="Heading_20_3" text:outline-level="3"><text:bookmark-start text:name="__RefHeading___Toc14492_1531218039"/>11.6. Pérdida de la evaluación continua<text:bookmark-end text:name="__RefHeading___Toc14492_1531218039"/></text:h>
                  </text:list-item>
                </text:list>
              </text:list-item>
            </text:list>
          </text:list-item>
        </text:list>
        <text:p text:style-name="Text_20_body"/>
        <text:p text:style-name="Text_20_body">La inasistencia reiterada a clase de forma que el alumno acumule más de un 15% de faltas sobre el total de horas del módulo supondrá la pérdida automática del derecho de evaluación continua.</text:p>
        <text:list xml:id="list234223924774384" text:continue-numbering="true" text:style-name="WW8Num2">
          <text:list-item>
            <text:list>
              <text:list-item>
                <text:list>
                  <text:list-item>
                    <text:list>
                      <text:list-item>
                        <text:h text:style-name="Heading_20_4" text:outline-level="4"><text:bookmark-start text:name="__RefHeading___Toc14494_1531218039"/>11.6.1. Procedimiento de notificación de la pérdida de la evaluación continua<text:bookmark-end text:name="__RefHeading___Toc14494_1531218039"/></text:h>
                      </text:list-item>
                    </text:list>
                  </text:list-item>
                </text:list>
              </text:list-item>
            </text:list>
          </text:list-item>
        </text:list>
        <text:p text:style-name="Text_20_body"/>
        <text:p text:style-name="Text_20_body">Al alumno se le notificará por escrito, con acuse de recibo, cuando acumule un 5% de faltas y posteriormente cuando acumule un 10% de las faltas. </text:p>
        <text:p text:style-name="Text_20_body">Cuando el alumno acumule un 15% de faltas sobre el total de horas del módulo se le comunicará de la misma forma la pérdida de la evaluación continua</text:p>
        <text:list xml:id="list234222409231440" text:continue-numbering="true" text:style-name="WW8Num2">
          <text:list-item>
            <text:list>
              <text:list-item>
                <text:list>
                  <text:list-item>
                    <text:list>
                      <text:list-item>
                        <text:h text:style-name="Heading_20_4" text:outline-level="4"><text:bookmark-start text:name="__RefHeading___Toc14496_1531218039"/>11.6.2. Sistemas e instrumentos de evaluación para los alumnos que han perdido el derecho a la evaluación continua<text:bookmark-end text:name="__RefHeading___Toc14496_1531218039"/></text:h>
                      </text:list-item>
                    </text:list>
                  </text:list-item>
                </text:list>
              </text:list-item>
            </text:list>
          </text:list-item>
        </text:list>
        <text:p text:style-name="P12"/>
        <text:p text:style-name="P12">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13"/>
        <text:list xml:id="list1074922163" text:style-name="WW8Num45">
          <text:list-item>
            <text:p text:style-name="P151"><text:span text:style-name="T48">Prueba escrita sobre contenidos del módulo. Incluirá preguntas sobre conceptos y supuestos prácticos. Tendrá carácter <text:s/>eliminatorio y el alumno para aprobar debe sacar un mínimo de un 6 sobre 10. </text:span></text:p>
          </text:list-item>
          <text:list-item>
            <text:p text:style-name="P150">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234222566823017" text:continue-list="list234222409231440" text:style-name="WW8Num2">
          <text:list-item>
            <text:list>
              <text:list-item>
                <text:list>
                  <text:list-item>
                    <text:h text:style-name="Heading_20_3" text:outline-level="3"><text:bookmark-start text:name="__RefHeading___Toc14498_1531218039"/><text:soft-page-break/>11.7. Autoevaluación del profesorado<text:bookmark-end text:name="__RefHeading___Toc14498_1531218039"/></text:h>
                  </text:list-item>
                </text:list>
              </text:list-item>
            </text:list>
          </text:list-item>
        </text:list>
        <text:p text:style-name="Text_20_body"/>
        <text:p text:style-name="Text_20_body">Al final cada trimestre el profesor realizará un informe trimestral en el que evaluará el seguimiento de la programación y propondrá mejoras y acciones correctoras para el curso siguiente. Así mismo se pasará a los alumnos un cuestionario anónimo en el que los alumnos evaluaran su aprendizaje y la metodología seguida por el profesor.</text:p>
        <text:list xml:id="list234222437736843" text:continue-numbering="true" text:style-name="WW8Num2">
          <text:list-item>
            <text:h text:style-name="P54" text:outline-level="3"><text:bookmark-start text:name="__RefHeading___Toc9179_1995269317"/>1<text:span text:style-name="T55">1</text:span>.8. Evaluación de la programación<text:bookmark-end text:name="__RefHeading___Toc9179_1995269317"/></text:h>
          </text:list-item>
        </text:list>
        <text:p text:style-name="P35"/>
        <text:p text:style-name="P35">Para el seguimiento de la programación el departamento a aprobado la utilización de una hoja de cálculo online <text:span text:style-name="T56">como herramienta de seguimiento de la programación de aula. E</text:span>n <text:span text:style-name="T56">ella </text:span>se anota para cada módulo el seguimiento de las prácticas y actividades realizadas.</text:p>
        <text:p text:style-name="P36">Para facilitar su cumplimentación se aprovecha la información aportada por la figura del alumno secretario que cumplimenta diariamente las actividades impartidas y aspectos reseñables en el aula.</text:p>
        <text:p text:style-name="P35">Así mismo este registro facilita la coordinación en las reuniones de departamento y la realización de análisis de resultados y propuestas de mejora.</text:p>
        <text:p text:style-name="P35">En cada fila se recoge una actividad y para cada una se especifica:</text:p>
        <text:list xml:id="list1620863739" text:style-name="L3">
          <text:list-item>
            <text:p text:style-name="P110">Código y título de la actividad</text:p>
          </text:list-item>
          <text:list-item>
            <text:p text:style-name="P110">Fecha prevista y fecha real de impartición</text:p>
          </text:list-item>
          <text:list-item>
            <text:p text:style-name="P110">Duración prevista y duración real de impartición</text:p>
          </text:list-item>
          <text:list-item>
            <text:p text:style-name="P110">Análisis de la impartición</text:p>
          </text:list-item>
          <text:list-item>
            <text:p text:style-name="P110">Propuestas de mejora</text:p>
          </text:list-item>
          <text:list-item>
            <text:p text:style-name="P110">Aspectos a modificar que requieren cambios en la programación</text:p>
          </text:list-item>
        </text:list>
        <text:list xml:id="list234223090392005" text:continue-list="list234222437736843" text:style-name="WW8Num2">
          <text:list-item>
            <text:list>
              <text:list-item>
                <text:h text:style-name="Heading_20_2" text:outline-level="2"><text:bookmark-start text:name="__RefHeading___Toc14500_1531218039"/>12. ACTIVIDADES COMPLEMENTARIAS Y EXTRAESCOLARES<text:bookmark-end text:name="__RefHeading___Toc14500_1531218039"/></text:h>
              </text:list-item>
            </text:list>
          </text:list-item>
        </text:list>
        <text:p text:style-name="Text_20_body"/>
        <text:p text:style-name="Text_20_body">Participación en las jornadas de puertas abiertas de formación profesional organizadas todos los cursos por el <text:span text:style-name="T66">Cabildo de Lanzarote</text:span></text:p>
        <text:p text:style-name="Text_20_body">En la medida de lo posible se organizará una visita a una empresa u organismo <text:soft-page-break/>relacionada con los contenidos del módulo.</text:p>
        <text:p text:style-name="Text_20_body">Se podrán realizar actividades complementarias relacionadas con el mantenimiento de los sistemas operativos del equipamiento informático del Centro.</text:p>
        <text:p text:style-name="P3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svg:font-family="'DejaVu Sans'" style:font-pitch="variable"/>
    <style:font-face style:name="Droid Sans Fallback1"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Cursiva" style:font-family-generic="swiss" style:font-pitch="variable"/>
    <style:font-face style:name="Arial Unicode MS" svg:font-family="'Arial Unicode MS'" style:font-family-generic="swiss" style:font-pitch="variable"/>
    <style:font-face style:name="Droid Sans Fallback2"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list-style-name="WW8Num2"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list-style-name="WW8Num2" style:class="text">
      <style:paragraph-properties fo:margin-left="0cm" fo:margin-right="0cm" fo:margin-top="0cm" fo:margin-bottom="0cm" loext:contextual-spacing="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WW8Num2"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list-style-name="WW8Num2" style:class="text">
      <style:paragraph-properties fo:margin-left="0cm" fo:margin-right="0cm" fo:margin-top="0cm" fo:margin-bottom="0cm" loext:contextual-spacing="false" fo:text-indent="0cm" style:auto-text-indent="false" style:writing-mode="lr-tb"/>
      <style:text-properties style:font-name="Arial1" fo:font-family="Arial" style:font-style-name="Negrita Cursiva" style:font-family-generic="swiss" style:font-pitch="variable" fo:font-size="11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er" style:next-style-name="Text_20_body" style:default-outline-level="5" style:list-style-name="WW8Num2"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er" style:next-style-name="Text_20_body" style:default-outline-level="6" style:list-style-name="WW8Num2" style:class="text">
      <style:text-properties fo:font-size="9pt" fo:font-weight="bold" style:font-size-asian="9pt" style:font-weight-asian="bold" style:font-size-complex="9pt" style:font-weight-complex="bold"/>
    </style:style>
    <style:style style:name="Heading_20_7" style:display-name="Heading 7" style:family="paragraph" style:parent-style-name="Header" style:next-style-name="Text_20_body" style:default-outline-level="7" style:list-style-name="WW8Num2" style:class="text">
      <style:text-properties fo:font-size="9pt" fo:font-weight="bold" style:font-size-asian="9pt" style:font-weight-asian="bold" style:font-size-complex="9pt" style:font-weight-complex="bold"/>
    </style:style>
    <style:style style:name="Heading_20_8" style:display-name="Heading 8" style:family="paragraph" style:parent-style-name="Header" style:next-style-name="Text_20_body" style:default-outline-level="8" style:list-style-name="WW8Num2" style:class="text">
      <style:text-properties fo:font-size="9pt" fo:font-weight="bold" style:font-size-asian="9pt" style:font-weight-asian="bold" style:font-size-complex="9pt" style:font-weight-complex="bold"/>
    </style:style>
    <style:style style:name="Heading_20_9" style:display-name="Heading 9" style:family="paragraph" style:parent-style-name="Header" style:next-style-name="Text_20_body" style:default-outline-level="9" style:list-style-name="WW8Num2" style:class="text">
      <style:text-properties fo:font-size="9pt" fo:font-weight="bold" style:font-size-asian="9pt" style:font-weight-asian="bold" style:font-size-complex="9pt" style:font-weight-complex="bold"/>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loext: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2"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style:font-name="Symbol" fo:font-family="Symbol" style:font-family-generic="roman" style:font-pitch="variable" fo:font-size="9pt" fo:language="es" fo:country="ES" style:font-size-asian="9pt" style:language-asian="zxx" style:country-asian="none" style:font-name-complex="StarSymbol1" style:font-family-complex="StarSymbol, 'Arial Unicode MS'" style:font-charset-complex="x-symbol" style:font-size-complex="9pt" style:language-complex="ar" style:country-complex="SA"/>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Wingdings1" fo:font-family="Wingdings" style:font-charset="x-symbol" style:font-name-complex="Wingdings1" style:font-family-complex="Wingdings" style:font-charset-complex="x-symbol"/>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0" style:family="text">
      <style:text-properties style:use-window-font-color="true" style:font-name="Arial" fo:font-family="Arial" style:font-family-generic="swiss" style:font-pitch="variable" fo:font-size="12pt" fo:language="es" fo:country="ES" fo:font-weight="normal" style:font-name-asian="Times New Roman" style:font-family-asian="'Times New Roman'" style:font-family-generic-asian="roman" style:font-pitch-asian="variable" style:font-size-asian="12pt" style:language-asian="zxx" style:country-asian="none" style:font-weight-asian="normal" style:font-name-complex="Arial" style:font-family-complex="Arial" style:font-family-generic-complex="swiss" style:font-pitch-complex="variable" style:font-size-complex="12pt" style:language-complex="ar" style:country-complex="SA" style:font-weight-complex="normal"/>
    </style:style>
    <style:style style:name="WW8Num5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1pt"/>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1"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1"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1"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1"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1"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name-complex="OpenSymbol" style:font-family-complex="OpenSymbol, 'Arial Unicode MS'"/>
    </style:style>
    <style:style style:name="WW8Num18z0" style:family="text"/>
    <style:style style:name="WW8Num18z1" style:family="text">
      <style:text-properties style:font-name-complex="Arial" style:font-family-complex="Arial" style:font-family-generic-complex="swiss" style:font-pitch-complex="variabl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name-complex="OpenSymbol" style:font-family-complex="OpenSymbol, 'Arial Unicode MS'"/>
    </style:style>
    <style:style style:name="WW8Num22z0" style:family="text">
      <style:text-properties style:use-window-font-color="true" style:font-name="Arial" fo:font-family="Arial" style:font-family-generic="swiss" style:font-pitch="variable" fo:font-size="12pt" fo:language="es" fo:country="ES"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style>
    <style:style style:name="WW8Num22z1" style:family="text">
      <style:text-properties style:font-name="OpenSymbol" fo:font-family="OpenSymbol, 'Arial Unicode MS'" style:font-name-complex="OpenSymbol" style:font-family-complex="OpenSymbol, 'Arial Unicode MS'"/>
    </style:style>
    <style:style style:name="WW8Num22z3" style:family="text">
      <style:text-properties style:font-name="Symbol1" fo:font-family="Symbol" style:font-name-complex="OpenSymbol" style:font-family-complex="OpenSymbol, 'Arial Unicode MS'"/>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1" fo:font-family="Symbol" style:font-name-complex="OpenSymbol" style:font-family-complex="OpenSymbol, 'Arial Unicode MS'"/>
    </style:style>
    <style:style style:name="WW8Num25z0" style:family="text"/>
    <style:style style:name="WW8Num25z1" style:family="text">
      <style:text-properties style:font-name="OpenSymbol" fo:font-family="OpenSymbol, 'Arial Unicode MS'" style:font-name-complex="OpenSymbol" style:font-family-complex="OpenSymbol, 'Arial Unicode MS'"/>
    </style:style>
    <style:style style:name="WW8Num25z3" style:family="text">
      <style:text-properties style:font-name="Symbol1" fo:font-family="Symbol" style:font-name-complex="OpenSymbol" style:font-family-complex="OpenSymbol, 'Arial Unicode MS'"/>
    </style:style>
    <style:style style:name="WW8Num26z0" style:family="text">
      <style:text-properties style:font-name="Symbol1" fo:font-family="Symbol" style:font-name-complex="OpenSymbol" style:font-family-complex="OpenSymbol, 'Arial Unicode MS'"/>
    </style:style>
    <style:style style:name="WW8Num27z0" style:family="text">
      <style:text-properties style:font-name="Symbol1"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style style:name="WW8Num28z1" style:family="text">
      <style:text-properties style:font-name="OpenSymbol" fo:font-family="OpenSymbol, 'Arial Unicode MS'" style:font-name-complex="OpenSymbol" style:font-family-complex="OpenSymbol, 'Arial Unicode MS'"/>
    </style:style>
    <style:style style:name="WW8Num28z3" style:family="text">
      <style:text-properties style:font-name="Symbol1" fo:font-family="Symbol" style:font-name-complex="OpenSymbol" style:font-family-complex="OpenSymbol, 'Arial Unicode MS'"/>
    </style:style>
    <style:style style:name="WW8Num29z0" style:family="text">
      <style:text-properties style:font-name="Symbol1"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1" fo:font-family="Symbol" style:font-name-complex="OpenSymbol" style:font-family-complex="OpenSymbol, 'Arial Unicode M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1" fo:font-family="Symbol" style:font-name-complex="OpenSymbol" style:font-family-complex="OpenSymbol, 'Arial Unicode MS'"/>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1" fo:font-family="Symbol" style:font-name-complex="OpenSymbol" style:font-family-complex="OpenSymbol, 'Arial Unicode MS'"/>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1" fo:font-family="Symbol" style:font-name-complex="OpenSymbol" style:font-family-complex="OpenSymbol, 'Arial Unicode MS'"/>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1" fo:font-family="Symbol" style:font-name-complex="OpenSymbol" style:font-family-complex="OpenSymbol, 'Arial Unicode MS'"/>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1" fo:font-family="Symbol" style:font-name-complex="OpenSymbol" style:font-family-complex="OpenSymbol, 'Arial Unicode MS'"/>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name-complex="OpenSymbol" style:font-family-complex="OpenSymbol, 'Arial Unicode MS'"/>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name-complex="OpenSymbol" style:font-family-complex="OpenSymbol, 'Arial Unicode MS'"/>
    </style:style>
    <style:style style:name="WW8Num37z1" style:family="text">
      <style:text-properties style:font-name="OpenSymbol" fo:font-family="OpenSymbol, 'Arial Unicode MS'" style:font-name-complex="OpenSymbol" style:font-family-complex="OpenSymbol, 'Arial Unicode MS'"/>
    </style:style>
    <style:style style:name="WW8Num38z0" style:family="text">
      <style:text-properties style:font-name="Symbol1" fo:font-family="Symbol" style:font-name-complex="OpenSymbol" style:font-family-complex="OpenSymbol, 'Arial Unicode MS'"/>
    </style:style>
    <style:style style:name="WW8Num38z1" style:family="text">
      <style:text-properties style:font-name="OpenSymbol" fo:font-family="OpenSymbol, 'Arial Unicode MS'" style:font-name-complex="OpenSymbol" style:font-family-complex="OpenSymbol, 'Arial Unicode MS'"/>
    </style:style>
    <style:style style:name="WW8Num39z0" style:family="text">
      <style:text-properties style:font-name="Symbol1" fo:font-family="Symbol" style:font-name-complex="OpenSymbol" style:font-family-complex="OpenSymbol, 'Arial Unicode MS'"/>
    </style:style>
    <style:style style:name="WW8Num39z1" style:family="text">
      <style:text-properties style:font-name="OpenSymbol" fo:font-family="OpenSymbol, 'Arial Unicode MS'" style:font-name-complex="OpenSymbol" style:font-family-complex="OpenSymbol, 'Arial Unicode MS'"/>
    </style:style>
    <style:style style:name="WW8Num40z0" style:family="text">
      <style:text-properties style:use-window-font-color="true" style:font-name="Symbol1" fo:font-family="Symbol" fo:font-size="12pt" fo:language="es" fo:country="ES" style:font-size-asian="12pt" style:language-asian="zxx" style:country-asian="none" style:font-name-complex="OpenSymbol" style:font-family-complex="OpenSymbol, 'Arial Unicode MS'" style:font-size-complex="12pt" style:language-complex="ar" style:country-complex="SA"/>
    </style:style>
    <style:style style:name="WW8Num40z1" style:family="text">
      <style:text-properties style:font-name="OpenSymbol" fo:font-family="OpenSymbol, 'Arial Unicode MS'" style:font-name-complex="OpenSymbol" style:font-family-complex="OpenSymbol, 'Arial Unicode MS'"/>
    </style:style>
    <style:style style:name="WW8Num41z0" style:family="text">
      <style:text-properties style:use-window-font-color="true" style:font-name="Symbol1" fo:font-family="Symbol" fo:font-size="12pt" fo:language="es" fo:country="ES" style:font-size-asian="12pt" style:language-asian="ar" style:country-asian="SA" style:font-name-complex="OpenSymbol" style:font-family-complex="OpenSymbol, 'Arial Unicode MS'" style:font-size-complex="12pt" style:language-complex="ar" style:country-complex="SA"/>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name-complex="OpenSymbol" style:font-family-complex="OpenSymbol, 'Arial Unicode MS'"/>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name-complex="OpenSymbol" style:font-family-complex="OpenSymbol, 'Arial Unicode MS'"/>
    </style:style>
    <style:style style:name="WW8Num43z1" style:family="text">
      <style:text-properties style:font-name="OpenSymbol" fo:font-family="OpenSymbol, 'Arial Unicode MS'" style:font-name-complex="OpenSymbol" style:font-family-complex="OpenSymbol, 'Arial Unicode MS'"/>
    </style:style>
    <style:style style:name="WW8Num44z0" style:family="text">
      <style:text-properties style:font-name="Symbol1" fo:font-family="Symbol" style:font-name-complex="OpenSymbol" style:font-family-complex="OpenSymbol, 'Arial Unicode MS'"/>
    </style:style>
    <style:style style:name="WW8Num44z1" style:family="text">
      <style:text-properties style:font-name="OpenSymbol" fo:font-family="OpenSymbol, 'Arial Unicode MS'" style:font-name-complex="OpenSymbol" style:font-family-complex="OpenSymbol, 'Arial Unicode MS'"/>
    </style:style>
    <style:style style:name="WW8Num45z0" style:family="text">
      <style:text-properties style:font-name="Symbol1" fo:font-family="Symbol" style:font-name-complex="OpenSymbol" style:font-family-complex="OpenSymbol, 'Arial Unicode MS'"/>
    </style:style>
    <style:style style:name="WW8Num45z1" style:family="text">
      <style:text-properties style:font-name="OpenSymbol" fo:font-family="OpenSymbol, 'Arial Unicode MS'" style:font-name-complex="OpenSymbol" style:font-family-complex="OpenSymbol, 'Arial Unicode MS'"/>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1" style:family="text">
      <style:text-properties style:font-name="OpenSymbol" fo:font-family="OpenSymbol, 'Arial Unicode MS'" style:font-name-complex="OpenSymbol" style:font-family-complex="OpenSymbol, 'Arial Unicode MS'"/>
    </style:style>
    <style:style style:name="WW8Num21z3" style:family="text">
      <style:text-properties style:font-name="Symbol1" fo:font-family="Symbol" style:font-name-complex="OpenSymbol" style:font-family-complex="OpenSymbol, 'Arial Unicode MS'"/>
    </style:style>
    <style:style style:name="WW8Num22z2" style:family="text"/>
    <style:style style:name="WW8Num22z4" style:family="text"/>
    <style:style style:name="WW8Num22z5" style:family="text"/>
    <style:style style:name="WW8Num22z6" style:family="text"/>
    <style:style style:name="WW8Num22z7" style:family="text"/>
    <style:style style:name="WW8Num22z8" style:family="text"/>
    <style:style style:name="WW8Num24z1" style:family="text">
      <style:text-properties style:font-name="OpenSymbol" fo:font-family="OpenSymbol, 'Arial Unicode MS'" style:font-name-complex="OpenSymbol" style:font-family-complex="OpenSymbol, 'Arial Unicode MS'"/>
    </style:style>
    <style:style style:name="WW8Num24z3" style:family="text">
      <style:text-properties style:font-name="Symbol1"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3" style:family="text">
      <style:text-properties style:font-name="Symbol1" fo:font-family="Symbol" style:font-name-complex="OpenSymbol" style:font-family-complex="OpenSymbol, 'Arial Unicode MS'"/>
    </style:style>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1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1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1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1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1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1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1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OpenSymbol1"/>
      </text:list-level-style-bullet>
      <text:list-level-style-bullet text:level="2" text:style-name="WW8Num2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OpenSymbol1"/>
      </text:list-level-style-bullet>
      <text:list-level-style-bullet text:level="2" text:style-name="WW8Num2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Bullet_20_Symbols" text:bullet-char="•">
        <style:list-level-properties text:list-level-position-and-space-mode="label-alignment">
          <style:list-level-label-alignment text:label-followed-by="listtab" text:list-tab-stop-position="1.27cm" fo:text-indent="-0.499cm" fo:margin-left="1.27cm"/>
        </style:list-level-properties>
        <style:text-properties style:font-name="OpenSymbol1"/>
      </text:list-level-style-bullet>
      <text:list-level-style-number text:level="2" text:style-name="WW8Num3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Bullet_20_Symbols" text:bullet-char="•">
        <style:list-level-properties text:list-level-position-and-space-mode="label-alignment">
          <style:list-level-label-alignment text:label-followed-by="listtab" text:list-tab-stop-position="1.27cm" fo:text-indent="-0.499cm" fo:margin-left="1.27cm"/>
        </style:list-level-properties>
        <style:text-properties style:font-name="OpenSymbol1"/>
      </text:list-level-style-bullet>
      <text:list-level-style-number text:level="2" text:style-name="WW8Num3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style:text-properties style:font-name="OpenSymbol1"/>
      </text:list-level-style-bullet>
      <text:list-level-style-bullet text:level="2" text:style-name="WW8Num40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style:text-properties style:font-name="OpenSymbol1"/>
      </text:list-level-style-bullet>
      <text:list-level-style-bullet text:level="2" text:style-name="WW8Num41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Bullet_20_Symbols" text:bullet-char="•">
        <style:list-level-properties text:list-level-position-and-space-mode="label-alignment">
          <style:list-level-label-alignment text:label-followed-by="listtab" text:list-tab-stop-position="1.224cm" fo:text-indent="-0.635cm" fo:margin-left="1.224cm"/>
        </style:list-level-properties>
        <style:text-properties style:font-name="OpenSymbol1"/>
      </text:list-level-style-bullet>
      <text:list-level-style-bullet text:level="2" text:style-name="WW8Num43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43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43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WW8Num4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style:text-properties style:font-name="OpenSymbol1"/>
      </text:list-level-style-bullet>
      <text:list-level-style-bullet text:level="2" text:style-name="WW8Num45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45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45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1" style:family="table">
      <style:table-properties style:width="17.106cm" table:align="left" style:writing-mode="lr-tb"/>
    </style:style>
    <style:style style:name="Tabla11.A" style:family="table-column">
      <style:table-column-properties style:column-width="2.392cm"/>
    </style:style>
    <style:style style:name="Tabla11.B" style:family="table-column">
      <style:table-column-properties style:column-width="14.714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T4" style:family="text">
      <style:text-properties style:font-name="Arial" fo:font-size="10pt" officeooo:rsid="001fb7ba" style:font-size-asian="10pt" style:font-name-complex="Arial" style:font-size-complex="10pt"/>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left="0cm" fo:margin-right="0cm" fo:margin-bottom="2.86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11" table:style-name="Tabla11">
          <table:table-column table:style-name="Tabla11.A"/>
          <table:table-column table:style-name="Tabla11.B"/>
          <table:table-row table:style-name="Tabla11.1">
            <table:table-cell table:style-name="Tabla11.A1" office:value-type="string">
              <text:p text:style-name="MP1"><draw:frame draw:style-name="Mfr1" draw:name="Imagen1" text:anchor-type="as-char" svg:width="1.97cm" svg:height="1.653cm" draw:z-index="37"><draw:image xlink:href="Pictures/100000000000006F0000005D127B64B7CBC3129D.png" xlink:type="simple" xlink:show="embed" xlink:actuate="onLoad" loext:mime-type="image/png"/></draw:frame></text:p>
            </table:table-cell>
            <table:table-cell table:style-name="Tabla11.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6. Seguridad informática</text:span><text:span text:style-name="MT2"> - SGF</text:span></text:p>
              <text:p text:style-name="MP3"><text:span text:style-name="MT1">Curso:</text:span><text:span text:style-name="MT2">201</text:span><text:span text:style-name="MT4">7</text:span><text:span text:style-name="MT2">-1</text:span><text:span text:style-name="MT4">8</text:span></text:p>
            </table:table-cell>
          </table:table-row>
        </table:table>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0:43:19</meta:creation-date>
    <dc:date>2017-10-15T23:42:21.854578462</dc:date>
    <meta:editing-cycles>102</meta:editing-cycles>
    <meta:editing-duration>P1DT24M6S</meta:editing-duration>
    <meta:generator>LibreOffice/5.4.2.2$Linux_X86_64 LibreOffice_project/40m0$Build-2</meta:generator>
    <meta:document-statistic meta:table-count="10" meta:image-count="1" meta:object-count="0" meta:page-count="38" meta:paragraph-count="709" meta:word-count="9290" meta:character-count="59707" meta:non-whitespace-character-count="51157"/>
  </office:meta>
</office:document-meta>
</file>